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9.81mm" svg:height="112.39mm" svg:x="552.78mm" svg:y="22.58mm">
            <loext:p draw:notify-on-update-of-ranges="Hoja1.B6:Hoja1.B29 Hoja1.C4:Hoja1.C5 Hoja1.C6:Hoja1.C29 Hoja1.D4:Hoja1.D5 Hoja1.D6:Hoja1.D29 Hoja1.E4:Hoja1.E5 Hoja1.E6:Hoja1.E29 Hoja1.F4:Hoja1.F5 Hoja1.F6:Hoja1.F29 Hoja1.G4:Hoja1.G4 Hoja1.G6:Hoja1.G29 Hoja1.H4:Hoja1.H4 Hoja1.H6:Hoja1.H29 Hoja1.I4:Hoja1.I4 Hoja1.I6:Hoja1.I29 Hoja1.J4:Hoja1.J4 Hoja1.J6:Hoja1.J29 Hoja1.K4:Hoja1.K5 Hoja1.G6:Hoja1.G29 Hoja1.L4:Hoja1.L5 Hoja1.H6:Hoja1.H29 Hoja1.M4:Hoja1.M5 Hoja1.I6:Hoja1.I29 Hoja1.N4:Hoja1.N5 Hoja1.J6:Hoja1.J29 Hoja1.O4:Hoja1.O5 Hoja1.K6:Hoja1.K29 Hoja1.P4:Hoja1.P5 Hoja1.L6:Hoja1.L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6.26mm" svg:height="110.39mm" svg:x="555.38mm" svg:y="142.74mm">
            <loext:p draw:notify-on-update-of-ranges="Hoja1.B34:Hoja1.B57 Hoja1.C32:Hoja1.C33 Hoja1.C34:Hoja1.C57 Hoja1.D32:Hoja1.D33 Hoja1.D34:Hoja1.D57 Hoja1.E32:Hoja1.E33 Hoja1.E34:Hoja1.E57 Hoja1.F32:Hoja1.F33 Hoja1.F34:Hoja1.F57 Hoja1.G32:Hoja1.G32 Hoja1.G34:Hoja1.G57 Hoja1.H32:Hoja1.H32 Hoja1.H34:Hoja1.H57 Hoja1.I32:Hoja1.I32 Hoja1.I34:Hoja1.I57 Hoja1.J32:Hoja1.J32 Hoja1.J34:Hoja1.J57 Hoja1.K32:Hoja1.K33 Hoja1.G34:Hoja1.G57 Hoja1.L32:Hoja1.L33 Hoja1.H34:Hoja1.H57 Hoja1.M32:Hoja1.M33 Hoja1.I34:Hoja1.I57 Hoja1.N32:Hoja1.N33 Hoja1.J34:Hoja1.J57 Hoja1.O32:Hoja1.O33 Hoja1.K34:Hoja1.K57 Hoja1.P32:Hoja1.P33 Hoja1.L34:Hoja1.L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6.69mm" svg:height="110.64mm" svg:x="557mm" svg:y="268.69mm">
            <loext:p draw:notify-on-update-of-ranges="Hoja1.B62:Hoja1.B85 Hoja1.C60:Hoja1.C61 Hoja1.C62:Hoja1.C85 Hoja1.D60:Hoja1.D61 Hoja1.D62:Hoja1.D85 Hoja1.E60:Hoja1.E61 Hoja1.E62:Hoja1.E85 Hoja1.F60:Hoja1.F61 Hoja1.F62:Hoja1.F85 Hoja1.G60:Hoja1.G60 Hoja1.G62:Hoja1.G85 Hoja1.H60:Hoja1.H60 Hoja1.H62:Hoja1.H85 Hoja1.I60:Hoja1.I60 Hoja1.I62:Hoja1.I85 Hoja1.J60:Hoja1.J60 Hoja1.J62:Hoja1.J85 Hoja1.K60:Hoja1.K61 Hoja1.G62:Hoja1.G85 Hoja1.L60:Hoja1.L61 Hoja1.H62:Hoja1.H85 Hoja1.M60:Hoja1.M61 Hoja1.I62:Hoja1.I85 Hoja1.N60:Hoja1.N61 Hoja1.J62:Hoja1.J85 Hoja1.O60:Hoja1.O61 Hoja1.K62:Hoja1.K85 Hoja1.P60:Hoja1.P61 Hoja1.L62:Hoja1.L8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8.84mm" svg:height="111.84mm" svg:x="556.12mm" svg:y="410.4mm">
            <loext:p draw:notify-on-update-of-ranges="Hoja1.B93:Hoja1.B116 Hoja1.C91:Hoja1.C92 Hoja1.C93:Hoja1.C116 Hoja1.D91:Hoja1.D92 Hoja1.D93:Hoja1.D116 Hoja1.E91:Hoja1.E92 Hoja1.E93:Hoja1.E116 Hoja1.F91:Hoja1.F92 Hoja1.F93:Hoja1.F116 Hoja1.G91:Hoja1.G91 Hoja1.G93:Hoja1.G116 Hoja1.H91:Hoja1.H91 Hoja1.H93:Hoja1.H116 Hoja1.I91:Hoja1.I91 Hoja1.I93:Hoja1.I116 Hoja1.J91:Hoja1.J91 Hoja1.J93:Hoja1.J116 Hoja1.K91:Hoja1.K92 Hoja1.G93:Hoja1.G116 Hoja1.L91:Hoja1.L92 Hoja1.H93:Hoja1.H116 Hoja1.M91:Hoja1.M92 Hoja1.I93:Hoja1.I116 Hoja1.N91:Hoja1.N92 Hoja1.J93:Hoja1.J116 Hoja1.O91:Hoja1.O92 Hoja1.K93:Hoja1.K116 Hoja1.P91:Hoja1.P92 Hoja1.L93:Hoja1.L1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92.71mm" svg:height="120.97mm" svg:x="331.43mm" svg:y="20.81mm">
            <loext:p draw:notify-on-update-of-ranges="Hoja1.C28:Hoja1.L28 Hoja1.B29:Hoja1.B29 Hoja1.C29:Hoja1.L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94.97mm" svg:height="115.26mm" svg:x="339.13mm" svg:y="146.51mm">
            <loext:p draw:notify-on-update-of-ranges="Hoja1.C56:Hoja1.L56 Hoja1.B57:Hoja1.B57 Hoja1.C57:Hoja1.L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03.83mm" svg:height="114.65mm" svg:x="335mm" svg:y="274.76mm">
            <loext:p draw:notify-on-update-of-ranges="Hoja1.C84:Hoja1.L84 Hoja1.B85:Hoja1.B85 Hoja1.C85:Hoja1.L8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204.82mm" svg:height="115.21mm" svg:x="329.52mm" svg:y="414.76mm">
            <loext:p draw:notify-on-update-of-ranges="Hoja1.C115:Hoja1.L115 Hoja1.B116:Hoja1.B116 Hoja1.C116:Hoja1.L11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MAPE</text:p>
          </table:table-cell>
          <table:covered-table-cell table:style-name="ce2"/>
          <table:covered-table-cell table:number-columns-repeated="2" table:style-name="ce8"/>
          <table:covered-table-cell table:style-name="ce9"/>
          <table:covered-table-cell table:number-columns-repeated="2" table:style-name="ce8"/>
          <table:covered-table-cell table:style-name="ce9"/>
          <table:covered-table-cell table:number-columns-repeated="2" table:style-name="ce8"/>
          <table:covered-table-cell table:style-name="ce9"/>
          <table:covered-table-cell table:number-columns-repeated="2" table:style-name="ce8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033458574079525" calcext:value-type="float">
            <text:p>0.033458574079525</text:p>
          </table:table-cell>
          <table:table-cell office:value-type="float" office:value="0.040786483550332" calcext:value-type="float">
            <text:p>0.040786483550332</text:p>
          </table:table-cell>
          <table:table-cell office:value-type="float" office:value="0.036111328399674" calcext:value-type="float">
            <text:p>0.036111328399674</text:p>
          </table:table-cell>
          <table:table-cell office:value-type="float" office:value="0.0410054449488243" calcext:value-type="float">
            <text:p>0.041005444948824</text:p>
          </table:table-cell>
          <table:table-cell office:value-type="float" office:value="0.0345147734631409" calcext:value-type="float">
            <text:p>0.034514773463141</text:p>
          </table:table-cell>
          <table:table-cell office:value-type="float" office:value="0.0343968730100476" calcext:value-type="float">
            <text:p>0.034396873010048</text:p>
          </table:table-cell>
          <table:table-cell office:value-type="float" office:value="0.0385372615671929" calcext:value-type="float">
            <text:p>0.038537261567193</text:p>
          </table:table-cell>
          <table:table-cell office:value-type="float" office:value="0.0390860402722104" calcext:value-type="float">
            <text:p>0.039086040272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0868542096335318" calcext:value-type="float">
            <text:p>0.086854209633532</text:p>
          </table:table-cell>
          <table:table-cell office:value-type="float" office:value="0.0508575572385225" calcext:value-type="float">
            <text:p>0.050857557238523</text:p>
          </table:table-cell>
          <table:table-cell office:value-type="float" office:value="0.0677116301885198" calcext:value-type="float">
            <text:p>0.06771163018852</text:p>
          </table:table-cell>
          <table:table-cell office:value-type="float" office:value="0.0521097825364089" calcext:value-type="float">
            <text:p>0.052109782536409</text:p>
          </table:table-cell>
          <table:table-cell office:value-type="float" office:value="0.0793841814060571" calcext:value-type="float">
            <text:p>0.079384181406057</text:p>
          </table:table-cell>
          <table:table-cell office:value-type="float" office:value="0.0685496897616647" calcext:value-type="float">
            <text:p>0.068549689761665</text:p>
          </table:table-cell>
          <table:table-cell office:value-type="float" office:value="0.0554049621534632" calcext:value-type="float">
            <text:p>0.055404962153463</text:p>
          </table:table-cell>
          <table:table-cell office:value-type="float" office:value="0.0525833358973411" calcext:value-type="float">
            <text:p>0.0525833358973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0748412761751851" calcext:value-type="float">
            <text:p>0.074841276175185</text:p>
          </table:table-cell>
          <table:table-cell office:value-type="float" office:value="0.0566938863297005" calcext:value-type="float">
            <text:p>0.056693886329701</text:p>
          </table:table-cell>
          <table:table-cell office:value-type="float" office:value="0.0663057348755173" calcext:value-type="float">
            <text:p>0.066305734875517</text:p>
          </table:table-cell>
          <table:table-cell office:value-type="float" office:value="0.0591151599195561" calcext:value-type="float">
            <text:p>0.059115159919556</text:p>
          </table:table-cell>
          <table:table-cell office:value-type="float" office:value="0.0785178940620731" calcext:value-type="float">
            <text:p>0.078517894062073</text:p>
          </table:table-cell>
          <table:table-cell office:value-type="float" office:value="0.0810464575739939" calcext:value-type="float">
            <text:p>0.081046457573994</text:p>
          </table:table-cell>
          <table:table-cell office:value-type="float" office:value="0.0573702104284809" calcext:value-type="float">
            <text:p>0.057370210428481</text:p>
          </table:table-cell>
          <table:table-cell office:value-type="float" office:value="0.0548053266192724" calcext:value-type="float">
            <text:p>0.0548053266192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0.0453958605818462" calcext:value-type="float">
            <text:p>0.045395860581846</text:p>
          </table:table-cell>
          <table:table-cell office:value-type="float" office:value="0.0340687069857597" calcext:value-type="float">
            <text:p>0.03406870698576</text:p>
          </table:table-cell>
          <table:table-cell office:value-type="float" office:value="0.0479979107942229" calcext:value-type="float">
            <text:p>0.047997910794223</text:p>
          </table:table-cell>
          <table:table-cell office:value-type="float" office:value="0.0342057332428756" calcext:value-type="float">
            <text:p>0.034205733242876</text:p>
          </table:table-cell>
          <table:table-cell office:value-type="float" office:value="0.0437347869436197" calcext:value-type="float">
            <text:p>0.04373478694362</text:p>
          </table:table-cell>
          <table:table-cell office:value-type="float" office:value="0.0450338183412692" calcext:value-type="float">
            <text:p>0.045033818341269</text:p>
          </table:table-cell>
          <table:table-cell office:value-type="float" office:value="0.0342950680381027" calcext:value-type="float">
            <text:p>0.034295068038103</text:p>
          </table:table-cell>
          <table:table-cell office:value-type="float" office:value="0.035145749756707" calcext:value-type="float">
            <text:p>0.0351457497567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0529995326461892" calcext:value-type="float">
            <text:p>0.052999532646189</text:p>
          </table:table-cell>
          <table:table-cell office:value-type="float" office:value="0.0526596638052851" calcext:value-type="float">
            <text:p>0.052659663805285</text:p>
          </table:table-cell>
          <table:table-cell office:value-type="float" office:value="0.0505137321153009" calcext:value-type="float">
            <text:p>0.050513732115301</text:p>
          </table:table-cell>
          <table:table-cell office:value-type="float" office:value="0.0582011224480965" calcext:value-type="float">
            <text:p>0.058201122448097</text:p>
          </table:table-cell>
          <table:table-cell office:value-type="float" office:value="0.0507518382540143" calcext:value-type="float">
            <text:p>0.050751838254014</text:p>
          </table:table-cell>
          <table:table-cell office:value-type="float" office:value="0.0563931049572076" calcext:value-type="float">
            <text:p>0.056393104957208</text:p>
          </table:table-cell>
          <table:table-cell office:value-type="float" office:value="0.056624865915222" calcext:value-type="float">
            <text:p>0.056624865915222</text:p>
          </table:table-cell>
          <table:table-cell office:value-type="float" office:value="0.0508879124449801" calcext:value-type="float">
            <text:p>0.050887912444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0141111364795257" calcext:value-type="float">
            <text:p>0.014111136479526</text:p>
          </table:table-cell>
          <table:table-cell office:value-type="float" office:value="0.0160171933929946" calcext:value-type="float">
            <text:p>0.016017193392995</text:p>
          </table:table-cell>
          <table:table-cell office:value-type="float" office:value="0.0120645946112783" calcext:value-type="float">
            <text:p>0.012064594611278</text:p>
          </table:table-cell>
          <table:table-cell office:value-type="float" office:value="0.0171086259291734" calcext:value-type="float">
            <text:p>0.017108625929173</text:p>
          </table:table-cell>
          <table:table-cell office:value-type="float" office:value="0.0129948231701461" calcext:value-type="float">
            <text:p>0.012994823170146</text:p>
          </table:table-cell>
          <table:table-cell office:value-type="float" office:value="0.0128759061843689" calcext:value-type="float">
            <text:p>0.012875906184369</text:p>
          </table:table-cell>
          <table:table-cell office:value-type="float" office:value="0.0181946150601477" calcext:value-type="float">
            <text:p>0.018194615060148</text:p>
          </table:table-cell>
          <table:table-cell office:value-type="float" office:value="0.0215745298209647" calcext:value-type="float">
            <text:p>0.0215745298209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0680879471619201" calcext:value-type="float">
            <text:p>0.06808794716192</text:p>
          </table:table-cell>
          <table:table-cell office:value-type="float" office:value="0.0583286049166726" calcext:value-type="float">
            <text:p>0.058328604916673</text:p>
          </table:table-cell>
          <table:table-cell office:value-type="float" office:value="0.0618388927157623" calcext:value-type="float">
            <text:p>0.061838892715762</text:p>
          </table:table-cell>
          <table:table-cell office:value-type="float" office:value="0.0607017183063989" calcext:value-type="float">
            <text:p>0.060701718306399</text:p>
          </table:table-cell>
          <table:table-cell office:value-type="float" office:value="0.0581079156724642" calcext:value-type="float">
            <text:p>0.058107915672464</text:p>
          </table:table-cell>
          <table:table-cell office:value-type="float" office:value="0.0554831866225993" calcext:value-type="float">
            <text:p>0.055483186622599</text:p>
          </table:table-cell>
          <table:table-cell office:value-type="float" office:value="0.0523018830624308" calcext:value-type="float">
            <text:p>0.052301883062431</text:p>
          </table:table-cell>
          <table:table-cell office:value-type="float" office:value="0.0534502722785817" calcext:value-type="float">
            <text:p>0.0534502722785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076228130556903" calcext:value-type="float">
            <text:p>0.076228130556903</text:p>
          </table:table-cell>
          <table:table-cell office:value-type="float" office:value="0.0519474144070841" calcext:value-type="float">
            <text:p>0.051947414407084</text:p>
          </table:table-cell>
          <table:table-cell office:value-type="float" office:value="0.0774548251854732" calcext:value-type="float">
            <text:p>0.077454825185473</text:p>
          </table:table-cell>
          <table:table-cell office:value-type="float" office:value="0.0594389700176193" calcext:value-type="float">
            <text:p>0.059438970017619</text:p>
          </table:table-cell>
          <table:table-cell office:value-type="float" office:value="0.0804479234356742" calcext:value-type="float">
            <text:p>0.080447923435674</text:p>
          </table:table-cell>
          <table:table-cell office:value-type="float" office:value="0.0776536330186566" calcext:value-type="float">
            <text:p>0.077653633018657</text:p>
          </table:table-cell>
          <table:table-cell office:value-type="float" office:value="0.0580788789416378" calcext:value-type="float">
            <text:p>0.058078878941638</text:p>
          </table:table-cell>
          <table:table-cell office:value-type="float" office:value="0.0548977745059641" calcext:value-type="float">
            <text:p>0.05489777450596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0234529364711878" calcext:value-type="float">
            <text:p>0.023452936471188</text:p>
          </table:table-cell>
          <table:table-cell office:value-type="float" office:value="0.0172740337381759" calcext:value-type="float">
            <text:p>0.017274033738176</text:p>
          </table:table-cell>
          <table:table-cell office:value-type="float" office:value="0.0216450334907794" calcext:value-type="float">
            <text:p>0.021645033490779</text:p>
          </table:table-cell>
          <table:table-cell office:value-type="float" office:value="0.0202174117455315" calcext:value-type="float">
            <text:p>0.020217411745532</text:p>
          </table:table-cell>
          <table:table-cell office:value-type="float" office:value="0.0232287283414125" calcext:value-type="float">
            <text:p>0.023228728341413</text:p>
          </table:table-cell>
          <table:table-cell office:value-type="float" office:value="0.0230224219013548" calcext:value-type="float">
            <text:p>0.023022421901355</text:p>
          </table:table-cell>
          <table:table-cell office:value-type="float" office:value="0.0174014500222847" calcext:value-type="float">
            <text:p>0.017401450022285</text:p>
          </table:table-cell>
          <table:table-cell office:value-type="float" office:value="0.0170534529622398" calcext:value-type="float">
            <text:p>0.01705345296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0720262997653287" calcext:value-type="float">
            <text:p>0.072026299765329</text:p>
          </table:table-cell>
          <table:table-cell office:value-type="float" office:value="0.0547971395838858" calcext:value-type="float">
            <text:p>0.054797139583886</text:p>
          </table:table-cell>
          <table:table-cell office:value-type="float" office:value="0.0776982873882436" calcext:value-type="float">
            <text:p>0.077698287388244</text:p>
          </table:table-cell>
          <table:table-cell office:value-type="float" office:value="0.0588906712370993" calcext:value-type="float">
            <text:p>0.058890671237099</text:p>
          </table:table-cell>
          <table:table-cell office:value-type="float" office:value="0.0803531950807049" calcext:value-type="float">
            <text:p>0.080353195080705</text:p>
          </table:table-cell>
          <table:table-cell office:value-type="float" office:value="0.0938035135332344" calcext:value-type="float">
            <text:p>0.093803513533234</text:p>
          </table:table-cell>
          <table:table-cell office:value-type="float" office:value="0.0497701838009245" calcext:value-type="float">
            <text:p>0.049770183800925</text:p>
          </table:table-cell>
          <table:table-cell office:value-type="float" office:value="0.0548855494193998" calcext:value-type="float">
            <text:p>0.05488554941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0588837445980447" calcext:value-type="float">
            <text:p>0.058883744598045</text:p>
          </table:table-cell>
          <table:table-cell office:value-type="float" office:value="0.0643661048387739" calcext:value-type="float">
            <text:p>0.064366104838774</text:p>
          </table:table-cell>
          <table:table-cell office:value-type="float" office:value="0.0625114047955749" calcext:value-type="float">
            <text:p>0.062511404795575</text:p>
          </table:table-cell>
          <table:table-cell office:value-type="float" office:value="0.0619673383691327" calcext:value-type="float">
            <text:p>0.061967338369133</text:p>
          </table:table-cell>
          <table:table-cell office:value-type="float" office:value="0.0585596673910164" calcext:value-type="float">
            <text:p>0.058559667391016</text:p>
          </table:table-cell>
          <table:table-cell office:value-type="float" office:value="0.0608992425670592" calcext:value-type="float">
            <text:p>0.060899242567059</text:p>
          </table:table-cell>
          <table:table-cell office:value-type="float" office:value="0.0596409186337923" calcext:value-type="float">
            <text:p>0.059640918633792</text:p>
          </table:table-cell>
          <table:table-cell office:value-type="float" office:value="0.0611413539679959" calcext:value-type="float">
            <text:p>0.0611413539679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0707057704881641" calcext:value-type="float">
            <text:p>0.070705770488164</text:p>
          </table:table-cell>
          <table:table-cell office:value-type="float" office:value="0.0549318469230356" calcext:value-type="float">
            <text:p>0.054931846923036</text:p>
          </table:table-cell>
          <table:table-cell office:value-type="float" office:value="0.0667696556244741" calcext:value-type="float">
            <text:p>0.066769655624474</text:p>
          </table:table-cell>
          <table:table-cell office:value-type="float" office:value="0.0500530842609437" calcext:value-type="float">
            <text:p>0.050053084260944</text:p>
          </table:table-cell>
          <table:table-cell office:value-type="float" office:value="0.069296436095958" calcext:value-type="float">
            <text:p>0.069296436095958</text:p>
          </table:table-cell>
          <table:table-cell office:value-type="float" office:value="0.0706177440230918" calcext:value-type="float">
            <text:p>0.070617744023092</text:p>
          </table:table-cell>
          <table:table-cell office:value-type="float" office:value="0.0455414020819575" calcext:value-type="float">
            <text:p>0.045541402081958</text:p>
          </table:table-cell>
          <table:table-cell office:value-type="float" office:value="0.0481474708705507" calcext:value-type="float">
            <text:p>0.04814747087055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0466876010624859" calcext:value-type="float">
            <text:p>0.046687601062486</text:p>
          </table:table-cell>
          <table:table-cell office:value-type="float" office:value="0.0385299584999372" calcext:value-type="float">
            <text:p>0.038529958499937</text:p>
          </table:table-cell>
          <table:table-cell office:value-type="float" office:value="0.0453656222260995" calcext:value-type="float">
            <text:p>0.0453656222261</text:p>
          </table:table-cell>
          <table:table-cell office:value-type="float" office:value="0.0413565882362707" calcext:value-type="float">
            <text:p>0.041356588236271</text:p>
          </table:table-cell>
          <table:table-cell office:value-type="float" office:value="0.0453254975552118" calcext:value-type="float">
            <text:p>0.045325497555212</text:p>
          </table:table-cell>
          <table:table-cell office:value-type="float" office:value="0.0441769101537165" calcext:value-type="float">
            <text:p>0.044176910153717</text:p>
          </table:table-cell>
          <table:table-cell office:value-type="float" office:value="0.0450787501069638" calcext:value-type="float">
            <text:p>0.045078750106964</text:p>
          </table:table-cell>
          <table:table-cell office:value-type="float" office:value="0.0456688433662234" calcext:value-type="float">
            <text:p>0.0456688433662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0158131495081014" calcext:value-type="float">
            <text:p>0.015813149508101</text:p>
          </table:table-cell>
          <table:table-cell office:value-type="float" office:value="0.0196029275315544" calcext:value-type="float">
            <text:p>0.019602927531554</text:p>
          </table:table-cell>
          <table:table-cell office:value-type="float" office:value="0.0158488061576353" calcext:value-type="float">
            <text:p>0.015848806157635</text:p>
          </table:table-cell>
          <table:table-cell office:value-type="float" office:value="0.0219794279443109" calcext:value-type="float">
            <text:p>0.021979427944311</text:p>
          </table:table-cell>
          <table:table-cell office:value-type="float" office:value="0.0163191504046766" calcext:value-type="float">
            <text:p>0.016319150404677</text:p>
          </table:table-cell>
          <table:table-cell office:value-type="float" office:value="0.0197467046962901" calcext:value-type="float">
            <text:p>0.01974670469629</text:p>
          </table:table-cell>
          <table:table-cell office:value-type="float" office:value="0.0176649795661951" calcext:value-type="float">
            <text:p>0.017664979566195</text:p>
          </table:table-cell>
          <table:table-cell office:value-type="float" office:value="0.0140151198907248" calcext:value-type="float">
            <text:p>0.0140151198907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0589761204293195" calcext:value-type="float">
            <text:p>0.05897612042932</text:p>
          </table:table-cell>
          <table:table-cell office:value-type="float" office:value="0.0770507004782403" calcext:value-type="float">
            <text:p>0.07705070047824</text:p>
          </table:table-cell>
          <table:table-cell office:value-type="float" office:value="0.0548407960882321" calcext:value-type="float">
            <text:p>0.054840796088232</text:p>
          </table:table-cell>
          <table:table-cell office:value-type="float" office:value="0.0799666883297571" calcext:value-type="float">
            <text:p>0.079966688329757</text:p>
          </table:table-cell>
          <table:table-cell office:value-type="float" office:value="0.0523894895577496" calcext:value-type="float">
            <text:p>0.05238948955775</text:p>
          </table:table-cell>
          <table:table-cell office:value-type="float" office:value="0.0591874520009701" calcext:value-type="float">
            <text:p>0.05918745200097</text:p>
          </table:table-cell>
          <table:table-cell office:value-type="float" office:value="0.0720196953354151" calcext:value-type="float">
            <text:p>0.072019695335415</text:p>
          </table:table-cell>
          <table:table-cell office:value-type="float" office:value="0.067473028458293" calcext:value-type="float">
            <text:p>0.0674730284582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0170362918831084" calcext:value-type="float">
            <text:p>0.017036291883108</text:p>
          </table:table-cell>
          <table:table-cell office:value-type="float" office:value="0.018604346951008" calcext:value-type="float">
            <text:p>0.018604346951008</text:p>
          </table:table-cell>
          <table:table-cell office:value-type="float" office:value="0.0196373628143854" calcext:value-type="float">
            <text:p>0.019637362814385</text:p>
          </table:table-cell>
          <table:table-cell office:value-type="float" office:value="0.020239784446434" calcext:value-type="float">
            <text:p>0.020239784446434</text:p>
          </table:table-cell>
          <table:table-cell office:value-type="float" office:value="0.0188322793806675" calcext:value-type="float">
            <text:p>0.018832279380668</text:p>
          </table:table-cell>
          <table:table-cell office:value-type="float" office:value="0.0192957604427222" calcext:value-type="float">
            <text:p>0.019295760442722</text:p>
          </table:table-cell>
          <table:table-cell office:value-type="float" office:value="0.0238136990345311" calcext:value-type="float">
            <text:p>0.023813699034531</text:p>
          </table:table-cell>
          <table:table-cell office:value-type="float" office:value="0.0234389005804854" calcext:value-type="float">
            <text:p>0.0234389005804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0227940421625252" calcext:value-type="float">
            <text:p>0.022794042162525</text:p>
          </table:table-cell>
          <table:table-cell office:value-type="float" office:value="0.033539897868575" calcext:value-type="float">
            <text:p>0.033539897868575</text:p>
          </table:table-cell>
          <table:table-cell office:value-type="float" office:value="0.0238755873832846" calcext:value-type="float">
            <text:p>0.023875587383285</text:p>
          </table:table-cell>
          <table:table-cell office:value-type="float" office:value="0.0302101616527067" calcext:value-type="float">
            <text:p>0.030210161652707</text:p>
          </table:table-cell>
          <table:table-cell office:value-type="float" office:value="0.0230775934236471" calcext:value-type="float">
            <text:p>0.023077593423647</text:p>
          </table:table-cell>
          <table:table-cell office:value-type="float" office:value="0.0229037462267638" calcext:value-type="float">
            <text:p>0.022903746226764</text:p>
          </table:table-cell>
          <table:table-cell office:value-type="float" office:value="0.0273717983804678" calcext:value-type="float">
            <text:p>0.027371798380468</text:p>
          </table:table-cell>
          <table:table-cell office:value-type="float" office:value="0.0291659771214785" calcext:value-type="float">
            <text:p>0.0291659771214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0145482766018159" calcext:value-type="float">
            <text:p>0.014548276601816</text:p>
          </table:table-cell>
          <table:table-cell office:value-type="float" office:value="0.0156781028812287" calcext:value-type="float">
            <text:p>0.015678102881229</text:p>
          </table:table-cell>
          <table:table-cell office:value-type="float" office:value="0.0150192849653299" calcext:value-type="float">
            <text:p>0.01501928496533</text:p>
          </table:table-cell>
          <table:table-cell office:value-type="float" office:value="0.0122057378276317" calcext:value-type="float">
            <text:p>0.012205737827632</text:p>
          </table:table-cell>
          <table:table-cell office:value-type="float" office:value="0.0126756351778535" calcext:value-type="float">
            <text:p>0.012675635177854</text:p>
          </table:table-cell>
          <table:table-cell office:value-type="float" office:value="0.0162679233659302" calcext:value-type="float">
            <text:p>0.01626792336593</text:p>
          </table:table-cell>
          <table:table-cell office:value-type="float" office:value="0.0125812839594192" calcext:value-type="float">
            <text:p>0.012581283959419</text:p>
          </table:table-cell>
          <table:table-cell office:value-type="float" office:value="0.0124749251902679" calcext:value-type="float">
            <text:p>0.0124749251902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0155077587324232" calcext:value-type="float">
            <text:p>0.015507758732423</text:p>
          </table:table-cell>
          <table:table-cell office:value-type="float" office:value="0.0153590205678576" calcext:value-type="float">
            <text:p>0.015359020567858</text:p>
          </table:table-cell>
          <table:table-cell office:value-type="float" office:value="0.0175101928359918" calcext:value-type="float">
            <text:p>0.017510192835992</text:p>
          </table:table-cell>
          <table:table-cell office:value-type="float" office:value="0.0136547319668695" calcext:value-type="float">
            <text:p>0.01365473196687</text:p>
          </table:table-cell>
          <table:table-cell office:value-type="float" office:value="0.0191980817311996" calcext:value-type="float">
            <text:p>0.0191980817312</text:p>
          </table:table-cell>
          <table:table-cell office:value-type="float" office:value="0.018454223286894" calcext:value-type="float">
            <text:p>0.018454223286894</text:p>
          </table:table-cell>
          <table:table-cell office:value-type="float" office:value="0.0214566909898169" calcext:value-type="float">
            <text:p>0.021456690989817</text:p>
          </table:table-cell>
          <table:table-cell office:value-type="float" office:value="0.0166214583152452" calcext:value-type="float">
            <text:p>0.0166214583152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0181921341603294" calcext:value-type="float">
            <text:p>0.018192134160329</text:p>
          </table:table-cell>
          <table:table-cell office:value-type="float" office:value="0.0175478947116814" calcext:value-type="float">
            <text:p>0.017547894711681</text:p>
          </table:table-cell>
          <table:table-cell office:value-type="float" office:value="0.018851565115748" calcext:value-type="float">
            <text:p>0.018851565115748</text:p>
          </table:table-cell>
          <table:table-cell office:value-type="float" office:value="0.0148188042161764" calcext:value-type="float">
            <text:p>0.014818804216176</text:p>
          </table:table-cell>
          <table:table-cell office:value-type="float" office:value="0.0166279123158958" calcext:value-type="float">
            <text:p>0.016627912315896</text:p>
          </table:table-cell>
          <table:table-cell office:value-type="float" office:value="0.0186045970066947" calcext:value-type="float">
            <text:p>0.018604597006695</text:p>
          </table:table-cell>
          <table:table-cell office:value-type="float" office:value="0.0171177855946675" calcext:value-type="float">
            <text:p>0.017117785594668</text:p>
          </table:table-cell>
          <table:table-cell office:value-type="float" office:value="0.014438422030287" calcext:value-type="float">
            <text:p>0.0144384220302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0530451348261939" calcext:value-type="float">
            <text:p>0.053045134826194</text:p>
          </table:table-cell>
          <table:table-cell office:value-type="float" office:value="0.0498867921223908" calcext:value-type="float">
            <text:p>0.049886792122391</text:p>
          </table:table-cell>
          <table:table-cell office:value-type="float" office:value="0.0596185292098097" calcext:value-type="float">
            <text:p>0.05961852920981</text:p>
          </table:table-cell>
          <table:table-cell office:value-type="float" office:value="0.0625601178910766" calcext:value-type="float">
            <text:p>0.062560117891077</text:p>
          </table:table-cell>
          <table:table-cell office:value-type="float" office:value="0.0547273514866932" calcext:value-type="float">
            <text:p>0.054727351486693</text:p>
          </table:table-cell>
          <table:table-cell office:value-type="float" office:value="0.0548553473717929" calcext:value-type="float">
            <text:p>0.054855347371793</text:p>
          </table:table-cell>
          <table:table-cell office:value-type="float" office:value="0.0573488419670834" calcext:value-type="float">
            <text:p>0.057348841967083</text:p>
          </table:table-cell>
          <table:table-cell office:value-type="float" office:value="0.0527566774057283" calcext:value-type="float">
            <text:p>0.0527566774057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0188632878567808" calcext:value-type="float">
            <text:p>0.018863287856781</text:p>
          </table:table-cell>
          <table:table-cell office:value-type="float" office:value="0.0217878539607967" calcext:value-type="float">
            <text:p>0.021787853960797</text:p>
          </table:table-cell>
          <table:table-cell office:value-type="float" office:value="0.020542401875612" calcext:value-type="float">
            <text:p>0.020542401875612</text:p>
          </table:table-cell>
          <table:table-cell office:value-type="float" office:value="0.0181234088412477" calcext:value-type="float">
            <text:p>0.018123408841248</text:p>
          </table:table-cell>
          <table:table-cell office:value-type="float" office:value="0.0196088319922295" calcext:value-type="float">
            <text:p>0.01960883199223</text:p>
          </table:table-cell>
          <table:table-cell office:value-type="float" office:value="0.0220458418381547" calcext:value-type="float">
            <text:p>0.022045841838155</text:p>
          </table:table-cell>
          <table:table-cell office:value-type="float" office:value="0.0177406553831292" calcext:value-type="float">
            <text:p>0.017740655383129</text:p>
          </table:table-cell>
          <table:table-cell office:value-type="float" office:value="0.0190982256412218" calcext:value-type="float">
            <text:p>0.01909822564122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6:.C27])" office:value-type="float" office:value="0.0435686007209289" calcext:value-type="float">
            <text:p>0.043568600720929</text:p>
          </table:table-cell>
          <table:table-cell table:style-name="ce2" table:formula="of:=AVERAGE([.D6:.D27])" office:value-type="float" office:value="0.0391052786947042" calcext:value-type="float">
            <text:p>0.039105278694704</text:p>
          </table:table-cell>
          <table:table-cell table:style-name="ce2" table:formula="of:=AVERAGE([.E6:.E27])" office:value-type="float" office:value="0.0427151444934977" calcext:value-type="float">
            <text:p>0.042715144493498</text:p>
          </table:table-cell>
          <table:table-cell table:style-name="ce2" table:formula="of:=AVERAGE([.F6:.F27])" office:value-type="float" office:value="0.040369568832461" calcext:value-type="float">
            <text:p>0.040369568832461</text:p>
          </table:table-cell>
          <table:table-cell table:style-name="ce2" table:formula="of:=AVERAGE([.G6:.G27])" office:value-type="float" office:value="0.0431215448337321" calcext:value-type="float">
            <text:p>0.043121544833732</text:p>
          </table:table-cell>
          <table:table-cell table:style-name="ce2" table:formula="of:=AVERAGE([.H6:.H27])" office:value-type="float" office:value="0.044332458994749" calcext:value-type="float">
            <text:p>0.044332458994749</text:p>
          </table:table-cell>
          <table:table-cell table:style-name="ce2" table:formula="of:=AVERAGE([.I6:.I27])" office:value-type="float" office:value="0.038879812728333" calcext:value-type="float">
            <text:p>0.038879812728333</text:p>
          </table:table-cell>
          <table:table-cell table:style-name="ce2" table:formula="of:=AVERAGE([.J6:.J27])" office:value-type="float" office:value="0.0381277430370983" calcext:value-type="float">
            <text:p>0.038127743037098</text:p>
          </table:table-cell>
          <table:table-cell table:style-name="ce2" table:number-columns-repeated="2"/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uTheils</text:p>
          </table:table-cell>
          <table:covered-table-cell table:style-name="ce1"/>
          <table:covered-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224099911186856" calcext:value-type="float">
            <text:p>0.224099911186856</text:p>
          </table:table-cell>
          <table:table-cell office:value-type="float" office:value="0.216734710447286" calcext:value-type="float">
            <text:p>0.216734710447286</text:p>
          </table:table-cell>
          <table:table-cell office:value-type="float" office:value="0.233266408973819" calcext:value-type="float">
            <text:p>0.233266408973819</text:p>
          </table:table-cell>
          <table:table-cell office:value-type="float" office:value="0.210909198926548" calcext:value-type="float">
            <text:p>0.210909198926548</text:p>
          </table:table-cell>
          <table:table-cell office:value-type="float" office:value="0.239281983305135" calcext:value-type="float">
            <text:p>0.239281983305135</text:p>
          </table:table-cell>
          <table:table-cell office:value-type="float" office:value="0.230500534555084" calcext:value-type="float">
            <text:p>0.230500534555084</text:p>
          </table:table-cell>
          <table:table-cell office:value-type="float" office:value="0.205493340073324" calcext:value-type="float">
            <text:p>0.205493340073324</text:p>
          </table:table-cell>
          <table:table-cell office:value-type="float" office:value="0.20839406832594" calcext:value-type="float">
            <text:p>0.208394068325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282472257112758" calcext:value-type="float">
            <text:p>0.282472257112758</text:p>
          </table:table-cell>
          <table:table-cell office:value-type="float" office:value="0.264147298975957" calcext:value-type="float">
            <text:p>0.264147298975957</text:p>
          </table:table-cell>
          <table:table-cell office:value-type="float" office:value="0.268045005428222" calcext:value-type="float">
            <text:p>0.268045005428222</text:p>
          </table:table-cell>
          <table:table-cell office:value-type="float" office:value="0.268430162207718" calcext:value-type="float">
            <text:p>0.268430162207718</text:p>
          </table:table-cell>
          <table:table-cell office:value-type="float" office:value="0.280802307374175" calcext:value-type="float">
            <text:p>0.280802307374175</text:p>
          </table:table-cell>
          <table:table-cell office:value-type="float" office:value="0.27727062400168" calcext:value-type="float">
            <text:p>0.27727062400168</text:p>
          </table:table-cell>
          <table:table-cell office:value-type="float" office:value="0.268891352433875" calcext:value-type="float">
            <text:p>0.268891352433875</text:p>
          </table:table-cell>
          <table:table-cell office:value-type="float" office:value="0.264001688415787" calcext:value-type="float">
            <text:p>0.2640016884157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239248493188672" calcext:value-type="float">
            <text:p>0.239248493188672</text:p>
          </table:table-cell>
          <table:table-cell office:value-type="float" office:value="0.246924504742298" calcext:value-type="float">
            <text:p>0.246924504742298</text:p>
          </table:table-cell>
          <table:table-cell office:value-type="float" office:value="0.231389070935114" calcext:value-type="float">
            <text:p>0.231389070935114</text:p>
          </table:table-cell>
          <table:table-cell office:value-type="float" office:value="0.260535366757776" calcext:value-type="float">
            <text:p>0.260535366757776</text:p>
          </table:table-cell>
          <table:table-cell office:value-type="float" office:value="0.234540782610584" calcext:value-type="float">
            <text:p>0.234540782610584</text:p>
          </table:table-cell>
          <table:table-cell office:value-type="float" office:value="0.233954305122316" calcext:value-type="float">
            <text:p>0.233954305122316</text:p>
          </table:table-cell>
          <table:table-cell office:value-type="float" office:value="0.247000233205951" calcext:value-type="float">
            <text:p>0.247000233205951</text:p>
          </table:table-cell>
          <table:table-cell office:value-type="float" office:value="0.24917085199037" calcext:value-type="float">
            <text:p>0.249170851990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0.284328249558754" calcext:value-type="float">
            <text:p>0.284328249558754</text:p>
          </table:table-cell>
          <table:table-cell office:value-type="float" office:value="0.305790185347411" calcext:value-type="float">
            <text:p>0.305790185347411</text:p>
          </table:table-cell>
          <table:table-cell office:value-type="float" office:value="0.287393766455991" calcext:value-type="float">
            <text:p>0.287393766455991</text:p>
          </table:table-cell>
          <table:table-cell office:value-type="float" office:value="0.274882311872324" calcext:value-type="float">
            <text:p>0.274882311872324</text:p>
          </table:table-cell>
          <table:table-cell office:value-type="float" office:value="0.305412150537065" calcext:value-type="float">
            <text:p>0.305412150537065</text:p>
          </table:table-cell>
          <table:table-cell office:value-type="float" office:value="0.258419274472692" calcext:value-type="float">
            <text:p>0.258419274472692</text:p>
          </table:table-cell>
          <table:table-cell office:value-type="float" office:value="0.279636411094537" calcext:value-type="float">
            <text:p>0.279636411094537</text:p>
          </table:table-cell>
          <table:table-cell office:value-type="float" office:value="0.292417651851174" calcext:value-type="float">
            <text:p>0.2924176518511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21953962885357" calcext:value-type="float">
            <text:p>0.21953962885357</text:p>
          </table:table-cell>
          <table:table-cell office:value-type="float" office:value="0.264412024806183" calcext:value-type="float">
            <text:p>0.264412024806183</text:p>
          </table:table-cell>
          <table:table-cell office:value-type="float" office:value="0.219766186531426" calcext:value-type="float">
            <text:p>0.219766186531426</text:p>
          </table:table-cell>
          <table:table-cell office:value-type="float" office:value="0.236483749696014" calcext:value-type="float">
            <text:p>0.236483749696014</text:p>
          </table:table-cell>
          <table:table-cell office:value-type="float" office:value="0.211616746101777" calcext:value-type="float">
            <text:p>0.211616746101777</text:p>
          </table:table-cell>
          <table:table-cell office:value-type="float" office:value="0.220618505244957" calcext:value-type="float">
            <text:p>0.220618505244957</text:p>
          </table:table-cell>
          <table:table-cell office:value-type="float" office:value="0.244652662385592" calcext:value-type="float">
            <text:p>0.244652662385592</text:p>
          </table:table-cell>
          <table:table-cell office:value-type="float" office:value="0.243689515461021" calcext:value-type="float">
            <text:p>0.2436895154610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0618376471971662" calcext:value-type="float">
            <text:p>0.061837647197166</text:p>
          </table:table-cell>
          <table:table-cell office:value-type="float" office:value="0.0612104705203215" calcext:value-type="float">
            <text:p>0.061210470520322</text:p>
          </table:table-cell>
          <table:table-cell office:value-type="float" office:value="0.0441571305839127" calcext:value-type="float">
            <text:p>0.044157130583913</text:p>
          </table:table-cell>
          <table:table-cell office:value-type="float" office:value="0.0692781929181587" calcext:value-type="float">
            <text:p>0.069278192918159</text:p>
          </table:table-cell>
          <table:table-cell office:value-type="float" office:value="0.0620485393711982" calcext:value-type="float">
            <text:p>0.062048539371198</text:p>
          </table:table-cell>
          <table:table-cell office:value-type="float" office:value="0.0547624545535283" calcext:value-type="float">
            <text:p>0.054762454553528</text:p>
          </table:table-cell>
          <table:table-cell office:value-type="float" office:value="0.077275408750036" calcext:value-type="float">
            <text:p>0.077275408750036</text:p>
          </table:table-cell>
          <table:table-cell office:value-type="float" office:value="0.0976056148596077" calcext:value-type="float">
            <text:p>0.0976056148596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225446222628703" calcext:value-type="float">
            <text:p>0.225446222628703</text:p>
          </table:table-cell>
          <table:table-cell office:value-type="float" office:value="0.268322462820694" calcext:value-type="float">
            <text:p>0.268322462820694</text:p>
          </table:table-cell>
          <table:table-cell office:value-type="float" office:value="0.224935639875868" calcext:value-type="float">
            <text:p>0.224935639875868</text:p>
          </table:table-cell>
          <table:table-cell office:value-type="float" office:value="0.265111175037301" calcext:value-type="float">
            <text:p>0.265111175037301</text:p>
          </table:table-cell>
          <table:table-cell office:value-type="float" office:value="0.225914431754941" calcext:value-type="float">
            <text:p>0.225914431754941</text:p>
          </table:table-cell>
          <table:table-cell office:value-type="float" office:value="0.220790994417868" calcext:value-type="float">
            <text:p>0.220790994417868</text:p>
          </table:table-cell>
          <table:table-cell office:value-type="float" office:value="0.271821185537342" calcext:value-type="float">
            <text:p>0.271821185537342</text:p>
          </table:table-cell>
          <table:table-cell office:value-type="float" office:value="0.2588050095854" calcext:value-type="float">
            <text:p>0.25880500958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250928703093608" calcext:value-type="float">
            <text:p>0.250928703093608</text:p>
          </table:table-cell>
          <table:table-cell office:value-type="float" office:value="0.245983867173297" calcext:value-type="float">
            <text:p>0.245983867173297</text:p>
          </table:table-cell>
          <table:table-cell office:value-type="float" office:value="0.248863481609821" calcext:value-type="float">
            <text:p>0.248863481609821</text:p>
          </table:table-cell>
          <table:table-cell office:value-type="float" office:value="0.253736372557098" calcext:value-type="float">
            <text:p>0.253736372557098</text:p>
          </table:table-cell>
          <table:table-cell office:value-type="float" office:value="0.247311107764432" calcext:value-type="float">
            <text:p>0.247311107764432</text:p>
          </table:table-cell>
          <table:table-cell office:value-type="float" office:value="0.247851984066306" calcext:value-type="float">
            <text:p>0.247851984066306</text:p>
          </table:table-cell>
          <table:table-cell office:value-type="float" office:value="0.255859474233848" calcext:value-type="float">
            <text:p>0.255859474233848</text:p>
          </table:table-cell>
          <table:table-cell office:value-type="float" office:value="0.257892523964957" calcext:value-type="float">
            <text:p>0.2578925239649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0698173952279321" calcext:value-type="float">
            <text:p>0.069817395227932</text:p>
          </table:table-cell>
          <table:table-cell office:value-type="float" office:value="0.0539182743029459" calcext:value-type="float">
            <text:p>0.053918274302946</text:p>
          </table:table-cell>
          <table:table-cell office:value-type="float" office:value="0.0525158301440427" calcext:value-type="float">
            <text:p>0.052515830144043</text:p>
          </table:table-cell>
          <table:table-cell office:value-type="float" office:value="0.0743379033499836" calcext:value-type="float">
            <text:p>0.074337903349984</text:p>
          </table:table-cell>
          <table:table-cell office:value-type="float" office:value="0.0564497748385593" calcext:value-type="float">
            <text:p>0.056449774838559</text:p>
          </table:table-cell>
          <table:table-cell office:value-type="float" office:value="0.0568731669201805" calcext:value-type="float">
            <text:p>0.056873166920181</text:p>
          </table:table-cell>
          <table:table-cell office:value-type="float" office:value="0.057788531794684" calcext:value-type="float">
            <text:p>0.057788531794684</text:p>
          </table:table-cell>
          <table:table-cell office:value-type="float" office:value="0.0555212496428377" calcext:value-type="float">
            <text:p>0.0555212496428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244001527892575" calcext:value-type="float">
            <text:p>0.244001527892575</text:p>
          </table:table-cell>
          <table:table-cell office:value-type="float" office:value="0.241040272802762" calcext:value-type="float">
            <text:p>0.241040272802762</text:p>
          </table:table-cell>
          <table:table-cell office:value-type="float" office:value="0.250411034886391" calcext:value-type="float">
            <text:p>0.250411034886391</text:p>
          </table:table-cell>
          <table:table-cell office:value-type="float" office:value="0.241199639804419" calcext:value-type="float">
            <text:p>0.241199639804419</text:p>
          </table:table-cell>
          <table:table-cell office:value-type="float" office:value="0.247120780821755" calcext:value-type="float">
            <text:p>0.247120780821755</text:p>
          </table:table-cell>
          <table:table-cell office:value-type="float" office:value="0.252690703799502" calcext:value-type="float">
            <text:p>0.252690703799502</text:p>
          </table:table-cell>
          <table:table-cell office:value-type="float" office:value="0.242882994684666" calcext:value-type="float">
            <text:p>0.242882994684666</text:p>
          </table:table-cell>
          <table:table-cell office:value-type="float" office:value="0.254241148459984" calcext:value-type="float">
            <text:p>0.2542411484599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22696974423111" calcext:value-type="float">
            <text:p>0.22696974423111</text:p>
          </table:table-cell>
          <table:table-cell office:value-type="float" office:value="0.261306450036687" calcext:value-type="float">
            <text:p>0.261306450036687</text:p>
          </table:table-cell>
          <table:table-cell office:value-type="float" office:value="0.236871115997684" calcext:value-type="float">
            <text:p>0.236871115997684</text:p>
          </table:table-cell>
          <table:table-cell office:value-type="float" office:value="0.256157298086752" calcext:value-type="float">
            <text:p>0.256157298086752</text:p>
          </table:table-cell>
          <table:table-cell office:value-type="float" office:value="0.222551124302595" calcext:value-type="float">
            <text:p>0.222551124302595</text:p>
          </table:table-cell>
          <table:table-cell office:value-type="float" office:value="0.232166007890185" calcext:value-type="float">
            <text:p>0.232166007890185</text:p>
          </table:table-cell>
          <table:table-cell office:value-type="float" office:value="0.241677223407309" calcext:value-type="float">
            <text:p>0.241677223407309</text:p>
          </table:table-cell>
          <table:table-cell office:value-type="float" office:value="0.252579599192459" calcext:value-type="float">
            <text:p>0.2525795991924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262870808816489" calcext:value-type="float">
            <text:p>0.262870808816489</text:p>
          </table:table-cell>
          <table:table-cell office:value-type="float" office:value="0.269066109015313" calcext:value-type="float">
            <text:p>0.269066109015313</text:p>
          </table:table-cell>
          <table:table-cell office:value-type="float" office:value="0.257237408309315" calcext:value-type="float">
            <text:p>0.257237408309315</text:p>
          </table:table-cell>
          <table:table-cell office:value-type="float" office:value="0.258534867700924" calcext:value-type="float">
            <text:p>0.258534867700924</text:p>
          </table:table-cell>
          <table:table-cell office:value-type="float" office:value="0.260337019812984" calcext:value-type="float">
            <text:p>0.260337019812984</text:p>
          </table:table-cell>
          <table:table-cell office:value-type="float" office:value="0.255234196040819" calcext:value-type="float">
            <text:p>0.255234196040819</text:p>
          </table:table-cell>
          <table:table-cell office:value-type="float" office:value="0.258597327291966" calcext:value-type="float">
            <text:p>0.258597327291966</text:p>
          </table:table-cell>
          <table:table-cell office:value-type="float" office:value="0.261942607924004" calcext:value-type="float">
            <text:p>0.2619426079240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243608573537497" calcext:value-type="float">
            <text:p>0.243608573537497</text:p>
          </table:table-cell>
          <table:table-cell office:value-type="float" office:value="0.251396036389449" calcext:value-type="float">
            <text:p>0.251396036389449</text:p>
          </table:table-cell>
          <table:table-cell office:value-type="float" office:value="0.238167842646824" calcext:value-type="float">
            <text:p>0.238167842646824</text:p>
          </table:table-cell>
          <table:table-cell office:value-type="float" office:value="0.256728446377506" calcext:value-type="float">
            <text:p>0.256728446377506</text:p>
          </table:table-cell>
          <table:table-cell office:value-type="float" office:value="0.234207481168473" calcext:value-type="float">
            <text:p>0.234207481168473</text:p>
          </table:table-cell>
          <table:table-cell office:value-type="float" office:value="0.232164274311085" calcext:value-type="float">
            <text:p>0.232164274311085</text:p>
          </table:table-cell>
          <table:table-cell office:value-type="float" office:value="0.257830053241231" calcext:value-type="float">
            <text:p>0.257830053241231</text:p>
          </table:table-cell>
          <table:table-cell office:value-type="float" office:value="0.267612280210219" calcext:value-type="float">
            <text:p>0.267612280210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0590026258090775" calcext:value-type="float">
            <text:p>0.059002625809078</text:p>
          </table:table-cell>
          <table:table-cell office:value-type="float" office:value="0.0842971430906318" calcext:value-type="float">
            <text:p>0.084297143090632</text:p>
          </table:table-cell>
          <table:table-cell office:value-type="float" office:value="0.0571135771234791" calcext:value-type="float">
            <text:p>0.057113577123479</text:p>
          </table:table-cell>
          <table:table-cell office:value-type="float" office:value="0.101427327353353" calcext:value-type="float">
            <text:p>0.101427327353353</text:p>
          </table:table-cell>
          <table:table-cell office:value-type="float" office:value="0.0606958563812536" calcext:value-type="float">
            <text:p>0.060695856381254</text:p>
          </table:table-cell>
          <table:table-cell office:value-type="float" office:value="0.0771687963282008" calcext:value-type="float">
            <text:p>0.077168796328201</text:p>
          </table:table-cell>
          <table:table-cell office:value-type="float" office:value="0.0710806337713593" calcext:value-type="float">
            <text:p>0.071080633771359</text:p>
          </table:table-cell>
          <table:table-cell office:value-type="float" office:value="0.0505196746261254" calcext:value-type="float">
            <text:p>0.0505196746261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233559750135651" calcext:value-type="float">
            <text:p>0.233559750135651</text:p>
          </table:table-cell>
          <table:table-cell office:value-type="float" office:value="0.242377523646999" calcext:value-type="float">
            <text:p>0.242377523646999</text:p>
          </table:table-cell>
          <table:table-cell office:value-type="float" office:value="0.232914853438071" calcext:value-type="float">
            <text:p>0.232914853438071</text:p>
          </table:table-cell>
          <table:table-cell office:value-type="float" office:value="0.242355295217748" calcext:value-type="float">
            <text:p>0.242355295217748</text:p>
          </table:table-cell>
          <table:table-cell office:value-type="float" office:value="0.23036174100459" calcext:value-type="float">
            <text:p>0.23036174100459</text:p>
          </table:table-cell>
          <table:table-cell office:value-type="float" office:value="0.228856342397807" calcext:value-type="float">
            <text:p>0.228856342397807</text:p>
          </table:table-cell>
          <table:table-cell office:value-type="float" office:value="0.222380743674244" calcext:value-type="float">
            <text:p>0.222380743674244</text:p>
          </table:table-cell>
          <table:table-cell office:value-type="float" office:value="0.22903925327335" calcext:value-type="float">
            <text:p>0.229039253273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0366781136361956" calcext:value-type="float">
            <text:p>0.036678113636196</text:p>
          </table:table-cell>
          <table:table-cell office:value-type="float" office:value="0.0474528333672087" calcext:value-type="float">
            <text:p>0.047452833367209</text:p>
          </table:table-cell>
          <table:table-cell office:value-type="float" office:value="0.0478196646975983" calcext:value-type="float">
            <text:p>0.047819664697598</text:p>
          </table:table-cell>
          <table:table-cell office:value-type="float" office:value="0.0540366808875693" calcext:value-type="float">
            <text:p>0.054036680887569</text:p>
          </table:table-cell>
          <table:table-cell office:value-type="float" office:value="0.0471456345857636" calcext:value-type="float">
            <text:p>0.047145634585764</text:p>
          </table:table-cell>
          <table:table-cell office:value-type="float" office:value="0.0444757622871062" calcext:value-type="float">
            <text:p>0.044475762287106</text:p>
          </table:table-cell>
          <table:table-cell office:value-type="float" office:value="0.0771597539643773" calcext:value-type="float">
            <text:p>0.077159753964377</text:p>
          </table:table-cell>
          <table:table-cell office:value-type="float" office:value="0.0739082711920649" calcext:value-type="float">
            <text:p>0.0739082711920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0542680061922731" calcext:value-type="float">
            <text:p>0.054268006192273</text:p>
          </table:table-cell>
          <table:table-cell office:value-type="float" office:value="0.0834720060514202" calcext:value-type="float">
            <text:p>0.08347200605142</text:p>
          </table:table-cell>
          <table:table-cell office:value-type="float" office:value="0.0577550114234682" calcext:value-type="float">
            <text:p>0.057755011423468</text:p>
          </table:table-cell>
          <table:table-cell office:value-type="float" office:value="0.0728896894614714" calcext:value-type="float">
            <text:p>0.072889689461471</text:p>
          </table:table-cell>
          <table:table-cell office:value-type="float" office:value="0.049496613294449" calcext:value-type="float">
            <text:p>0.049496613294449</text:p>
          </table:table-cell>
          <table:table-cell office:value-type="float" office:value="0.0495188455651514" calcext:value-type="float">
            <text:p>0.049518845565151</text:p>
          </table:table-cell>
          <table:table-cell office:value-type="float" office:value="0.0699787064900226" calcext:value-type="float">
            <text:p>0.069978706490023</text:p>
          </table:table-cell>
          <table:table-cell office:value-type="float" office:value="0.0796121630682396" calcext:value-type="float">
            <text:p>0.079612163068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0518368754327704" calcext:value-type="float">
            <text:p>0.05183687543277</text:p>
          </table:table-cell>
          <table:table-cell office:value-type="float" office:value="0.0577265294327107" calcext:value-type="float">
            <text:p>0.057726529432711</text:p>
          </table:table-cell>
          <table:table-cell office:value-type="float" office:value="0.0472334234464273" calcext:value-type="float">
            <text:p>0.047233423446427</text:p>
          </table:table-cell>
          <table:table-cell office:value-type="float" office:value="0.0412839962969639" calcext:value-type="float">
            <text:p>0.041283996296964</text:p>
          </table:table-cell>
          <table:table-cell office:value-type="float" office:value="0.0412152184055673" calcext:value-type="float">
            <text:p>0.041215218405567</text:p>
          </table:table-cell>
          <table:table-cell office:value-type="float" office:value="0.0523852969959834" calcext:value-type="float">
            <text:p>0.052385296995983</text:p>
          </table:table-cell>
          <table:table-cell office:value-type="float" office:value="0.0426680785890659" calcext:value-type="float">
            <text:p>0.042668078589066</text:p>
          </table:table-cell>
          <table:table-cell office:value-type="float" office:value="0.0405336857555705" calcext:value-type="float">
            <text:p>0.0405336857555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0521189356802544" calcext:value-type="float">
            <text:p>0.052118935680254</text:p>
          </table:table-cell>
          <table:table-cell office:value-type="float" office:value="0.0538323726548611" calcext:value-type="float">
            <text:p>0.053832372654861</text:p>
          </table:table-cell>
          <table:table-cell office:value-type="float" office:value="0.0570848491483821" calcext:value-type="float">
            <text:p>0.057084849148382</text:p>
          </table:table-cell>
          <table:table-cell office:value-type="float" office:value="0.043230457787963" calcext:value-type="float">
            <text:p>0.043230457787963</text:p>
          </table:table-cell>
          <table:table-cell office:value-type="float" office:value="0.0646743571424422" calcext:value-type="float">
            <text:p>0.064674357142442</text:p>
          </table:table-cell>
          <table:table-cell office:value-type="float" office:value="0.0611556482149244" calcext:value-type="float">
            <text:p>0.061155648214924</text:p>
          </table:table-cell>
          <table:table-cell office:value-type="float" office:value="0.0916546991144762" calcext:value-type="float">
            <text:p>0.091654699114476</text:p>
          </table:table-cell>
          <table:table-cell office:value-type="float" office:value="0.0700865117672495" calcext:value-type="float">
            <text:p>0.070086511767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0520584295082967" calcext:value-type="float">
            <text:p>0.052058429508297</text:p>
          </table:table-cell>
          <table:table-cell office:value-type="float" office:value="0.0657517936560351" calcext:value-type="float">
            <text:p>0.065751793656035</text:p>
          </table:table-cell>
          <table:table-cell office:value-type="float" office:value="0.056859104565935" calcext:value-type="float">
            <text:p>0.056859104565935</text:p>
          </table:table-cell>
          <table:table-cell office:value-type="float" office:value="0.0460891565537555" calcext:value-type="float">
            <text:p>0.046089156553756</text:p>
          </table:table-cell>
          <table:table-cell office:value-type="float" office:value="0.0508022497919879" calcext:value-type="float">
            <text:p>0.050802249791988</text:p>
          </table:table-cell>
          <table:table-cell office:value-type="float" office:value="0.0639488556290241" calcext:value-type="float">
            <text:p>0.063948855629024</text:p>
          </table:table-cell>
          <table:table-cell office:value-type="float" office:value="0.0638250725462508" calcext:value-type="float">
            <text:p>0.063825072546251</text:p>
          </table:table-cell>
          <table:table-cell office:value-type="float" office:value="0.0427139645260354" calcext:value-type="float">
            <text:p>0.0427139645260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212978303480564" calcext:value-type="float">
            <text:p>0.212978303480564</text:p>
          </table:table-cell>
          <table:table-cell office:value-type="float" office:value="0.233050710686325" calcext:value-type="float">
            <text:p>0.233050710686325</text:p>
          </table:table-cell>
          <table:table-cell office:value-type="float" office:value="0.209563731097236" calcext:value-type="float">
            <text:p>0.209563731097236</text:p>
          </table:table-cell>
          <table:table-cell office:value-type="float" office:value="0.232279097504228" calcext:value-type="float">
            <text:p>0.232279097504228</text:p>
          </table:table-cell>
          <table:table-cell office:value-type="float" office:value="0.207634161338778" calcext:value-type="float">
            <text:p>0.207634161338778</text:p>
          </table:table-cell>
          <table:table-cell office:value-type="float" office:value="0.216584770581816" calcext:value-type="float">
            <text:p>0.216584770581816</text:p>
          </table:table-cell>
          <table:table-cell office:value-type="float" office:value="0.235050972588615" calcext:value-type="float">
            <text:p>0.235050972588615</text:p>
          </table:table-cell>
          <table:table-cell office:value-type="float" office:value="0.232120475117962" calcext:value-type="float">
            <text:p>0.2321204751179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0514980544323825" calcext:value-type="float">
            <text:p>0.051498054432383</text:p>
          </table:table-cell>
          <table:table-cell office:value-type="float" office:value="0.0724895978552647" calcext:value-type="float">
            <text:p>0.072489597855265</text:p>
          </table:table-cell>
          <table:table-cell office:value-type="float" office:value="0.0549362800934486" calcext:value-type="float">
            <text:p>0.054936280093449</text:p>
          </table:table-cell>
          <table:table-cell office:value-type="float" office:value="0.0566120506718797" calcext:value-type="float">
            <text:p>0.05661205067188</text:p>
          </table:table-cell>
          <table:table-cell office:value-type="float" office:value="0.0539128999877065" calcext:value-type="float">
            <text:p>0.053912899987707</text:p>
          </table:table-cell>
          <table:table-cell office:value-type="float" office:value="0.0686438001736318" calcext:value-type="float">
            <text:p>0.068643800173632</text:p>
          </table:table-cell>
          <table:table-cell office:value-type="float" office:value="0.054489058976318" calcext:value-type="float">
            <text:p>0.054489058976318</text:p>
          </table:table-cell>
          <table:table-cell office:value-type="float" office:value="0.0639246313230567" calcext:value-type="float">
            <text:p>0.06392463132305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34:.C55])" office:value-type="float" office:value="0.165416738946962" calcext:value-type="float">
            <text:p>0.165416738946962</text:p>
          </table:table-cell>
          <table:table-cell table:style-name="ce2" table:formula="of:=AVERAGE([.D34:.D55])" office:value-type="float" office:value="0.176850144446457" calcext:value-type="float">
            <text:p>0.176850144446457</text:p>
          </table:table-cell>
          <table:table-cell table:style-name="ce2" table:formula="of:=AVERAGE([.E34:.E55])" office:value-type="float" office:value="0.164286382609658" calcext:value-type="float">
            <text:p>0.164286382609658</text:p>
          </table:table-cell>
          <table:table-cell table:style-name="ce2" table:formula="of:=AVERAGE([.F34:.F55])" office:value-type="float" office:value="0.17347856531943" calcext:value-type="float">
            <text:p>0.17347856531943</text:p>
          </table:table-cell>
          <table:table-cell table:style-name="ce2" table:formula="of:=AVERAGE([.G34:.G55])" office:value-type="float" office:value="0.16516058916801" calcext:value-type="float">
            <text:p>0.16516058916801</text:p>
          </table:table-cell>
          <table:table-cell table:style-name="ce2" table:formula="of:=AVERAGE([.H34:.H55])" office:value-type="float" office:value="0.16527432470772" calcext:value-type="float">
            <text:p>0.16527432470772</text:p>
          </table:table-cell>
          <table:table-cell table:style-name="ce2" table:formula="of:=AVERAGE([.I34:.I55])" office:value-type="float" office:value="0.174440632629504" calcext:value-type="float">
            <text:p>0.174440632629504</text:p>
          </table:table-cell>
          <table:table-cell table:style-name="ce2" table:formula="of:=AVERAGE([.J34:.J55])" office:value-type="float" office:value="0.174833292751519" calcext:value-type="float">
            <text:p>0.174833292751519</text:p>
          </table:table-cell>
          <table:table-cell table:style-name="ce2" table:number-columns-repeated="2"/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Indice de correlación</text:p>
          </table:table-cell>
          <table:covered-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681586995704155" calcext:value-type="float">
            <text:p>0.681586995704155</text:p>
          </table:table-cell>
          <table:table-cell office:value-type="float" office:value="0.713670412558399" calcext:value-type="float">
            <text:p>0.713670412558399</text:p>
          </table:table-cell>
          <table:table-cell office:value-type="float" office:value="0.64844689914209" calcext:value-type="float">
            <text:p>0.64844689914209</text:p>
          </table:table-cell>
          <table:table-cell office:value-type="float" office:value="0.736064235205066" calcext:value-type="float">
            <text:p>0.736064235205066</text:p>
          </table:table-cell>
          <table:table-cell office:value-type="float" office:value="0.618317893855222" calcext:value-type="float">
            <text:p>0.618317893855222</text:p>
          </table:table-cell>
          <table:table-cell office:value-type="float" office:value="0.652155337641182" calcext:value-type="float">
            <text:p>0.652155337641182</text:p>
          </table:table-cell>
          <table:table-cell office:value-type="float" office:value="0.736132308903698" calcext:value-type="float">
            <text:p>0.736132308903698</text:p>
          </table:table-cell>
          <table:table-cell office:value-type="float" office:value="0.729867790112074" calcext:value-type="float">
            <text:p>0.7298677901120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686713087321669" calcext:value-type="float">
            <text:p>0.686713087321669</text:p>
          </table:table-cell>
          <table:table-cell office:value-type="float" office:value="0.713141273282985" calcext:value-type="float">
            <text:p>0.713141273282985</text:p>
          </table:table-cell>
          <table:table-cell office:value-type="float" office:value="0.692480072459982" calcext:value-type="float">
            <text:p>0.692480072459982</text:p>
          </table:table-cell>
          <table:table-cell office:value-type="float" office:value="0.704500329502974" calcext:value-type="float">
            <text:p>0.704500329502974</text:p>
          </table:table-cell>
          <table:table-cell office:value-type="float" office:value="0.666805296013003" calcext:value-type="float">
            <text:p>0.666805296013003</text:p>
          </table:table-cell>
          <table:table-cell office:value-type="float" office:value="0.685925169470742" calcext:value-type="float">
            <text:p>0.685925169470742</text:p>
          </table:table-cell>
          <table:table-cell office:value-type="float" office:value="0.712479452941805" calcext:value-type="float">
            <text:p>0.712479452941805</text:p>
          </table:table-cell>
          <table:table-cell office:value-type="float" office:value="0.71181691082239" calcext:value-type="float">
            <text:p>0.711816910822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730928136476358" calcext:value-type="float">
            <text:p>0.730928136476358</text:p>
          </table:table-cell>
          <table:table-cell office:value-type="float" office:value="0.717301270161686" calcext:value-type="float">
            <text:p>0.717301270161686</text:p>
          </table:table-cell>
          <table:table-cell office:value-type="float" office:value="0.743285839360219" calcext:value-type="float">
            <text:p>0.743285839360219</text:p>
          </table:table-cell>
          <table:table-cell office:value-type="float" office:value="0.696394169493833" calcext:value-type="float">
            <text:p>0.696394169493833</text:p>
          </table:table-cell>
          <table:table-cell office:value-type="float" office:value="0.742341120951863" calcext:value-type="float">
            <text:p>0.742341120951863</text:p>
          </table:table-cell>
          <table:table-cell office:value-type="float" office:value="0.741839695098189" calcext:value-type="float">
            <text:p>0.741839695098189</text:p>
          </table:table-cell>
          <table:table-cell office:value-type="float" office:value="0.719559756586582" calcext:value-type="float">
            <text:p>0.719559756586582</text:p>
          </table:table-cell>
          <table:table-cell office:value-type="float" office:value="0.713760894757522" calcext:value-type="float">
            <text:p>0.7137608947575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0.709913633234229" calcext:value-type="float">
            <text:p>0.709913633234229</text:p>
          </table:table-cell>
          <table:table-cell office:value-type="float" office:value="0.650130566180312" calcext:value-type="float">
            <text:p>0.650130566180312</text:p>
          </table:table-cell>
          <table:table-cell office:value-type="float" office:value="0.676442717738925" calcext:value-type="float">
            <text:p>0.676442717738925</text:p>
          </table:table-cell>
          <table:table-cell office:value-type="float" office:value="0.6360784717367" calcext:value-type="float">
            <text:p>0.6360784717367</text:p>
          </table:table-cell>
          <table:table-cell office:value-type="float" office:value="0.697190362165112" calcext:value-type="float">
            <text:p>0.697190362165112</text:p>
          </table:table-cell>
          <table:table-cell office:value-type="float" office:value="0.704226279560326" calcext:value-type="float">
            <text:p>0.704226279560326</text:p>
          </table:table-cell>
          <table:table-cell office:value-type="float" office:value="0.646503763480299" calcext:value-type="float">
            <text:p>0.646503763480299</text:p>
          </table:table-cell>
          <table:table-cell office:value-type="float" office:value="0.587875733267615" calcext:value-type="float">
            <text:p>0.5878757332676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767857771581821" calcext:value-type="float">
            <text:p>0.767857771581821</text:p>
          </table:table-cell>
          <table:table-cell office:value-type="float" office:value="0.703931723533974" calcext:value-type="float">
            <text:p>0.703931723533974</text:p>
          </table:table-cell>
          <table:table-cell office:value-type="float" office:value="0.762485420626841" calcext:value-type="float">
            <text:p>0.762485420626841</text:p>
          </table:table-cell>
          <table:table-cell office:value-type="float" office:value="0.754867569330597" calcext:value-type="float">
            <text:p>0.754867569330597</text:p>
          </table:table-cell>
          <table:table-cell office:value-type="float" office:value="0.786329078807189" calcext:value-type="float">
            <text:p>0.786329078807189</text:p>
          </table:table-cell>
          <table:table-cell office:value-type="float" office:value="0.767054308355438" calcext:value-type="float">
            <text:p>0.767054308355438</text:p>
          </table:table-cell>
          <table:table-cell office:value-type="float" office:value="0.74890114590475" calcext:value-type="float">
            <text:p>0.74890114590475</text:p>
          </table:table-cell>
          <table:table-cell office:value-type="float" office:value="0.748771658278167" calcext:value-type="float">
            <text:p>0.748771658278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980692157594628" calcext:value-type="float">
            <text:p>0.980692157594628</text:p>
          </table:table-cell>
          <table:table-cell office:value-type="float" office:value="0.987825085631303" calcext:value-type="float">
            <text:p>0.987825085631303</text:p>
          </table:table-cell>
          <table:table-cell office:value-type="float" office:value="0.989569744249862" calcext:value-type="float">
            <text:p>0.989569744249862</text:p>
          </table:table-cell>
          <table:table-cell office:value-type="float" office:value="0.982902544132667" calcext:value-type="float">
            <text:p>0.982902544132667</text:p>
          </table:table-cell>
          <table:table-cell office:value-type="float" office:value="0.980168633454673" calcext:value-type="float">
            <text:p>0.980168633454673</text:p>
          </table:table-cell>
          <table:table-cell office:value-type="float" office:value="0.983460209313408" calcext:value-type="float">
            <text:p>0.983460209313408</text:p>
          </table:table-cell>
          <table:table-cell office:value-type="float" office:value="0.975890998554609" calcext:value-type="float">
            <text:p>0.975890998554609</text:p>
          </table:table-cell>
          <table:table-cell office:value-type="float" office:value="0.951966233286681" calcext:value-type="float">
            <text:p>0.9519662332866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751493679801696" calcext:value-type="float">
            <text:p>0.751493679801696</text:p>
          </table:table-cell>
          <table:table-cell office:value-type="float" office:value="0.656193017107127" calcext:value-type="float">
            <text:p>0.656193017107127</text:p>
          </table:table-cell>
          <table:table-cell office:value-type="float" office:value="0.752158851898403" calcext:value-type="float">
            <text:p>0.752158851898403</text:p>
          </table:table-cell>
          <table:table-cell office:value-type="float" office:value="0.661335709073183" calcext:value-type="float">
            <text:p>0.661335709073183</text:p>
          </table:table-cell>
          <table:table-cell office:value-type="float" office:value="0.749002496968312" calcext:value-type="float">
            <text:p>0.749002496968312</text:p>
          </table:table-cell>
          <table:table-cell office:value-type="float" office:value="0.762783015702456" calcext:value-type="float">
            <text:p>0.762783015702456</text:p>
          </table:table-cell>
          <table:table-cell office:value-type="float" office:value="0.638541768724877" calcext:value-type="float">
            <text:p>0.638541768724877</text:p>
          </table:table-cell>
          <table:table-cell office:value-type="float" office:value="0.689730155334217" calcext:value-type="float">
            <text:p>0.689730155334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748817692550065" calcext:value-type="float">
            <text:p>0.748817692550065</text:p>
          </table:table-cell>
          <table:table-cell office:value-type="float" office:value="0.753049547046752" calcext:value-type="float">
            <text:p>0.753049547046752</text:p>
          </table:table-cell>
          <table:table-cell office:value-type="float" office:value="0.753494388230777" calcext:value-type="float">
            <text:p>0.753494388230777</text:p>
          </table:table-cell>
          <table:table-cell office:value-type="float" office:value="0.7388295626982" calcext:value-type="float">
            <text:p>0.7388295626982</text:p>
          </table:table-cell>
          <table:table-cell office:value-type="float" office:value="0.753812442642644" calcext:value-type="float">
            <text:p>0.753812442642644</text:p>
          </table:table-cell>
          <table:table-cell office:value-type="float" office:value="0.752102062386491" calcext:value-type="float">
            <text:p>0.752102062386491</text:p>
          </table:table-cell>
          <table:table-cell office:value-type="float" office:value="0.738603748637962" calcext:value-type="float">
            <text:p>0.738603748637962</text:p>
          </table:table-cell>
          <table:table-cell office:value-type="float" office:value="0.735476500696321" calcext:value-type="float">
            <text:p>0.7354765006963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978813749497818" calcext:value-type="float">
            <text:p>0.978813749497818</text:p>
          </table:table-cell>
          <table:table-cell office:value-type="float" office:value="0.98828749145743" calcext:value-type="float">
            <text:p>0.98828749145743</text:p>
          </table:table-cell>
          <table:table-cell office:value-type="float" office:value="0.987532070754585" calcext:value-type="float">
            <text:p>0.987532070754585</text:p>
          </table:table-cell>
          <table:table-cell office:value-type="float" office:value="0.978605984921612" calcext:value-type="float">
            <text:p>0.978605984921612</text:p>
          </table:table-cell>
          <table:table-cell office:value-type="float" office:value="0.986599188808023" calcext:value-type="float">
            <text:p>0.986599188808023</text:p>
          </table:table-cell>
          <table:table-cell office:value-type="float" office:value="0.987000699586171" calcext:value-type="float">
            <text:p>0.987000699586171</text:p>
          </table:table-cell>
          <table:table-cell office:value-type="float" office:value="0.990636295709798" calcext:value-type="float">
            <text:p>0.990636295709798</text:p>
          </table:table-cell>
          <table:table-cell office:value-type="float" office:value="0.990794388366832" calcext:value-type="float">
            <text:p>0.9907943883668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749069989894197" calcext:value-type="float">
            <text:p>0.749069989894197</text:p>
          </table:table-cell>
          <table:table-cell office:value-type="float" office:value="0.756429343826004" calcext:value-type="float">
            <text:p>0.756429343826004</text:p>
          </table:table-cell>
          <table:table-cell office:value-type="float" office:value="0.733223276837377" calcext:value-type="float">
            <text:p>0.733223276837377</text:p>
          </table:table-cell>
          <table:table-cell office:value-type="float" office:value="0.754033295344806" calcext:value-type="float">
            <text:p>0.754033295344806</text:p>
          </table:table-cell>
          <table:table-cell office:value-type="float" office:value="0.743027517413989" calcext:value-type="float">
            <text:p>0.743027517413989</text:p>
          </table:table-cell>
          <table:table-cell office:value-type="float" office:value="0.738999967128132" calcext:value-type="float">
            <text:p>0.738999967128132</text:p>
          </table:table-cell>
          <table:table-cell office:value-type="float" office:value="0.749338226066361" calcext:value-type="float">
            <text:p>0.749338226066361</text:p>
          </table:table-cell>
          <table:table-cell office:value-type="float" office:value="0.726606686067438" calcext:value-type="float">
            <text:p>0.7266066860674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781689791262241" calcext:value-type="float">
            <text:p>0.781689791262241</text:p>
          </table:table-cell>
          <table:table-cell office:value-type="float" office:value="0.755093516444281" calcext:value-type="float">
            <text:p>0.755093516444281</text:p>
          </table:table-cell>
          <table:table-cell office:value-type="float" office:value="0.756550603317659" calcext:value-type="float">
            <text:p>0.756550603317659</text:p>
          </table:table-cell>
          <table:table-cell office:value-type="float" office:value="0.751063447129844" calcext:value-type="float">
            <text:p>0.751063447129844</text:p>
          </table:table-cell>
          <table:table-cell office:value-type="float" office:value="0.785888400691119" calcext:value-type="float">
            <text:p>0.785888400691119</text:p>
          </table:table-cell>
          <table:table-cell office:value-type="float" office:value="0.768098506827246" calcext:value-type="float">
            <text:p>0.768098506827246</text:p>
          </table:table-cell>
          <table:table-cell office:value-type="float" office:value="0.764118211179281" calcext:value-type="float">
            <text:p>0.764118211179281</text:p>
          </table:table-cell>
          <table:table-cell office:value-type="float" office:value="0.758695046576366" calcext:value-type="float">
            <text:p>0.7586950465763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685776046960132" calcext:value-type="float">
            <text:p>0.685776046960132</text:p>
          </table:table-cell>
          <table:table-cell office:value-type="float" office:value="0.671807654702476" calcext:value-type="float">
            <text:p>0.671807654702476</text:p>
          </table:table-cell>
          <table:table-cell office:value-type="float" office:value="0.692049333840867" calcext:value-type="float">
            <text:p>0.692049333840867</text:p>
          </table:table-cell>
          <table:table-cell office:value-type="float" office:value="0.672006368453808" calcext:value-type="float">
            <text:p>0.672006368453808</text:p>
          </table:table-cell>
          <table:table-cell office:value-type="float" office:value="0.69427787361661" calcext:value-type="float">
            <text:p>0.69427787361661</text:p>
          </table:table-cell>
          <table:table-cell office:value-type="float" office:value="0.704439733125083" calcext:value-type="float">
            <text:p>0.704439733125083</text:p>
          </table:table-cell>
          <table:table-cell office:value-type="float" office:value="0.674056956150298" calcext:value-type="float">
            <text:p>0.674056956150298</text:p>
          </table:table-cell>
          <table:table-cell office:value-type="float" office:value="0.660936662591497" calcext:value-type="float">
            <text:p>0.6609366625914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66191128146344" calcext:value-type="float">
            <text:p>0.66191128146344</text:p>
          </table:table-cell>
          <table:table-cell office:value-type="float" office:value="0.634327766551932" calcext:value-type="float">
            <text:p>0.634327766551932</text:p>
          </table:table-cell>
          <table:table-cell office:value-type="float" office:value="0.670075931150731" calcext:value-type="float">
            <text:p>0.670075931150731</text:p>
          </table:table-cell>
          <table:table-cell office:value-type="float" office:value="0.639166730352719" calcext:value-type="float">
            <text:p>0.639166730352719</text:p>
          </table:table-cell>
          <table:table-cell office:value-type="float" office:value="0.675967870181038" calcext:value-type="float">
            <text:p>0.675967870181038</text:p>
          </table:table-cell>
          <table:table-cell office:value-type="float" office:value="0.682966500117871" calcext:value-type="float">
            <text:p>0.682966500117871</text:p>
          </table:table-cell>
          <table:table-cell office:value-type="float" office:value="0.651578620588568" calcext:value-type="float">
            <text:p>0.651578620588568</text:p>
          </table:table-cell>
          <table:table-cell office:value-type="float" office:value="0.627472993222674" calcext:value-type="float">
            <text:p>0.6274729932226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985231619801284" calcext:value-type="float">
            <text:p>0.985231619801284</text:p>
          </table:table-cell>
          <table:table-cell office:value-type="float" office:value="0.970744858924916" calcext:value-type="float">
            <text:p>0.970744858924916</text:p>
          </table:table-cell>
          <table:table-cell office:value-type="float" office:value="0.985810014759699" calcext:value-type="float">
            <text:p>0.985810014759699</text:p>
          </table:table-cell>
          <table:table-cell office:value-type="float" office:value="0.961498544686263" calcext:value-type="float">
            <text:p>0.961498544686263</text:p>
          </table:table-cell>
          <table:table-cell office:value-type="float" office:value="0.985292715878648" calcext:value-type="float">
            <text:p>0.985292715878648</text:p>
          </table:table-cell>
          <table:table-cell office:value-type="float" office:value="0.97302011203724" calcext:value-type="float">
            <text:p>0.97302011203724</text:p>
          </table:table-cell>
          <table:table-cell office:value-type="float" office:value="0.982476797844384" calcext:value-type="float">
            <text:p>0.982476797844384</text:p>
          </table:table-cell>
          <table:table-cell office:value-type="float" office:value="0.989731012229515" calcext:value-type="float">
            <text:p>0.9897310122295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735701013235073" calcext:value-type="float">
            <text:p>0.735701013235073</text:p>
          </table:table-cell>
          <table:table-cell office:value-type="float" office:value="0.733078060990178" calcext:value-type="float">
            <text:p>0.733078060990178</text:p>
          </table:table-cell>
          <table:table-cell office:value-type="float" office:value="0.729142121130747" calcext:value-type="float">
            <text:p>0.729142121130747</text:p>
          </table:table-cell>
          <table:table-cell office:value-type="float" office:value="0.744005414586784" calcext:value-type="float">
            <text:p>0.744005414586784</text:p>
          </table:table-cell>
          <table:table-cell office:value-type="float" office:value="0.732032364824075" calcext:value-type="float">
            <text:p>0.732032364824075</text:p>
          </table:table-cell>
          <table:table-cell office:value-type="float" office:value="0.74250968767866" calcext:value-type="float">
            <text:p>0.74250968767866</text:p>
          </table:table-cell>
          <table:table-cell office:value-type="float" office:value="0.764316307257773" calcext:value-type="float">
            <text:p>0.764316307257773</text:p>
          </table:table-cell>
          <table:table-cell office:value-type="float" office:value="0.746703769525402" calcext:value-type="float">
            <text:p>0.7467037695254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994279791892056" calcext:value-type="float">
            <text:p>0.994279791892056</text:p>
          </table:table-cell>
          <table:table-cell office:value-type="float" office:value="0.991027850601063" calcext:value-type="float">
            <text:p>0.991027850601063</text:p>
          </table:table-cell>
          <table:table-cell office:value-type="float" office:value="0.990215633818842" calcext:value-type="float">
            <text:p>0.990215633818842</text:p>
          </table:table-cell>
          <table:table-cell office:value-type="float" office:value="0.989115175088156" calcext:value-type="float">
            <text:p>0.989115175088156</text:p>
          </table:table-cell>
          <table:table-cell office:value-type="float" office:value="0.99063340552389" calcext:value-type="float">
            <text:p>0.99063340552389</text:p>
          </table:table-cell>
          <table:table-cell office:value-type="float" office:value="0.991660422406059" calcext:value-type="float">
            <text:p>0.991660422406059</text:p>
          </table:table-cell>
          <table:table-cell office:value-type="float" office:value="0.976147006273105" calcext:value-type="float">
            <text:p>0.976147006273105</text:p>
          </table:table-cell>
          <table:table-cell office:value-type="float" office:value="0.979155727606953" calcext:value-type="float">
            <text:p>0.9791557276069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988356105503778" calcext:value-type="float">
            <text:p>0.988356105503778</text:p>
          </table:table-cell>
          <table:table-cell office:value-type="float" office:value="0.973740061580064" calcext:value-type="float">
            <text:p>0.973740061580064</text:p>
          </table:table-cell>
          <table:table-cell office:value-type="float" office:value="0.987163946436098" calcext:value-type="float">
            <text:p>0.987163946436098</text:p>
          </table:table-cell>
          <table:table-cell office:value-type="float" office:value="0.980445738128262" calcext:value-type="float">
            <text:p>0.980445738128262</text:p>
          </table:table-cell>
          <table:table-cell office:value-type="float" office:value="0.991871609623555" calcext:value-type="float">
            <text:p>0.991871609623555</text:p>
          </table:table-cell>
          <table:table-cell office:value-type="float" office:value="0.990518525385404" calcext:value-type="float">
            <text:p>0.990518525385404</text:p>
          </table:table-cell>
          <table:table-cell office:value-type="float" office:value="0.982728441862534" calcext:value-type="float">
            <text:p>0.982728441862534</text:p>
          </table:table-cell>
          <table:table-cell office:value-type="float" office:value="0.976461187694279" calcext:value-type="float">
            <text:p>0.9764611876942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988287325555343" calcext:value-type="float">
            <text:p>0.988287325555343</text:p>
          </table:table-cell>
          <table:table-cell office:value-type="float" office:value="0.985194035179472" calcext:value-type="float">
            <text:p>0.985194035179472</text:p>
          </table:table-cell>
          <table:table-cell office:value-type="float" office:value="0.989994536999067" calcext:value-type="float">
            <text:p>0.989994536999067</text:p>
          </table:table-cell>
          <table:table-cell office:value-type="float" office:value="0.993587685965309" calcext:value-type="float">
            <text:p>0.993587685965309</text:p>
          </table:table-cell>
          <table:table-cell office:value-type="float" office:value="0.992296425759767" calcext:value-type="float">
            <text:p>0.992296425759767</text:p>
          </table:table-cell>
          <table:table-cell office:value-type="float" office:value="0.98731719237572" calcext:value-type="float">
            <text:p>0.98731719237572</text:p>
          </table:table-cell>
          <table:table-cell office:value-type="float" office:value="0.993180339589057" calcext:value-type="float">
            <text:p>0.993180339589057</text:p>
          </table:table-cell>
          <table:table-cell office:value-type="float" office:value="0.993132751097896" calcext:value-type="float">
            <text:p>0.9931327510978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987664521254928" calcext:value-type="float">
            <text:p>0.987664521254928</text:p>
          </table:table-cell>
          <table:table-cell office:value-type="float" office:value="0.988518341788866" calcext:value-type="float">
            <text:p>0.988518341788866</text:p>
          </table:table-cell>
          <table:table-cell office:value-type="float" office:value="0.985331270777052" calcext:value-type="float">
            <text:p>0.985331270777052</text:p>
          </table:table-cell>
          <table:table-cell office:value-type="float" office:value="0.992143102156987" calcext:value-type="float">
            <text:p>0.992143102156987</text:p>
          </table:table-cell>
          <table:table-cell office:value-type="float" office:value="0.980677090878495" calcext:value-type="float">
            <text:p>0.980677090878495</text:p>
          </table:table-cell>
          <table:table-cell office:value-type="float" office:value="0.982709191134827" calcext:value-type="float">
            <text:p>0.982709191134827</text:p>
          </table:table-cell>
          <table:table-cell office:value-type="float" office:value="0.963010783488631" calcext:value-type="float">
            <text:p>0.963010783488631</text:p>
          </table:table-cell>
          <table:table-cell office:value-type="float" office:value="0.984298710951342" calcext:value-type="float">
            <text:p>0.9842987109513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987356520458719" calcext:value-type="float">
            <text:p>0.987356520458719</text:p>
          </table:table-cell>
          <table:table-cell office:value-type="float" office:value="0.980990295619677" calcext:value-type="float">
            <text:p>0.980990295619677</text:p>
          </table:table-cell>
          <table:table-cell office:value-type="float" office:value="0.986702853454317" calcext:value-type="float">
            <text:p>0.986702853454317</text:p>
          </table:table-cell>
          <table:table-cell office:value-type="float" office:value="0.992710408366805" calcext:value-type="float">
            <text:p>0.992710408366805</text:p>
          </table:table-cell>
          <table:table-cell office:value-type="float" office:value="0.988134763319197" calcext:value-type="float">
            <text:p>0.988134763319197</text:p>
          </table:table-cell>
          <table:table-cell office:value-type="float" office:value="0.982068704256891" calcext:value-type="float">
            <text:p>0.982068704256891</text:p>
          </table:table-cell>
          <table:table-cell office:value-type="float" office:value="0.983916385932112" calcext:value-type="float">
            <text:p>0.983916385932112</text:p>
          </table:table-cell>
          <table:table-cell office:value-type="float" office:value="0.994239107376223" calcext:value-type="float">
            <text:p>0.9942391073762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747979307155906" calcext:value-type="float">
            <text:p>0.747979307155906</text:p>
          </table:table-cell>
          <table:table-cell office:value-type="float" office:value="0.723224671840849" calcext:value-type="float">
            <text:p>0.723224671840849</text:p>
          </table:table-cell>
          <table:table-cell office:value-type="float" office:value="0.769657395006597" calcext:value-type="float">
            <text:p>0.769657395006597</text:p>
          </table:table-cell>
          <table:table-cell office:value-type="float" office:value="0.732851242335019" calcext:value-type="float">
            <text:p>0.732851242335019</text:p>
          </table:table-cell>
          <table:table-cell office:value-type="float" office:value="0.769139148138823" calcext:value-type="float">
            <text:p>0.769139148138823</text:p>
          </table:table-cell>
          <table:table-cell office:value-type="float" office:value="0.744653849926699" calcext:value-type="float">
            <text:p>0.744653849926699</text:p>
          </table:table-cell>
          <table:table-cell office:value-type="float" office:value="0.726231154213635" calcext:value-type="float">
            <text:p>0.726231154213635</text:p>
          </table:table-cell>
          <table:table-cell office:value-type="float" office:value="0.729068051671714" calcext:value-type="float">
            <text:p>0.7290680516717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988929173609234" calcext:value-type="float">
            <text:p>0.988929173609234</text:p>
          </table:table-cell>
          <table:table-cell office:value-type="float" office:value="0.977713038884499" calcext:value-type="float">
            <text:p>0.977713038884499</text:p>
          </table:table-cell>
          <table:table-cell office:value-type="float" office:value="0.986783294882269" calcext:value-type="float">
            <text:p>0.986783294882269</text:p>
          </table:table-cell>
          <table:table-cell office:value-type="float" office:value="0.987722790451441" calcext:value-type="float">
            <text:p>0.987722790451441</text:p>
          </table:table-cell>
          <table:table-cell office:value-type="float" office:value="0.987923832450122" calcext:value-type="float">
            <text:p>0.987923832450122</text:p>
          </table:table-cell>
          <table:table-cell office:value-type="float" office:value="0.979671398264205" calcext:value-type="float">
            <text:p>0.979671398264205</text:p>
          </table:table-cell>
          <table:table-cell office:value-type="float" office:value="0.990593080823791" calcext:value-type="float">
            <text:p>0.990593080823791</text:p>
          </table:table-cell>
          <table:table-cell office:value-type="float" office:value="0.986790526516754" calcext:value-type="float">
            <text:p>0.98679052651675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62:.C83])" office:value-type="float" office:value="0.832684063264035" calcext:value-type="float">
            <text:p>0.832684063264035</text:p>
          </table:table-cell>
          <table:table-cell table:style-name="ce2" table:formula="of:=AVERAGE([.D62:.D83])" office:value-type="float" office:value="0.819337267449738" calcext:value-type="float">
            <text:p>0.819337267449738</text:p>
          </table:table-cell>
          <table:table-cell table:style-name="ce2" table:formula="of:=AVERAGE([.E62:.E83])" office:value-type="float" office:value="0.830390737130591" calcext:value-type="float">
            <text:p>0.830390737130591</text:p>
          </table:table-cell>
          <table:table-cell table:style-name="ce2" table:formula="of:=AVERAGE([.F62:.F83])" office:value-type="float" office:value="0.821814932688229" calcext:value-type="float">
            <text:p>0.821814932688229</text:p>
          </table:table-cell>
          <table:table-cell table:style-name="ce2" table:formula="of:=AVERAGE([.G62:.G83])" office:value-type="float" office:value="0.831714978725698" calcext:value-type="float">
            <text:p>0.831714978725698</text:p>
          </table:table-cell>
          <table:table-cell table:style-name="ce2" table:formula="of:=AVERAGE([.H62:.H83])" office:value-type="float" office:value="0.832053662171747" calcext:value-type="float">
            <text:p>0.832053662171747</text:p>
          </table:table-cell>
          <table:table-cell table:style-name="ce2" table:formula="of:=AVERAGE([.I62:.I83])" office:value-type="float" office:value="0.823133706850632" calcext:value-type="float">
            <text:p>0.823133706850632</text:p>
          </table:table-cell>
          <table:table-cell table:style-name="ce2" table:formula="of:=AVERAGE([.J62:.J83])" office:value-type="float" office:value="0.818788749911358" calcext:value-type="float">
            <text:p>0.818788749911358</text:p>
          </table:table-cell>
          <table:table-cell table:style-name="ce2" table:number-columns-repeated="2"/>
          <table:table-cell table:number-columns-repeated="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Index of agreement</text:p>
          </table:table-cell>
          <table:covered-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461096108473724" calcext:value-type="float">
            <text:p>0.461096108473724</text:p>
          </table:table-cell>
          <table:table-cell office:value-type="float" office:value="0.517047996513775" calcext:value-type="float">
            <text:p>0.517047996513775</text:p>
          </table:table-cell>
          <table:table-cell office:value-type="float" office:value="0.399086529555529" calcext:value-type="float">
            <text:p>0.399086529555529</text:p>
          </table:table-cell>
          <table:table-cell office:value-type="float" office:value="0.549602383576567" calcext:value-type="float">
            <text:p>0.549602383576567</text:p>
          </table:table-cell>
          <table:table-cell office:value-type="float" office:value="0.37225751546924" calcext:value-type="float">
            <text:p>0.37225751546924</text:p>
          </table:table-cell>
          <table:table-cell office:value-type="float" office:value="0.415774433161109" calcext:value-type="float">
            <text:p>0.415774433161109</text:p>
          </table:table-cell>
          <table:table-cell office:value-type="float" office:value="0.544322400818108" calcext:value-type="float">
            <text:p>0.544322400818108</text:p>
          </table:table-cell>
          <table:table-cell office:value-type="float" office:value="0.537948760477699" calcext:value-type="float">
            <text:p>0.5379487604776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441735559718914" calcext:value-type="float">
            <text:p>0.441735559718914</text:p>
          </table:table-cell>
          <table:table-cell office:value-type="float" office:value="0.49458837844382" calcext:value-type="float">
            <text:p>0.49458837844382</text:p>
          </table:table-cell>
          <table:table-cell office:value-type="float" office:value="0.449510571838949" calcext:value-type="float">
            <text:p>0.449510571838949</text:p>
          </table:table-cell>
          <table:table-cell office:value-type="float" office:value="0.484800708149153" calcext:value-type="float">
            <text:p>0.484800708149153</text:p>
          </table:table-cell>
          <table:table-cell office:value-type="float" office:value="0.409136405661781" calcext:value-type="float">
            <text:p>0.409136405661781</text:p>
          </table:table-cell>
          <table:table-cell office:value-type="float" office:value="0.442339834985844" calcext:value-type="float">
            <text:p>0.442339834985844</text:p>
          </table:table-cell>
          <table:table-cell office:value-type="float" office:value="0.503794680988675" calcext:value-type="float">
            <text:p>0.503794680988675</text:p>
          </table:table-cell>
          <table:table-cell office:value-type="float" office:value="0.507767926846039" calcext:value-type="float">
            <text:p>0.5077679268460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523821476719195" calcext:value-type="float">
            <text:p>0.523821476719195</text:p>
          </table:table-cell>
          <table:table-cell office:value-type="float" office:value="0.498039295503882" calcext:value-type="float">
            <text:p>0.498039295503882</text:p>
          </table:table-cell>
          <table:table-cell office:value-type="float" office:value="0.541432598622966" calcext:value-type="float">
            <text:p>0.541432598622966</text:p>
          </table:table-cell>
          <table:table-cell office:value-type="float" office:value="0.457161224239008" calcext:value-type="float">
            <text:p>0.457161224239008</text:p>
          </table:table-cell>
          <table:table-cell office:value-type="float" office:value="0.532903886509349" calcext:value-type="float">
            <text:p>0.532903886509349</text:p>
          </table:table-cell>
          <table:table-cell office:value-type="float" office:value="0.53441921622784" calcext:value-type="float">
            <text:p>0.53441921622784</text:p>
          </table:table-cell>
          <table:table-cell office:value-type="float" office:value="0.493553960246309" calcext:value-type="float">
            <text:p>0.493553960246309</text:p>
          </table:table-cell>
          <table:table-cell office:value-type="float" office:value="0.475335207497465" calcext:value-type="float">
            <text:p>0.4753352074974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office:value-type="float" office:value="-0.0773819039716515" calcext:value-type="float">
            <text:p>-0.077381903971652</text:p>
          </table:table-cell>
          <table:table-cell office:value-type="float" office:value="-0.203809095421045" calcext:value-type="float">
            <text:p>-0.203809095421045</text:p>
          </table:table-cell>
          <table:table-cell office:value-type="float" office:value="-0.0484417669684736" calcext:value-type="float">
            <text:p>-0.048441766968474</text:p>
          </table:table-cell>
          <table:table-cell office:value-type="float" office:value="0.178405611509643" calcext:value-type="float">
            <text:p>0.178405611509643</text:p>
          </table:table-cell>
          <table:table-cell office:value-type="float" office:value="-0.320725891804054" calcext:value-type="float">
            <text:p>-0.320725891804054</text:p>
          </table:table-cell>
          <table:table-cell office:value-type="float" office:value="0.214528785713043" calcext:value-type="float">
            <text:p>0.214528785713043</text:p>
          </table:table-cell>
          <table:table-cell office:value-type="float" office:value="0.112284536131197" calcext:value-type="float">
            <text:p>0.112284536131197</text:p>
          </table:table-cell>
          <table:table-cell office:value-type="float" office:value="0.043326474257917" calcext:value-type="float">
            <text:p>0.0433264742579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575132199659979" calcext:value-type="float">
            <text:p>0.575132199659979</text:p>
          </table:table-cell>
          <table:table-cell office:value-type="float" office:value="0.485592603285934" calcext:value-type="float">
            <text:p>0.485592603285934</text:p>
          </table:table-cell>
          <table:table-cell office:value-type="float" office:value="0.583495867542452" calcext:value-type="float">
            <text:p>0.583495867542452</text:p>
          </table:table-cell>
          <table:table-cell office:value-type="float" office:value="0.565440201744004" calcext:value-type="float">
            <text:p>0.565440201744004</text:p>
          </table:table-cell>
          <table:table-cell office:value-type="float" office:value="0.619062531538509" calcext:value-type="float">
            <text:p>0.619062531538509</text:p>
          </table:table-cell>
          <table:table-cell office:value-type="float" office:value="0.584065124010905" calcext:value-type="float">
            <text:p>0.584065124010905</text:p>
          </table:table-cell>
          <table:table-cell office:value-type="float" office:value="0.549393611514213" calcext:value-type="float">
            <text:p>0.549393611514213</text:p>
          </table:table-cell>
          <table:table-cell office:value-type="float" office:value="0.550763592165856" calcext:value-type="float">
            <text:p>0.5507635921658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960022191398664" calcext:value-type="float">
            <text:p>0.960022191398664</text:p>
          </table:table-cell>
          <table:table-cell office:value-type="float" office:value="0.961338892243409" calcext:value-type="float">
            <text:p>0.961338892243409</text:p>
          </table:table-cell>
          <table:table-cell office:value-type="float" office:value="0.979032986091956" calcext:value-type="float">
            <text:p>0.979032986091956</text:p>
          </table:table-cell>
          <table:table-cell office:value-type="float" office:value="0.94947743576271" calcext:value-type="float">
            <text:p>0.94947743576271</text:p>
          </table:table-cell>
          <table:table-cell office:value-type="float" office:value="0.958101920563712" calcext:value-type="float">
            <text:p>0.958101920563712</text:p>
          </table:table-cell>
          <table:table-cell office:value-type="float" office:value="0.967887497084273" calcext:value-type="float">
            <text:p>0.967887497084273</text:p>
          </table:table-cell>
          <table:table-cell office:value-type="float" office:value="0.938280823448308" calcext:value-type="float">
            <text:p>0.938280823448308</text:p>
          </table:table-cell>
          <table:table-cell office:value-type="float" office:value="0.903195218527885" calcext:value-type="float">
            <text:p>0.9031952185278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531426405468525" calcext:value-type="float">
            <text:p>0.531426405468525</text:p>
          </table:table-cell>
          <table:table-cell office:value-type="float" office:value="0.321255227031286" calcext:value-type="float">
            <text:p>0.321255227031286</text:p>
          </table:table-cell>
          <table:table-cell office:value-type="float" office:value="0.529565609027634" calcext:value-type="float">
            <text:p>0.529565609027634</text:p>
          </table:table-cell>
          <table:table-cell office:value-type="float" office:value="0.390534120793361" calcext:value-type="float">
            <text:p>0.390534120793361</text:p>
          </table:table-cell>
          <table:table-cell office:value-type="float" office:value="0.524649301891266" calcext:value-type="float">
            <text:p>0.524649301891266</text:p>
          </table:table-cell>
          <table:table-cell office:value-type="float" office:value="0.532593244999963" calcext:value-type="float">
            <text:p>0.532593244999963</text:p>
          </table:table-cell>
          <table:table-cell office:value-type="float" office:value="0.342004797321739" calcext:value-type="float">
            <text:p>0.342004797321739</text:p>
          </table:table-cell>
          <table:table-cell office:value-type="float" office:value="0.363375724243573" calcext:value-type="float">
            <text:p>0.3633757242435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535373033673881" calcext:value-type="float">
            <text:p>0.535373033673881</text:p>
          </table:table-cell>
          <table:table-cell office:value-type="float" office:value="0.565189048689992" calcext:value-type="float">
            <text:p>0.565189048689992</text:p>
          </table:table-cell>
          <table:table-cell office:value-type="float" office:value="0.542531611723662" calcext:value-type="float">
            <text:p>0.542531611723662</text:p>
          </table:table-cell>
          <table:table-cell office:value-type="float" office:value="0.531841390596383" calcext:value-type="float">
            <text:p>0.531841390596383</text:p>
          </table:table-cell>
          <table:table-cell office:value-type="float" office:value="0.550532042043011" calcext:value-type="float">
            <text:p>0.550532042043011</text:p>
          </table:table-cell>
          <table:table-cell office:value-type="float" office:value="0.549016080492757" calcext:value-type="float">
            <text:p>0.549016080492757</text:p>
          </table:table-cell>
          <table:table-cell office:value-type="float" office:value="0.539687508917459" calcext:value-type="float">
            <text:p>0.539687508917459</text:p>
          </table:table-cell>
          <table:table-cell office:value-type="float" office:value="0.546922426104657" calcext:value-type="float">
            <text:p>0.5469224261046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office:value-type="float" office:value="0.953491477792245" calcext:value-type="float">
            <text:p>0.953491477792245</text:p>
          </table:table-cell>
          <table:table-cell office:value-type="float" office:value="0.972612396467858" calcext:value-type="float">
            <text:p>0.972612396467858</text:p>
          </table:table-cell>
          <table:table-cell office:value-type="float" office:value="0.974464322443584" calcext:value-type="float">
            <text:p>0.974464322443584</text:p>
          </table:table-cell>
          <table:table-cell office:value-type="float" office:value="0.94711410730994" calcext:value-type="float">
            <text:p>0.94711410730994</text:p>
          </table:table-cell>
          <table:table-cell office:value-type="float" office:value="0.970650493391059" calcext:value-type="float">
            <text:p>0.970650493391059</text:p>
          </table:table-cell>
          <table:table-cell office:value-type="float" office:value="0.970085738809192" calcext:value-type="float">
            <text:p>0.970085738809192</text:p>
          </table:table-cell>
          <table:table-cell office:value-type="float" office:value="0.968258375434303" calcext:value-type="float">
            <text:p>0.968258375434303</text:p>
          </table:table-cell>
          <table:table-cell office:value-type="float" office:value="0.970765335154826" calcext:value-type="float">
            <text:p>0.9707653351548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office:value-type="float" office:value="0.547138798178422" calcext:value-type="float">
            <text:p>0.547138798178422</text:p>
          </table:table-cell>
          <table:table-cell office:value-type="float" office:value="0.569594131866264" calcext:value-type="float">
            <text:p>0.569594131866264</text:p>
          </table:table-cell>
          <table:table-cell office:value-type="float" office:value="0.517897871094497" calcext:value-type="float">
            <text:p>0.517897871094497</text:p>
          </table:table-cell>
          <table:table-cell office:value-type="float" office:value="0.548416858828834" calcext:value-type="float">
            <text:p>0.548416858828834</text:p>
          </table:table-cell>
          <table:table-cell office:value-type="float" office:value="0.525286927802894" calcext:value-type="float">
            <text:p>0.525286927802894</text:p>
          </table:table-cell>
          <table:table-cell office:value-type="float" office:value="0.528735162460935" calcext:value-type="float">
            <text:p>0.528735162460935</text:p>
          </table:table-cell>
          <table:table-cell office:value-type="float" office:value="0.565185345867631" calcext:value-type="float">
            <text:p>0.565185345867631</text:p>
          </table:table-cell>
          <table:table-cell office:value-type="float" office:value="0.493575873813101" calcext:value-type="float">
            <text:p>0.4935758738131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614861163805944" calcext:value-type="float">
            <text:p>0.614861163805944</text:p>
          </table:table-cell>
          <table:table-cell office:value-type="float" office:value="0.550995643385653" calcext:value-type="float">
            <text:p>0.550995643385653</text:p>
          </table:table-cell>
          <table:table-cell office:value-type="float" office:value="0.556788286710574" calcext:value-type="float">
            <text:p>0.556788286710574</text:p>
          </table:table-cell>
          <table:table-cell office:value-type="float" office:value="0.555397842335325" calcext:value-type="float">
            <text:p>0.555397842335325</text:p>
          </table:table-cell>
          <table:table-cell office:value-type="float" office:value="0.619274313401702" calcext:value-type="float">
            <text:p>0.619274313401702</text:p>
          </table:table-cell>
          <table:table-cell office:value-type="float" office:value="0.588542373576725" calcext:value-type="float">
            <text:p>0.588542373576725</text:p>
          </table:table-cell>
          <table:table-cell office:value-type="float" office:value="0.585144232542117" calcext:value-type="float">
            <text:p>0.585144232542117</text:p>
          </table:table-cell>
          <table:table-cell office:value-type="float" office:value="0.568940329252986" calcext:value-type="float">
            <text:p>0.568940329252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456806188357758" calcext:value-type="float">
            <text:p>0.456806188357758</text:p>
          </table:table-cell>
          <table:table-cell office:value-type="float" office:value="0.433975647073715" calcext:value-type="float">
            <text:p>0.433975647073715</text:p>
          </table:table-cell>
          <table:table-cell office:value-type="float" office:value="0.470990596591987" calcext:value-type="float">
            <text:p>0.470990596591987</text:p>
          </table:table-cell>
          <table:table-cell office:value-type="float" office:value="0.442947765731048" calcext:value-type="float">
            <text:p>0.442947765731048</text:p>
          </table:table-cell>
          <table:table-cell office:value-type="float" office:value="0.465174492546741" calcext:value-type="float">
            <text:p>0.465174492546741</text:p>
          </table:table-cell>
          <table:table-cell office:value-type="float" office:value="0.479906072276827" calcext:value-type="float">
            <text:p>0.479906072276827</text:p>
          </table:table-cell>
          <table:table-cell office:value-type="float" office:value="0.462663506341843" calcext:value-type="float">
            <text:p>0.462663506341843</text:p>
          </table:table-cell>
          <table:table-cell office:value-type="float" office:value="0.435821088810391" calcext:value-type="float">
            <text:p>0.4358210888103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435364703175489" calcext:value-type="float">
            <text:p>0.435364703175489</text:p>
          </table:table-cell>
          <table:table-cell office:value-type="float" office:value="0.407538802173476" calcext:value-type="float">
            <text:p>0.407538802173476</text:p>
          </table:table-cell>
          <table:table-cell office:value-type="float" office:value="0.440570037486902" calcext:value-type="float">
            <text:p>0.440570037486902</text:p>
          </table:table-cell>
          <table:table-cell office:value-type="float" office:value="0.405365090278898" calcext:value-type="float">
            <text:p>0.405365090278898</text:p>
          </table:table-cell>
          <table:table-cell office:value-type="float" office:value="0.428725595266102" calcext:value-type="float">
            <text:p>0.428725595266102</text:p>
          </table:table-cell>
          <table:table-cell office:value-type="float" office:value="0.465604498877268" calcext:value-type="float">
            <text:p>0.465604498877268</text:p>
          </table:table-cell>
          <table:table-cell office:value-type="float" office:value="0.402482601617279" calcext:value-type="float">
            <text:p>0.402482601617279</text:p>
          </table:table-cell>
          <table:table-cell office:value-type="float" office:value="0.372631962238362" calcext:value-type="float">
            <text:p>0.3726319622383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964722301563239" calcext:value-type="float">
            <text:p>0.964722301563239</text:p>
          </table:table-cell>
          <table:table-cell office:value-type="float" office:value="0.929523434104363" calcext:value-type="float">
            <text:p>0.929523434104363</text:p>
          </table:table-cell>
          <table:table-cell office:value-type="float" office:value="0.966895352015089" calcext:value-type="float">
            <text:p>0.966895352015089</text:p>
          </table:table-cell>
          <table:table-cell office:value-type="float" office:value="0.895595340783239" calcext:value-type="float">
            <text:p>0.895595340783239</text:p>
          </table:table-cell>
          <table:table-cell office:value-type="float" office:value="0.961944489167546" calcext:value-type="float">
            <text:p>0.961944489167546</text:p>
          </table:table-cell>
          <table:table-cell office:value-type="float" office:value="0.93926225508014" calcext:value-type="float">
            <text:p>0.93926225508014</text:p>
          </table:table-cell>
          <table:table-cell office:value-type="float" office:value="0.950737402183008" calcext:value-type="float">
            <text:p>0.950737402183008</text:p>
          </table:table-cell>
          <table:table-cell office:value-type="float" office:value="0.976189514809977" calcext:value-type="float">
            <text:p>0.9761895148099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546119866092413" calcext:value-type="float">
            <text:p>0.546119866092413</text:p>
          </table:table-cell>
          <table:table-cell office:value-type="float" office:value="0.54290712585359" calcext:value-type="float">
            <text:p>0.54290712585359</text:p>
          </table:table-cell>
          <table:table-cell office:value-type="float" office:value="0.531977093636107" calcext:value-type="float">
            <text:p>0.531977093636107</text:p>
          </table:table-cell>
          <table:table-cell office:value-type="float" office:value="0.556400691552037" calcext:value-type="float">
            <text:p>0.556400691552037</text:p>
          </table:table-cell>
          <table:table-cell office:value-type="float" office:value="0.540743809591729" calcext:value-type="float">
            <text:p>0.540743809591729</text:p>
          </table:table-cell>
          <table:table-cell office:value-type="float" office:value="0.552519028322964" calcext:value-type="float">
            <text:p>0.552519028322964</text:p>
          </table:table-cell>
          <table:table-cell office:value-type="float" office:value="0.592355159463037" calcext:value-type="float">
            <text:p>0.592355159463037</text:p>
          </table:table-cell>
          <table:table-cell office:value-type="float" office:value="0.561599697718035" calcext:value-type="float">
            <text:p>0.5615996977180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988744501517043" calcext:value-type="float">
            <text:p>0.988744501517043</text:p>
          </table:table-cell>
          <table:table-cell office:value-type="float" office:value="0.98201500965309" calcext:value-type="float">
            <text:p>0.98201500965309</text:p>
          </table:table-cell>
          <table:table-cell office:value-type="float" office:value="0.980831759889969" calcext:value-type="float">
            <text:p>0.980831759889969</text:p>
          </table:table-cell>
          <table:table-cell office:value-type="float" office:value="0.977156064794249" calcext:value-type="float">
            <text:p>0.977156064794249</text:p>
          </table:table-cell>
          <table:table-cell office:value-type="float" office:value="0.981419941440483" calcext:value-type="float">
            <text:p>0.981419941440483</text:p>
          </table:table-cell>
          <table:table-cell office:value-type="float" office:value="0.98369031211309" calcext:value-type="float">
            <text:p>0.98369031211309</text:p>
          </table:table-cell>
          <table:table-cell office:value-type="float" office:value="0.952022793822496" calcext:value-type="float">
            <text:p>0.952022793822496</text:p>
          </table:table-cell>
          <table:table-cell office:value-type="float" office:value="0.956318047759558" calcext:value-type="float">
            <text:p>0.9563180477595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976847664560521" calcext:value-type="float">
            <text:p>0.976847664560521</text:p>
          </table:table-cell>
          <table:table-cell office:value-type="float" office:value="0.94924610151321" calcext:value-type="float">
            <text:p>0.94924610151321</text:p>
          </table:table-cell>
          <table:table-cell office:value-type="float" office:value="0.973599886893706" calcext:value-type="float">
            <text:p>0.973599886893706</text:p>
          </table:table-cell>
          <table:table-cell office:value-type="float" office:value="0.961880797797223" calcext:value-type="float">
            <text:p>0.961880797797223</text:p>
          </table:table-cell>
          <table:table-cell office:value-type="float" office:value="0.980395798949179" calcext:value-type="float">
            <text:p>0.980395798949179</text:p>
          </table:table-cell>
          <table:table-cell office:value-type="float" office:value="0.980615741247271" calcext:value-type="float">
            <text:p>0.980615741247271</text:p>
          </table:table-cell>
          <table:table-cell office:value-type="float" office:value="0.962944227614774" calcext:value-type="float">
            <text:p>0.962944227614774</text:p>
          </table:table-cell>
          <table:table-cell office:value-type="float" office:value="0.952367520039353" calcext:value-type="float">
            <text:p>0.9523675200393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975045963973595" calcext:value-type="float">
            <text:p>0.975045963973595</text:p>
          </table:table-cell>
          <table:table-cell office:value-type="float" office:value="0.97131590206561" calcext:value-type="float">
            <text:p>0.97131590206561</text:p>
          </table:table-cell>
          <table:table-cell office:value-type="float" office:value="0.979444649231614" calcext:value-type="float">
            <text:p>0.979444649231614</text:p>
          </table:table-cell>
          <table:table-cell office:value-type="float" office:value="0.985459301262049" calcext:value-type="float">
            <text:p>0.985459301262049</text:p>
          </table:table-cell>
          <table:table-cell office:value-type="float" office:value="0.984780918597836" calcext:value-type="float">
            <text:p>0.984780918597836</text:p>
          </table:table-cell>
          <table:table-cell office:value-type="float" office:value="0.97508327225871" calcext:value-type="float">
            <text:p>0.97508327225871</text:p>
          </table:table-cell>
          <table:table-cell office:value-type="float" office:value="0.983963060707552" calcext:value-type="float">
            <text:p>0.983963060707552</text:p>
          </table:table-cell>
          <table:table-cell office:value-type="float" office:value="0.985824573195113" calcext:value-type="float">
            <text:p>0.9858245731951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975468320063094" calcext:value-type="float">
            <text:p>0.975468320063094</text:p>
          </table:table-cell>
          <table:table-cell office:value-type="float" office:value="0.974707335380227" calcext:value-type="float">
            <text:p>0.974707335380227</text:p>
          </table:table-cell>
          <table:table-cell office:value-type="float" office:value="0.971369805404946" calcext:value-type="float">
            <text:p>0.971369805404946</text:p>
          </table:table-cell>
          <table:table-cell office:value-type="float" office:value="0.984188637959853" calcext:value-type="float">
            <text:p>0.984188637959853</text:p>
          </table:table-cell>
          <table:table-cell office:value-type="float" office:value="0.962749223848832" calcext:value-type="float">
            <text:p>0.962749223848832</text:p>
          </table:table-cell>
          <table:table-cell office:value-type="float" office:value="0.966458176282655" calcext:value-type="float">
            <text:p>0.966458176282655</text:p>
          </table:table-cell>
          <table:table-cell office:value-type="float" office:value="0.925945588893407" calcext:value-type="float">
            <text:p>0.925945588893407</text:p>
          </table:table-cell>
          <table:table-cell office:value-type="float" office:value="0.954808762389357" calcext:value-type="float">
            <text:p>0.9548087623893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975402363558667" calcext:value-type="float">
            <text:p>0.975402363558667</text:p>
          </table:table-cell>
          <table:table-cell office:value-type="float" office:value="0.962414031694735" calcext:value-type="float">
            <text:p>0.962414031694735</text:p>
          </table:table-cell>
          <table:table-cell office:value-type="float" office:value="0.969673364256059" calcext:value-type="float">
            <text:p>0.969673364256059</text:p>
          </table:table-cell>
          <table:table-cell office:value-type="float" office:value="0.981711298479302" calcext:value-type="float">
            <text:p>0.981711298479302</text:p>
          </table:table-cell>
          <table:table-cell office:value-type="float" office:value="0.976715601634553" calcext:value-type="float">
            <text:p>0.976715601634553</text:p>
          </table:table-cell>
          <table:table-cell office:value-type="float" office:value="0.961459168672497" calcext:value-type="float">
            <text:p>0.961459168672497</text:p>
          </table:table-cell>
          <table:table-cell office:value-type="float" office:value="0.963132692751505" calcext:value-type="float">
            <text:p>0.963132692751505</text:p>
          </table:table-cell>
          <table:table-cell office:value-type="float" office:value="0.983967097787032" calcext:value-type="float">
            <text:p>0.9839670977870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558521237909552" calcext:value-type="float">
            <text:p>0.558521237909552</text:p>
          </table:table-cell>
          <table:table-cell office:value-type="float" office:value="0.532962986895789" calcext:value-type="float">
            <text:p>0.532962986895789</text:p>
          </table:table-cell>
          <table:table-cell office:value-type="float" office:value="0.593015911687488" calcext:value-type="float">
            <text:p>0.593015911687488</text:p>
          </table:table-cell>
          <table:table-cell office:value-type="float" office:value="0.540721589552205" calcext:value-type="float">
            <text:p>0.540721589552205</text:p>
          </table:table-cell>
          <table:table-cell office:value-type="float" office:value="0.596765177305746" calcext:value-type="float">
            <text:p>0.596765177305746</text:p>
          </table:table-cell>
          <table:table-cell office:value-type="float" office:value="0.554941380089596" calcext:value-type="float">
            <text:p>0.554941380089596</text:p>
          </table:table-cell>
          <table:table-cell office:value-type="float" office:value="0.526962275407518" calcext:value-type="float">
            <text:p>0.526962275407518</text:p>
          </table:table-cell>
          <table:table-cell office:value-type="float" office:value="0.521007833602249" calcext:value-type="float">
            <text:p>0.5210078336022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977238002276847" calcext:value-type="float">
            <text:p>0.977238002276847</text:p>
          </table:table-cell>
          <table:table-cell office:value-type="float" office:value="0.956393809256959" calcext:value-type="float">
            <text:p>0.956393809256959</text:p>
          </table:table-cell>
          <table:table-cell office:value-type="float" office:value="0.974304618622026" calcext:value-type="float">
            <text:p>0.974304618622026</text:p>
          </table:table-cell>
          <table:table-cell office:value-type="float" office:value="0.973346408431238" calcext:value-type="float">
            <text:p>0.973346408431238</text:p>
          </table:table-cell>
          <table:table-cell office:value-type="float" office:value="0.97510049404387" calcext:value-type="float">
            <text:p>0.97510049404387</text:p>
          </table:table-cell>
          <table:table-cell office:value-type="float" office:value="0.959924715231025" calcext:value-type="float">
            <text:p>0.959924715231025</text:p>
          </table:table-cell>
          <table:table-cell office:value-type="float" office:value="0.975336257417697" calcext:value-type="float">
            <text:p>0.975336257417697</text:p>
          </table:table-cell>
          <table:table-cell office:value-type="float" office:value="0.965407481913571" calcext:value-type="float">
            <text:p>0.96540748191357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style-name="ce2" office:value-type="string" calcext:value-type="string">
            <text:p>CCB</text:p>
          </table:table-cell>
          <table:table-cell table:style-name="ce2" office:value-type="string" calcext:value-type="string">
            <text:p>LCB</text:p>
          </table:table-cell>
          <table:table-cell table:style-name="ce2" office:value-type="string" calcext:value-type="string">
            <text:p>CPB</text:p>
          </table:table-cell>
          <table:table-cell table:style-name="ce2" office:value-type="string" calcext:value-type="string">
            <text:p>LPB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93:.C114])" office:value-type="float" office:value="0.677136255634821" calcext:value-type="float">
            <text:p>0.677136255634821</text:p>
          </table:table-cell>
          <table:table-cell table:style-name="ce2" table:formula="of:=AVERAGE([.D93:.D114])" office:value-type="float" office:value="0.653429304712527" calcext:value-type="float">
            <text:p>0.653429304712527</text:p>
          </table:table-cell>
          <table:table-cell table:style-name="ce2" table:formula="of:=AVERAGE([.E93:.E114])" office:value-type="float" office:value="0.676274434699965" calcext:value-type="float">
            <text:p>0.676274434699965</text:p>
          </table:table-cell>
          <table:table-cell table:style-name="ce2" table:formula="of:=AVERAGE([.F93:.F114])" office:value-type="float" office:value="0.675589312339376" calcext:value-type="float">
            <text:p>0.675589312339376</text:p>
          </table:table-cell>
          <table:table-cell table:style-name="ce2" table:formula="of:=AVERAGE([.G93:.G114])" office:value-type="float" office:value="0.664347499493686" calcext:value-type="float">
            <text:p>0.664347499493686</text:p>
          </table:table-cell>
          <table:table-cell table:style-name="ce2" table:formula="of:=AVERAGE([.H93:.H114])" office:value-type="float" office:value="0.688520550544301" calcext:value-type="float">
            <text:p>0.688520550544301</text:p>
          </table:table-cell>
          <table:table-cell table:style-name="ce2" table:formula="of:=AVERAGE([.I93:.I114])" office:value-type="float" office:value="0.674566174520463" calcext:value-type="float">
            <text:p>0.674566174520463</text:p>
          </table:table-cell>
          <table:table-cell table:style-name="ce2" table:formula="of:=AVERAGE([.J93:.J114])" office:value-type="float" office:value="0.664902747663864" calcext:value-type="float">
            <text:p>0.664902747663864</text:p>
          </table:table-cell>
          <table:table-cell table:style-name="ce2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3:45:20.6247725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34:11.279717999</meta:creation-date>
    <dc:date>2017-10-16T13:48:46.435324735</dc:date>
    <meta:editing-duration>PT2H39M53S</meta:editing-duration>
    <meta:editing-cycles>18</meta:editing-cycles>
    <meta:generator>LibreOffice/5.3.6.1$Linux_X86_64 LibreOffice_project/30$Build-1</meta:generator>
    <meta:document-statistic meta:table-count="1" meta:cell-count="90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s" number:country="MX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10011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10011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10011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10011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10011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10011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82cm" svg:height="11.24cm" xlink:href=".." xlink:type="simple" chart:class="chart:line" chart:style-name="ch1">
        <chart:title svg:x="9.286cm" svg:y="0.36cm" chart:style-name="ch2">
          <text:p>MAPE</text:p>
        </chart:title>
        <chart:legend chart:legend-position="end" svg:x="16.918cm" svg:y="2.826cm" style:legend-expansion="high" chart:style-name="ch3"/>
        <chart:plot-area chart:style-name="ch4" table:cell-range-address="Hoja1.B6:Hoja1.L29 Hoja1.C4:Hoja1.F5 Hoja1.G4:Hoja1.J4 Hoja1.K4:Hoja1.P5" chart:data-source-has-labels="both" svg:x="0.263cm" svg:y="1.01cm" svg:width="16.843cm" svg:height="8.88cm">
          <chartooo:coordinate-region svg:x="1.175cm" svg:y="1.157cm" svg:width="15.828cm" svg:height="7.248cm"/>
          <chart:axis chart:dimension="x" chart:name="primary-x" chart:style-name="ch5" chartooo:axis-type="auto">
            <chartooo:date-scale/>
            <chart:title svg:x="7.833cm" svg:y="10.115cm" chart:style-name="ch6">
              <text:p>Estaciones</text:p>
            </chart:title>
            <chart:categories table:cell-range-address="Hoja1.B6:Hoja1.B29"/>
          </chart:axis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Hoja1.C6:Hoja1.C29" chart:label-cell-address="Hoja1.C4:Hoja1.C5" chart:class="chart:line">
            <chart:data-point chart:repeated="24"/>
          </chart:series>
          <chart:series chart:attached-axis="primary-y" chart:style-name="ch10" chart:values-cell-range-address="Hoja1.D6:Hoja1.D29" chart:label-cell-address="Hoja1.D4:Hoja1.D5" chart:class="chart:line">
            <chart:data-point chart:repeated="24"/>
          </chart:series>
          <chart:series chart:attached-axis="primary-y" chart:style-name="ch11" chart:values-cell-range-address="Hoja1.E6:Hoja1.E29" chart:label-cell-address="Hoja1.E4:Hoja1.E5" chart:class="chart:line">
            <chart:data-point chart:repeated="24"/>
          </chart:series>
          <chart:series chart:attached-axis="secondary-y" chart:style-name="ch12" chart:values-cell-range-address="Hoja1.F6:Hoja1.F29" chart:label-cell-address="Hoja1.F4:Hoja1.F5" chart:class="chart:line">
            <chart:data-point chart:repeated="24"/>
          </chart:series>
          <chart:series chart:attached-axis="secondary-y" chart:style-name="ch13" chart:values-cell-range-address="Hoja1.G6:Hoja1.G29" chart:label-cell-address="Hoja1.G4:Hoja1.G4" chart:class="chart:line">
            <chart:data-point chart:repeated="24"/>
          </chart:series>
          <chart:series chart:attached-axis="secondary-y" chart:style-name="ch14" chart:values-cell-range-address="Hoja1.H6:Hoja1.H29" chart:label-cell-address="Hoja1.H4:Hoja1.H4" chart:class="chart:line">
            <chart:data-point chart:repeated="24"/>
          </chart:series>
          <chart:series chart:attached-axis="primary-y" chart:style-name="ch15" chart:values-cell-range-address="Hoja1.I6:Hoja1.I29" chart:label-cell-address="Hoja1.I4:Hoja1.I4" chart:class="chart:line">
            <chart:data-point chart:repeated="24"/>
          </chart:series>
          <chart:series chart:attached-axis="primary-y" chart:style-name="ch16" chart:values-cell-range-address="Hoja1.J6:Hoja1.J29" chart:label-cell-address="Hoja1.J4:Hoja1.J4" chart:class="chart:line">
            <chart:data-point chart:repeated="24"/>
          </chart:series>
          <chart:series chart:attached-axis="primary-y" chart:style-name="ch17" chart:values-cell-range-address="Hoja1.G6:Hoja1.G29" chart:label-cell-address="Hoja1.K4:Hoja1.K5" chart:class="chart:line">
            <chart:data-point chart:repeated="24"/>
          </chart:series>
          <chart:series chart:attached-axis="primary-y" chart:style-name="ch18" chart:values-cell-range-address="Hoja1.H6:Hoja1.H29" chart:label-cell-address="Hoja1.L4:Hoja1.L5" chart:class="chart:line">
            <chart:data-point chart:repeated="24"/>
          </chart:series>
          <chart:series chart:attached-axis="primary-y" chart:style-name="ch19" chart:values-cell-range-address="Hoja1.I6:Hoja1.I29" chart:label-cell-address="Hoja1.M4:Hoja1.M5" chart:class="chart:line">
            <chart:data-point chart:repeated="24"/>
          </chart:series>
          <chart:series chart:attached-axis="primary-y" chart:style-name="ch20" chart:values-cell-range-address="Hoja1.J6:Hoja1.J29" chart:label-cell-address="Hoja1.N4:Hoja1.N5" chart:class="chart:line">
            <chart:data-point chart:repeated="24"/>
          </chart:series>
          <chart:series chart:attached-axis="primary-y" chart:style-name="ch21" chart:values-cell-range-address="Hoja1.K6:Hoja1.K29" chart:label-cell-address="Hoja1.O4:Hoja1.O5" chart:class="chart:line">
            <chart:data-point chart:repeated="24"/>
          </chart:series>
          <chart:series chart:attached-axis="primary-y" chart:style-name="ch22" chart:values-cell-range-address="Hoja1.L6:Hoja1.L29" chart:label-cell-address="Hoja1.P4:Hoja1.P5" chart:class="chart:line">
            <chart:data-point chart:repeated="2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4:Hoja1.C5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4:Hoja1.D5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4:Hoja1.E5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4:Hoja1.F5</svg:desc>
                </draw:g>
              </table:table-cell>
              <table:table-cell office:value-type="string">
                <text:p/>
                <draw:g>
                  <svg:desc>Hoja1.G4:Hoja1.G4</svg:desc>
                </draw:g>
              </table:table-cell>
              <table:table-cell office:value-type="string">
                <text:p/>
                <draw:g>
                  <svg:desc>Hoja1.H4:Hoja1.H4</svg:desc>
                </draw:g>
              </table:table-cell>
              <table:table-cell office:value-type="string">
                <text:p/>
                <draw:g>
                  <svg:desc>Hoja1.I4:Hoja1.I4</svg:desc>
                </draw:g>
              </table:table-cell>
              <table:table-cell office:value-type="string">
                <text:p/>
                <draw:g>
                  <svg:desc>Hoja1.J4:Hoja1.J4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K4:Hoja1.K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L4:Hoja1.L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M4:Hoja1.M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N4:Hoja1.N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O4:Hoja1.O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P4:Hoja1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6:Hoja1.B29</svg:desc>
                </draw:g>
              </table:table-cell>
              <table:table-cell office:value-type="float" office:value="0.033458574079525">
                <text:p>0.033458574079525</text:p>
                <draw:g>
                  <svg:desc>Hoja1.C6:Hoja1.C29</svg:desc>
                </draw:g>
              </table:table-cell>
              <table:table-cell office:value-type="float" office:value="0.040786483550332">
                <text:p>0.040786483550332</text:p>
                <draw:g>
                  <svg:desc>Hoja1.D6:Hoja1.D29</svg:desc>
                </draw:g>
              </table:table-cell>
              <table:table-cell office:value-type="float" office:value="0.036111328399674">
                <text:p>0.036111328399674</text:p>
                <draw:g>
                  <svg:desc>Hoja1.E6:Hoja1.E29</svg:desc>
                </draw:g>
              </table:table-cell>
              <table:table-cell office:value-type="float" office:value="0.0410054449488243">
                <text:p>0.0410054449488243</text:p>
                <draw:g>
                  <svg:desc>Hoja1.F6:Hoja1.F29</svg:desc>
                </draw:g>
              </table:table-cell>
              <table:table-cell office:value-type="float" office:value="0.0345147734631409">
                <text:p>0.0345147734631409</text:p>
                <draw:g>
                  <svg:desc>Hoja1.G6:Hoja1.G29</svg:desc>
                </draw:g>
              </table:table-cell>
              <table:table-cell office:value-type="float" office:value="0.0343968730100476">
                <text:p>0.0343968730100476</text:p>
                <draw:g>
                  <svg:desc>Hoja1.H6:Hoja1.H29</svg:desc>
                </draw:g>
              </table:table-cell>
              <table:table-cell office:value-type="float" office:value="0.0385372615671929">
                <text:p>0.0385372615671929</text:p>
                <draw:g>
                  <svg:desc>Hoja1.I6:Hoja1.I29</svg:desc>
                </draw:g>
              </table:table-cell>
              <table:table-cell office:value-type="float" office:value="0.0390860402722104">
                <text:p>0.0390860402722104</text:p>
                <draw:g>
                  <svg:desc>Hoja1.J6:Hoja1.J29</svg:desc>
                </draw:g>
              </table:table-cell>
              <table:table-cell office:value-type="float" office:value="0.0345147734631409">
                <text:p>0.0345147734631409</text:p>
                <draw:g>
                  <svg:desc>Hoja1.G6:Hoja1.G29</svg:desc>
                </draw:g>
              </table:table-cell>
              <table:table-cell office:value-type="float" office:value="0.0343968730100476">
                <text:p>0.0343968730100476</text:p>
                <draw:g>
                  <svg:desc>Hoja1.H6:Hoja1.H29</svg:desc>
                </draw:g>
              </table:table-cell>
              <table:table-cell office:value-type="float" office:value="0.0385372615671929">
                <text:p>0.0385372615671929</text:p>
                <draw:g>
                  <svg:desc>Hoja1.I6:Hoja1.I29</svg:desc>
                </draw:g>
              </table:table-cell>
              <table:table-cell office:value-type="float" office:value="0.0390860402722104">
                <text:p>0.0390860402722104</text:p>
                <draw:g>
                  <svg:desc>Hoja1.J6:Hoja1.J29</svg:desc>
                </draw:g>
              </table:table-cell>
              <table:table-cell office:value-type="float" office:value="NaN">
                <text:p>NaN</text:p>
                <draw:g>
                  <svg:desc>Hoja1.K6:Hoja1.K29</svg:desc>
                </draw:g>
              </table:table-cell>
              <table:table-cell office:value-type="float" office:value="NaN">
                <text:p>NaN</text:p>
                <draw:g>
                  <svg:desc>Hoja1.L6:Hoja1.L29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0868542096335318">
                <text:p>0.0868542096335318</text:p>
              </table:table-cell>
              <table:table-cell office:value-type="float" office:value="0.0508575572385225">
                <text:p>0.0508575572385225</text:p>
              </table:table-cell>
              <table:table-cell office:value-type="float" office:value="0.0677116301885198">
                <text:p>0.0677116301885198</text:p>
              </table:table-cell>
              <table:table-cell office:value-type="float" office:value="0.0521097825364089">
                <text:p>0.0521097825364089</text:p>
              </table:table-cell>
              <table:table-cell office:value-type="float" office:value="0.0793841814060571">
                <text:p>0.0793841814060571</text:p>
              </table:table-cell>
              <table:table-cell office:value-type="float" office:value="0.0685496897616647">
                <text:p>0.0685496897616647</text:p>
              </table:table-cell>
              <table:table-cell office:value-type="float" office:value="0.0554049621534632">
                <text:p>0.0554049621534632</text:p>
              </table:table-cell>
              <table:table-cell office:value-type="float" office:value="0.0525833358973411">
                <text:p>0.0525833358973411</text:p>
              </table:table-cell>
              <table:table-cell office:value-type="float" office:value="0.0793841814060571">
                <text:p>0.0793841814060571</text:p>
              </table:table-cell>
              <table:table-cell office:value-type="float" office:value="0.0685496897616647">
                <text:p>0.0685496897616647</text:p>
              </table:table-cell>
              <table:table-cell office:value-type="float" office:value="0.0554049621534632">
                <text:p>0.0554049621534632</text:p>
              </table:table-cell>
              <table:table-cell office:value-type="float" office:value="0.0525833358973411">
                <text:p>0.0525833358973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0748412761751851">
                <text:p>0.0748412761751851</text:p>
              </table:table-cell>
              <table:table-cell office:value-type="float" office:value="0.0566938863297005">
                <text:p>0.0566938863297005</text:p>
              </table:table-cell>
              <table:table-cell office:value-type="float" office:value="0.0663057348755173">
                <text:p>0.0663057348755173</text:p>
              </table:table-cell>
              <table:table-cell office:value-type="float" office:value="0.0591151599195561">
                <text:p>0.0591151599195561</text:p>
              </table:table-cell>
              <table:table-cell office:value-type="float" office:value="0.0785178940620731">
                <text:p>0.0785178940620731</text:p>
              </table:table-cell>
              <table:table-cell office:value-type="float" office:value="0.0810464575739939">
                <text:p>0.0810464575739939</text:p>
              </table:table-cell>
              <table:table-cell office:value-type="float" office:value="0.0573702104284809">
                <text:p>0.0573702104284809</text:p>
              </table:table-cell>
              <table:table-cell office:value-type="float" office:value="0.0548053266192724">
                <text:p>0.0548053266192724</text:p>
              </table:table-cell>
              <table:table-cell office:value-type="float" office:value="0.0785178940620731">
                <text:p>0.0785178940620731</text:p>
              </table:table-cell>
              <table:table-cell office:value-type="float" office:value="0.0810464575739939">
                <text:p>0.0810464575739939</text:p>
              </table:table-cell>
              <table:table-cell office:value-type="float" office:value="0.0573702104284809">
                <text:p>0.0573702104284809</text:p>
              </table:table-cell>
              <table:table-cell office:value-type="float" office:value="0.0548053266192724">
                <text:p>0.0548053266192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.0453958605818462">
                <text:p>0.0453958605818462</text:p>
              </table:table-cell>
              <table:table-cell office:value-type="float" office:value="0.0340687069857597">
                <text:p>0.0340687069857597</text:p>
              </table:table-cell>
              <table:table-cell office:value-type="float" office:value="0.0479979107942229">
                <text:p>0.0479979107942229</text:p>
              </table:table-cell>
              <table:table-cell office:value-type="float" office:value="0.0342057332428756">
                <text:p>0.0342057332428756</text:p>
              </table:table-cell>
              <table:table-cell office:value-type="float" office:value="0.0437347869436197">
                <text:p>0.0437347869436197</text:p>
              </table:table-cell>
              <table:table-cell office:value-type="float" office:value="0.0450338183412692">
                <text:p>0.0450338183412692</text:p>
              </table:table-cell>
              <table:table-cell office:value-type="float" office:value="0.0342950680381027">
                <text:p>0.0342950680381027</text:p>
              </table:table-cell>
              <table:table-cell office:value-type="float" office:value="0.035145749756707">
                <text:p>0.035145749756707</text:p>
              </table:table-cell>
              <table:table-cell office:value-type="float" office:value="0.0437347869436197">
                <text:p>0.0437347869436197</text:p>
              </table:table-cell>
              <table:table-cell office:value-type="float" office:value="0.0450338183412692">
                <text:p>0.0450338183412692</text:p>
              </table:table-cell>
              <table:table-cell office:value-type="float" office:value="0.0342950680381027">
                <text:p>0.0342950680381027</text:p>
              </table:table-cell>
              <table:table-cell office:value-type="float" office:value="0.035145749756707">
                <text:p>0.03514574975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0529995326461892">
                <text:p>0.0529995326461892</text:p>
              </table:table-cell>
              <table:table-cell office:value-type="float" office:value="0.0526596638052851">
                <text:p>0.0526596638052851</text:p>
              </table:table-cell>
              <table:table-cell office:value-type="float" office:value="0.0505137321153009">
                <text:p>0.0505137321153009</text:p>
              </table:table-cell>
              <table:table-cell office:value-type="float" office:value="0.0582011224480965">
                <text:p>0.0582011224480965</text:p>
              </table:table-cell>
              <table:table-cell office:value-type="float" office:value="0.0507518382540143">
                <text:p>0.0507518382540143</text:p>
              </table:table-cell>
              <table:table-cell office:value-type="float" office:value="0.0563931049572076">
                <text:p>0.0563931049572076</text:p>
              </table:table-cell>
              <table:table-cell office:value-type="float" office:value="0.056624865915222">
                <text:p>0.056624865915222</text:p>
              </table:table-cell>
              <table:table-cell office:value-type="float" office:value="0.0508879124449801">
                <text:p>0.0508879124449801</text:p>
              </table:table-cell>
              <table:table-cell office:value-type="float" office:value="0.0507518382540143">
                <text:p>0.0507518382540143</text:p>
              </table:table-cell>
              <table:table-cell office:value-type="float" office:value="0.0563931049572076">
                <text:p>0.0563931049572076</text:p>
              </table:table-cell>
              <table:table-cell office:value-type="float" office:value="0.056624865915222">
                <text:p>0.056624865915222</text:p>
              </table:table-cell>
              <table:table-cell office:value-type="float" office:value="0.0508879124449801">
                <text:p>0.0508879124449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0141111364795257">
                <text:p>0.0141111364795257</text:p>
              </table:table-cell>
              <table:table-cell office:value-type="float" office:value="0.0160171933929946">
                <text:p>0.0160171933929946</text:p>
              </table:table-cell>
              <table:table-cell office:value-type="float" office:value="0.0120645946112783">
                <text:p>0.0120645946112783</text:p>
              </table:table-cell>
              <table:table-cell office:value-type="float" office:value="0.0171086259291734">
                <text:p>0.0171086259291734</text:p>
              </table:table-cell>
              <table:table-cell office:value-type="float" office:value="0.0129948231701461">
                <text:p>0.0129948231701461</text:p>
              </table:table-cell>
              <table:table-cell office:value-type="float" office:value="0.0128759061843689">
                <text:p>0.0128759061843689</text:p>
              </table:table-cell>
              <table:table-cell office:value-type="float" office:value="0.0181946150601477">
                <text:p>0.0181946150601477</text:p>
              </table:table-cell>
              <table:table-cell office:value-type="float" office:value="0.0215745298209647">
                <text:p>0.0215745298209647</text:p>
              </table:table-cell>
              <table:table-cell office:value-type="float" office:value="0.0129948231701461">
                <text:p>0.0129948231701461</text:p>
              </table:table-cell>
              <table:table-cell office:value-type="float" office:value="0.0128759061843689">
                <text:p>0.0128759061843689</text:p>
              </table:table-cell>
              <table:table-cell office:value-type="float" office:value="0.0181946150601477">
                <text:p>0.0181946150601477</text:p>
              </table:table-cell>
              <table:table-cell office:value-type="float" office:value="0.0215745298209647">
                <text:p>0.0215745298209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0680879471619201">
                <text:p>0.0680879471619201</text:p>
              </table:table-cell>
              <table:table-cell office:value-type="float" office:value="0.0583286049166726">
                <text:p>0.0583286049166726</text:p>
              </table:table-cell>
              <table:table-cell office:value-type="float" office:value="0.0618388927157623">
                <text:p>0.0618388927157623</text:p>
              </table:table-cell>
              <table:table-cell office:value-type="float" office:value="0.0607017183063989">
                <text:p>0.0607017183063989</text:p>
              </table:table-cell>
              <table:table-cell office:value-type="float" office:value="0.0581079156724642">
                <text:p>0.0581079156724642</text:p>
              </table:table-cell>
              <table:table-cell office:value-type="float" office:value="0.0554831866225993">
                <text:p>0.0554831866225993</text:p>
              </table:table-cell>
              <table:table-cell office:value-type="float" office:value="0.0523018830624308">
                <text:p>0.0523018830624308</text:p>
              </table:table-cell>
              <table:table-cell office:value-type="float" office:value="0.0534502722785817">
                <text:p>0.0534502722785817</text:p>
              </table:table-cell>
              <table:table-cell office:value-type="float" office:value="0.0581079156724642">
                <text:p>0.0581079156724642</text:p>
              </table:table-cell>
              <table:table-cell office:value-type="float" office:value="0.0554831866225993">
                <text:p>0.0554831866225993</text:p>
              </table:table-cell>
              <table:table-cell office:value-type="float" office:value="0.0523018830624308">
                <text:p>0.0523018830624308</text:p>
              </table:table-cell>
              <table:table-cell office:value-type="float" office:value="0.0534502722785817">
                <text:p>0.053450272278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076228130556903">
                <text:p>0.076228130556903</text:p>
              </table:table-cell>
              <table:table-cell office:value-type="float" office:value="0.0519474144070841">
                <text:p>0.0519474144070841</text:p>
              </table:table-cell>
              <table:table-cell office:value-type="float" office:value="0.0774548251854732">
                <text:p>0.0774548251854732</text:p>
              </table:table-cell>
              <table:table-cell office:value-type="float" office:value="0.0594389700176193">
                <text:p>0.0594389700176193</text:p>
              </table:table-cell>
              <table:table-cell office:value-type="float" office:value="0.0804479234356742">
                <text:p>0.0804479234356742</text:p>
              </table:table-cell>
              <table:table-cell office:value-type="float" office:value="0.0776536330186566">
                <text:p>0.0776536330186566</text:p>
              </table:table-cell>
              <table:table-cell office:value-type="float" office:value="0.0580788789416378">
                <text:p>0.0580788789416378</text:p>
              </table:table-cell>
              <table:table-cell office:value-type="float" office:value="0.0548977745059641">
                <text:p>0.0548977745059641</text:p>
              </table:table-cell>
              <table:table-cell office:value-type="float" office:value="0.0804479234356742">
                <text:p>0.0804479234356742</text:p>
              </table:table-cell>
              <table:table-cell office:value-type="float" office:value="0.0776536330186566">
                <text:p>0.0776536330186566</text:p>
              </table:table-cell>
              <table:table-cell office:value-type="float" office:value="0.0580788789416378">
                <text:p>0.0580788789416378</text:p>
              </table:table-cell>
              <table:table-cell office:value-type="float" office:value="0.0548977745059641">
                <text:p>0.054897774505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0234529364711878">
                <text:p>0.0234529364711878</text:p>
              </table:table-cell>
              <table:table-cell office:value-type="float" office:value="0.0172740337381759">
                <text:p>0.0172740337381759</text:p>
              </table:table-cell>
              <table:table-cell office:value-type="float" office:value="0.0216450334907794">
                <text:p>0.0216450334907794</text:p>
              </table:table-cell>
              <table:table-cell office:value-type="float" office:value="0.0202174117455315">
                <text:p>0.0202174117455315</text:p>
              </table:table-cell>
              <table:table-cell office:value-type="float" office:value="0.0232287283414125">
                <text:p>0.0232287283414125</text:p>
              </table:table-cell>
              <table:table-cell office:value-type="float" office:value="0.0230224219013548">
                <text:p>0.0230224219013548</text:p>
              </table:table-cell>
              <table:table-cell office:value-type="float" office:value="0.0174014500222847">
                <text:p>0.0174014500222847</text:p>
              </table:table-cell>
              <table:table-cell office:value-type="float" office:value="0.0170534529622398">
                <text:p>0.0170534529622398</text:p>
              </table:table-cell>
              <table:table-cell office:value-type="float" office:value="0.0232287283414125">
                <text:p>0.0232287283414125</text:p>
              </table:table-cell>
              <table:table-cell office:value-type="float" office:value="0.0230224219013548">
                <text:p>0.0230224219013548</text:p>
              </table:table-cell>
              <table:table-cell office:value-type="float" office:value="0.0174014500222847">
                <text:p>0.0174014500222847</text:p>
              </table:table-cell>
              <table:table-cell office:value-type="float" office:value="0.0170534529622398">
                <text:p>0.0170534529622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0720262997653287">
                <text:p>0.0720262997653287</text:p>
              </table:table-cell>
              <table:table-cell office:value-type="float" office:value="0.0547971395838858">
                <text:p>0.0547971395838858</text:p>
              </table:table-cell>
              <table:table-cell office:value-type="float" office:value="0.0776982873882436">
                <text:p>0.0776982873882436</text:p>
              </table:table-cell>
              <table:table-cell office:value-type="float" office:value="0.0588906712370993">
                <text:p>0.0588906712370993</text:p>
              </table:table-cell>
              <table:table-cell office:value-type="float" office:value="0.0803531950807049">
                <text:p>0.0803531950807049</text:p>
              </table:table-cell>
              <table:table-cell office:value-type="float" office:value="0.0938035135332344">
                <text:p>0.0938035135332344</text:p>
              </table:table-cell>
              <table:table-cell office:value-type="float" office:value="0.0497701838009245">
                <text:p>0.0497701838009245</text:p>
              </table:table-cell>
              <table:table-cell office:value-type="float" office:value="0.0548855494193998">
                <text:p>0.0548855494193998</text:p>
              </table:table-cell>
              <table:table-cell office:value-type="float" office:value="0.0803531950807049">
                <text:p>0.0803531950807049</text:p>
              </table:table-cell>
              <table:table-cell office:value-type="float" office:value="0.0938035135332344">
                <text:p>0.0938035135332344</text:p>
              </table:table-cell>
              <table:table-cell office:value-type="float" office:value="0.0497701838009245">
                <text:p>0.0497701838009245</text:p>
              </table:table-cell>
              <table:table-cell office:value-type="float" office:value="0.0548855494193998">
                <text:p>0.0548855494193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0588837445980447">
                <text:p>0.0588837445980447</text:p>
              </table:table-cell>
              <table:table-cell office:value-type="float" office:value="0.0643661048387739">
                <text:p>0.0643661048387739</text:p>
              </table:table-cell>
              <table:table-cell office:value-type="float" office:value="0.0625114047955749">
                <text:p>0.0625114047955749</text:p>
              </table:table-cell>
              <table:table-cell office:value-type="float" office:value="0.0619673383691327">
                <text:p>0.0619673383691327</text:p>
              </table:table-cell>
              <table:table-cell office:value-type="float" office:value="0.0585596673910164">
                <text:p>0.0585596673910164</text:p>
              </table:table-cell>
              <table:table-cell office:value-type="float" office:value="0.0608992425670592">
                <text:p>0.0608992425670592</text:p>
              </table:table-cell>
              <table:table-cell office:value-type="float" office:value="0.0596409186337923">
                <text:p>0.0596409186337923</text:p>
              </table:table-cell>
              <table:table-cell office:value-type="float" office:value="0.0611413539679959">
                <text:p>0.0611413539679959</text:p>
              </table:table-cell>
              <table:table-cell office:value-type="float" office:value="0.0585596673910164">
                <text:p>0.0585596673910164</text:p>
              </table:table-cell>
              <table:table-cell office:value-type="float" office:value="0.0608992425670592">
                <text:p>0.0608992425670592</text:p>
              </table:table-cell>
              <table:table-cell office:value-type="float" office:value="0.0596409186337923">
                <text:p>0.0596409186337923</text:p>
              </table:table-cell>
              <table:table-cell office:value-type="float" office:value="0.0611413539679959">
                <text:p>0.061141353967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0707057704881641">
                <text:p>0.0707057704881641</text:p>
              </table:table-cell>
              <table:table-cell office:value-type="float" office:value="0.0549318469230356">
                <text:p>0.0549318469230356</text:p>
              </table:table-cell>
              <table:table-cell office:value-type="float" office:value="0.0667696556244741">
                <text:p>0.0667696556244741</text:p>
              </table:table-cell>
              <table:table-cell office:value-type="float" office:value="0.0500530842609437">
                <text:p>0.0500530842609437</text:p>
              </table:table-cell>
              <table:table-cell office:value-type="float" office:value="0.069296436095958">
                <text:p>0.069296436095958</text:p>
              </table:table-cell>
              <table:table-cell office:value-type="float" office:value="0.0706177440230918">
                <text:p>0.0706177440230918</text:p>
              </table:table-cell>
              <table:table-cell office:value-type="float" office:value="0.0455414020819575">
                <text:p>0.0455414020819575</text:p>
              </table:table-cell>
              <table:table-cell office:value-type="float" office:value="0.0481474708705507">
                <text:p>0.0481474708705507</text:p>
              </table:table-cell>
              <table:table-cell office:value-type="float" office:value="0.069296436095958">
                <text:p>0.069296436095958</text:p>
              </table:table-cell>
              <table:table-cell office:value-type="float" office:value="0.0706177440230918">
                <text:p>0.0706177440230918</text:p>
              </table:table-cell>
              <table:table-cell office:value-type="float" office:value="0.0455414020819575">
                <text:p>0.0455414020819575</text:p>
              </table:table-cell>
              <table:table-cell office:value-type="float" office:value="0.0481474708705507">
                <text:p>0.0481474708705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0466876010624859">
                <text:p>0.0466876010624859</text:p>
              </table:table-cell>
              <table:table-cell office:value-type="float" office:value="0.0385299584999372">
                <text:p>0.0385299584999372</text:p>
              </table:table-cell>
              <table:table-cell office:value-type="float" office:value="0.0453656222260995">
                <text:p>0.0453656222260995</text:p>
              </table:table-cell>
              <table:table-cell office:value-type="float" office:value="0.0413565882362707">
                <text:p>0.0413565882362707</text:p>
              </table:table-cell>
              <table:table-cell office:value-type="float" office:value="0.0453254975552118">
                <text:p>0.0453254975552118</text:p>
              </table:table-cell>
              <table:table-cell office:value-type="float" office:value="0.0441769101537165">
                <text:p>0.0441769101537165</text:p>
              </table:table-cell>
              <table:table-cell office:value-type="float" office:value="0.0450787501069638">
                <text:p>0.0450787501069638</text:p>
              </table:table-cell>
              <table:table-cell office:value-type="float" office:value="0.0456688433662234">
                <text:p>0.0456688433662234</text:p>
              </table:table-cell>
              <table:table-cell office:value-type="float" office:value="0.0453254975552118">
                <text:p>0.0453254975552118</text:p>
              </table:table-cell>
              <table:table-cell office:value-type="float" office:value="0.0441769101537165">
                <text:p>0.0441769101537165</text:p>
              </table:table-cell>
              <table:table-cell office:value-type="float" office:value="0.0450787501069638">
                <text:p>0.0450787501069638</text:p>
              </table:table-cell>
              <table:table-cell office:value-type="float" office:value="0.0456688433662234">
                <text:p>0.0456688433662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0158131495081014">
                <text:p>0.0158131495081014</text:p>
              </table:table-cell>
              <table:table-cell office:value-type="float" office:value="0.0196029275315544">
                <text:p>0.0196029275315544</text:p>
              </table:table-cell>
              <table:table-cell office:value-type="float" office:value="0.0158488061576353">
                <text:p>0.0158488061576353</text:p>
              </table:table-cell>
              <table:table-cell office:value-type="float" office:value="0.0219794279443109">
                <text:p>0.0219794279443109</text:p>
              </table:table-cell>
              <table:table-cell office:value-type="float" office:value="0.0163191504046766">
                <text:p>0.0163191504046766</text:p>
              </table:table-cell>
              <table:table-cell office:value-type="float" office:value="0.0197467046962901">
                <text:p>0.0197467046962901</text:p>
              </table:table-cell>
              <table:table-cell office:value-type="float" office:value="0.0176649795661951">
                <text:p>0.0176649795661951</text:p>
              </table:table-cell>
              <table:table-cell office:value-type="float" office:value="0.0140151198907248">
                <text:p>0.0140151198907248</text:p>
              </table:table-cell>
              <table:table-cell office:value-type="float" office:value="0.0163191504046766">
                <text:p>0.0163191504046766</text:p>
              </table:table-cell>
              <table:table-cell office:value-type="float" office:value="0.0197467046962901">
                <text:p>0.0197467046962901</text:p>
              </table:table-cell>
              <table:table-cell office:value-type="float" office:value="0.0176649795661951">
                <text:p>0.0176649795661951</text:p>
              </table:table-cell>
              <table:table-cell office:value-type="float" office:value="0.0140151198907248">
                <text:p>0.0140151198907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0589761204293195">
                <text:p>0.0589761204293195</text:p>
              </table:table-cell>
              <table:table-cell office:value-type="float" office:value="0.0770507004782403">
                <text:p>0.0770507004782403</text:p>
              </table:table-cell>
              <table:table-cell office:value-type="float" office:value="0.0548407960882321">
                <text:p>0.0548407960882321</text:p>
              </table:table-cell>
              <table:table-cell office:value-type="float" office:value="0.0799666883297571">
                <text:p>0.0799666883297571</text:p>
              </table:table-cell>
              <table:table-cell office:value-type="float" office:value="0.0523894895577496">
                <text:p>0.0523894895577496</text:p>
              </table:table-cell>
              <table:table-cell office:value-type="float" office:value="0.0591874520009701">
                <text:p>0.0591874520009701</text:p>
              </table:table-cell>
              <table:table-cell office:value-type="float" office:value="0.0720196953354151">
                <text:p>0.0720196953354151</text:p>
              </table:table-cell>
              <table:table-cell office:value-type="float" office:value="0.067473028458293">
                <text:p>0.067473028458293</text:p>
              </table:table-cell>
              <table:table-cell office:value-type="float" office:value="0.0523894895577496">
                <text:p>0.0523894895577496</text:p>
              </table:table-cell>
              <table:table-cell office:value-type="float" office:value="0.0591874520009701">
                <text:p>0.0591874520009701</text:p>
              </table:table-cell>
              <table:table-cell office:value-type="float" office:value="0.0720196953354151">
                <text:p>0.0720196953354151</text:p>
              </table:table-cell>
              <table:table-cell office:value-type="float" office:value="0.067473028458293">
                <text:p>0.067473028458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0170362918831084">
                <text:p>0.0170362918831084</text:p>
              </table:table-cell>
              <table:table-cell office:value-type="float" office:value="0.018604346951008">
                <text:p>0.018604346951008</text:p>
              </table:table-cell>
              <table:table-cell office:value-type="float" office:value="0.0196373628143854">
                <text:p>0.0196373628143854</text:p>
              </table:table-cell>
              <table:table-cell office:value-type="float" office:value="0.020239784446434">
                <text:p>0.020239784446434</text:p>
              </table:table-cell>
              <table:table-cell office:value-type="float" office:value="0.0188322793806675">
                <text:p>0.0188322793806675</text:p>
              </table:table-cell>
              <table:table-cell office:value-type="float" office:value="0.0192957604427222">
                <text:p>0.0192957604427222</text:p>
              </table:table-cell>
              <table:table-cell office:value-type="float" office:value="0.0238136990345311">
                <text:p>0.0238136990345311</text:p>
              </table:table-cell>
              <table:table-cell office:value-type="float" office:value="0.0234389005804854">
                <text:p>0.0234389005804854</text:p>
              </table:table-cell>
              <table:table-cell office:value-type="float" office:value="0.0188322793806675">
                <text:p>0.0188322793806675</text:p>
              </table:table-cell>
              <table:table-cell office:value-type="float" office:value="0.0192957604427222">
                <text:p>0.0192957604427222</text:p>
              </table:table-cell>
              <table:table-cell office:value-type="float" office:value="0.0238136990345311">
                <text:p>0.0238136990345311</text:p>
              </table:table-cell>
              <table:table-cell office:value-type="float" office:value="0.0234389005804854">
                <text:p>0.0234389005804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0227940421625252">
                <text:p>0.0227940421625252</text:p>
              </table:table-cell>
              <table:table-cell office:value-type="float" office:value="0.033539897868575">
                <text:p>0.033539897868575</text:p>
              </table:table-cell>
              <table:table-cell office:value-type="float" office:value="0.0238755873832846">
                <text:p>0.0238755873832846</text:p>
              </table:table-cell>
              <table:table-cell office:value-type="float" office:value="0.0302101616527067">
                <text:p>0.0302101616527067</text:p>
              </table:table-cell>
              <table:table-cell office:value-type="float" office:value="0.0230775934236471">
                <text:p>0.0230775934236471</text:p>
              </table:table-cell>
              <table:table-cell office:value-type="float" office:value="0.0229037462267638">
                <text:p>0.0229037462267638</text:p>
              </table:table-cell>
              <table:table-cell office:value-type="float" office:value="0.0273717983804678">
                <text:p>0.0273717983804678</text:p>
              </table:table-cell>
              <table:table-cell office:value-type="float" office:value="0.0291659771214785">
                <text:p>0.0291659771214785</text:p>
              </table:table-cell>
              <table:table-cell office:value-type="float" office:value="0.0230775934236471">
                <text:p>0.0230775934236471</text:p>
              </table:table-cell>
              <table:table-cell office:value-type="float" office:value="0.0229037462267638">
                <text:p>0.0229037462267638</text:p>
              </table:table-cell>
              <table:table-cell office:value-type="float" office:value="0.0273717983804678">
                <text:p>0.0273717983804678</text:p>
              </table:table-cell>
              <table:table-cell office:value-type="float" office:value="0.0291659771214785">
                <text:p>0.029165977121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0145482766018159">
                <text:p>0.0145482766018159</text:p>
              </table:table-cell>
              <table:table-cell office:value-type="float" office:value="0.0156781028812287">
                <text:p>0.0156781028812287</text:p>
              </table:table-cell>
              <table:table-cell office:value-type="float" office:value="0.0150192849653299">
                <text:p>0.0150192849653299</text:p>
              </table:table-cell>
              <table:table-cell office:value-type="float" office:value="0.0122057378276317">
                <text:p>0.0122057378276317</text:p>
              </table:table-cell>
              <table:table-cell office:value-type="float" office:value="0.0126756351778535">
                <text:p>0.0126756351778535</text:p>
              </table:table-cell>
              <table:table-cell office:value-type="float" office:value="0.0162679233659302">
                <text:p>0.0162679233659302</text:p>
              </table:table-cell>
              <table:table-cell office:value-type="float" office:value="0.0125812839594192">
                <text:p>0.0125812839594192</text:p>
              </table:table-cell>
              <table:table-cell office:value-type="float" office:value="0.0124749251902679">
                <text:p>0.0124749251902679</text:p>
              </table:table-cell>
              <table:table-cell office:value-type="float" office:value="0.0126756351778535">
                <text:p>0.0126756351778535</text:p>
              </table:table-cell>
              <table:table-cell office:value-type="float" office:value="0.0162679233659302">
                <text:p>0.0162679233659302</text:p>
              </table:table-cell>
              <table:table-cell office:value-type="float" office:value="0.0125812839594192">
                <text:p>0.0125812839594192</text:p>
              </table:table-cell>
              <table:table-cell office:value-type="float" office:value="0.0124749251902679">
                <text:p>0.0124749251902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0155077587324232">
                <text:p>0.0155077587324232</text:p>
              </table:table-cell>
              <table:table-cell office:value-type="float" office:value="0.0153590205678576">
                <text:p>0.0153590205678576</text:p>
              </table:table-cell>
              <table:table-cell office:value-type="float" office:value="0.0175101928359918">
                <text:p>0.0175101928359918</text:p>
              </table:table-cell>
              <table:table-cell office:value-type="float" office:value="0.0136547319668695">
                <text:p>0.0136547319668695</text:p>
              </table:table-cell>
              <table:table-cell office:value-type="float" office:value="0.0191980817311996">
                <text:p>0.0191980817311996</text:p>
              </table:table-cell>
              <table:table-cell office:value-type="float" office:value="0.018454223286894">
                <text:p>0.018454223286894</text:p>
              </table:table-cell>
              <table:table-cell office:value-type="float" office:value="0.0214566909898169">
                <text:p>0.0214566909898169</text:p>
              </table:table-cell>
              <table:table-cell office:value-type="float" office:value="0.0166214583152452">
                <text:p>0.0166214583152452</text:p>
              </table:table-cell>
              <table:table-cell office:value-type="float" office:value="0.0191980817311996">
                <text:p>0.0191980817311996</text:p>
              </table:table-cell>
              <table:table-cell office:value-type="float" office:value="0.018454223286894">
                <text:p>0.018454223286894</text:p>
              </table:table-cell>
              <table:table-cell office:value-type="float" office:value="0.0214566909898169">
                <text:p>0.0214566909898169</text:p>
              </table:table-cell>
              <table:table-cell office:value-type="float" office:value="0.0166214583152452">
                <text:p>0.016621458315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0181921341603294">
                <text:p>0.0181921341603294</text:p>
              </table:table-cell>
              <table:table-cell office:value-type="float" office:value="0.0175478947116814">
                <text:p>0.0175478947116814</text:p>
              </table:table-cell>
              <table:table-cell office:value-type="float" office:value="0.018851565115748">
                <text:p>0.018851565115748</text:p>
              </table:table-cell>
              <table:table-cell office:value-type="float" office:value="0.0148188042161764">
                <text:p>0.0148188042161764</text:p>
              </table:table-cell>
              <table:table-cell office:value-type="float" office:value="0.0166279123158958">
                <text:p>0.0166279123158958</text:p>
              </table:table-cell>
              <table:table-cell office:value-type="float" office:value="0.0186045970066947">
                <text:p>0.0186045970066947</text:p>
              </table:table-cell>
              <table:table-cell office:value-type="float" office:value="0.0171177855946675">
                <text:p>0.0171177855946675</text:p>
              </table:table-cell>
              <table:table-cell office:value-type="float" office:value="0.014438422030287">
                <text:p>0.014438422030287</text:p>
              </table:table-cell>
              <table:table-cell office:value-type="float" office:value="0.0166279123158958">
                <text:p>0.0166279123158958</text:p>
              </table:table-cell>
              <table:table-cell office:value-type="float" office:value="0.0186045970066947">
                <text:p>0.0186045970066947</text:p>
              </table:table-cell>
              <table:table-cell office:value-type="float" office:value="0.0171177855946675">
                <text:p>0.0171177855946675</text:p>
              </table:table-cell>
              <table:table-cell office:value-type="float" office:value="0.014438422030287">
                <text:p>0.01443842203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0530451348261939">
                <text:p>0.0530451348261939</text:p>
              </table:table-cell>
              <table:table-cell office:value-type="float" office:value="0.0498867921223908">
                <text:p>0.0498867921223908</text:p>
              </table:table-cell>
              <table:table-cell office:value-type="float" office:value="0.0596185292098097">
                <text:p>0.0596185292098097</text:p>
              </table:table-cell>
              <table:table-cell office:value-type="float" office:value="0.0625601178910766">
                <text:p>0.0625601178910766</text:p>
              </table:table-cell>
              <table:table-cell office:value-type="float" office:value="0.0547273514866932">
                <text:p>0.0547273514866932</text:p>
              </table:table-cell>
              <table:table-cell office:value-type="float" office:value="0.0548553473717929">
                <text:p>0.0548553473717929</text:p>
              </table:table-cell>
              <table:table-cell office:value-type="float" office:value="0.0573488419670834">
                <text:p>0.0573488419670834</text:p>
              </table:table-cell>
              <table:table-cell office:value-type="float" office:value="0.0527566774057283">
                <text:p>0.0527566774057283</text:p>
              </table:table-cell>
              <table:table-cell office:value-type="float" office:value="0.0547273514866932">
                <text:p>0.0547273514866932</text:p>
              </table:table-cell>
              <table:table-cell office:value-type="float" office:value="0.0548553473717929">
                <text:p>0.0548553473717929</text:p>
              </table:table-cell>
              <table:table-cell office:value-type="float" office:value="0.0573488419670834">
                <text:p>0.0573488419670834</text:p>
              </table:table-cell>
              <table:table-cell office:value-type="float" office:value="0.0527566774057283">
                <text:p>0.052756677405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0188632878567808">
                <text:p>0.0188632878567808</text:p>
              </table:table-cell>
              <table:table-cell office:value-type="float" office:value="0.0217878539607967">
                <text:p>0.0217878539607967</text:p>
              </table:table-cell>
              <table:table-cell office:value-type="float" office:value="0.020542401875612">
                <text:p>0.020542401875612</text:p>
              </table:table-cell>
              <table:table-cell office:value-type="float" office:value="0.0181234088412477">
                <text:p>0.0181234088412477</text:p>
              </table:table-cell>
              <table:table-cell office:value-type="float" office:value="0.0196088319922295">
                <text:p>0.0196088319922295</text:p>
              </table:table-cell>
              <table:table-cell office:value-type="float" office:value="0.0220458418381547">
                <text:p>0.0220458418381547</text:p>
              </table:table-cell>
              <table:table-cell office:value-type="float" office:value="0.0177406553831292">
                <text:p>0.0177406553831292</text:p>
              </table:table-cell>
              <table:table-cell office:value-type="float" office:value="0.0190982256412218">
                <text:p>0.0190982256412218</text:p>
              </table:table-cell>
              <table:table-cell office:value-type="float" office:value="0.0196088319922295">
                <text:p>0.0196088319922295</text:p>
              </table:table-cell>
              <table:table-cell office:value-type="float" office:value="0.0220458418381547">
                <text:p>0.0220458418381547</text:p>
              </table:table-cell>
              <table:table-cell office:value-type="float" office:value="0.0177406553831292">
                <text:p>0.0177406553831292</text:p>
              </table:table-cell>
              <table:table-cell office:value-type="float" office:value="0.0190982256412218">
                <text:p>0.0190982256412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ació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0435686007209289">
                <text:p>0.0435686007209289</text:p>
              </table:table-cell>
              <table:table-cell office:value-type="float" office:value="0.0391052786947042">
                <text:p>0.0391052786947042</text:p>
              </table:table-cell>
              <table:table-cell office:value-type="float" office:value="0.0427151444934977">
                <text:p>0.0427151444934977</text:p>
              </table:table-cell>
              <table:table-cell office:value-type="float" office:value="0.040369568832461">
                <text:p>0.040369568832461</text:p>
              </table:table-cell>
              <table:table-cell office:value-type="float" office:value="0.0431215448337321">
                <text:p>0.0431215448337321</text:p>
              </table:table-cell>
              <table:table-cell office:value-type="float" office:value="0.044332458994749">
                <text:p>0.044332458994749</text:p>
              </table:table-cell>
              <table:table-cell office:value-type="float" office:value="0.038879812728333">
                <text:p>0.038879812728333</text:p>
              </table:table-cell>
              <table:table-cell office:value-type="float" office:value="0.0381277430370983">
                <text:p>0.0381277430370983</text:p>
              </table:table-cell>
              <table:table-cell office:value-type="float" office:value="0.0431215448337321">
                <text:p>0.0431215448337321</text:p>
              </table:table-cell>
              <table:table-cell office:value-type="float" office:value="0.044332458994749">
                <text:p>0.044332458994749</text:p>
              </table:table-cell>
              <table:table-cell office:value-type="float" office:value="0.038879812728333">
                <text:p>0.038879812728333</text:p>
              </table:table-cell>
              <table:table-cell office:value-type="float" office:value="0.0381277430370983">
                <text:p>0.038127743037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27cm" svg:height="11.04cm" xlink:href=".." xlink:type="simple" chart:class="chart:line" chart:style-name="ch1">
        <chart:title svg:x="9.015cm" svg:y="0.356cm" chart:style-name="ch2">
          <text:p>uTheils</text:p>
        </chart:title>
        <chart:legend chart:legend-position="end" svg:x="16.563cm" svg:y="2.726cm" style:legend-expansion="high" chart:style-name="ch3"/>
        <chart:plot-area chart:style-name="ch4" table:cell-range-address="Hoja1.B34:Hoja1.L57 Hoja1.C32:Hoja1.F33 Hoja1.G32:Hoja1.J32 Hoja1.K32:Hoja1.P33" chart:data-source-has-labels="both" svg:x="0.392cm" svg:y="1.249cm" svg:width="15.779cm" svg:height="9.571cm">
          <chartooo:coordinate-region svg:x="1.304cm" svg:y="1.249cm" svg:width="14.764cm" svg:height="7.94cm"/>
          <chart:axis chart:dimension="x" chart:name="primary-x" chart:style-name="ch5" chartooo:axis-type="auto">
            <chartooo:date-scale/>
            <chart:categories table:cell-range-address="Hoja1.B34:Hoja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34:Hoja1.C57" chart:label-cell-address="Hoja1.C32:Hoja1.C33" chart:class="chart:line">
            <chart:data-point chart:repeated="24"/>
          </chart:series>
          <chart:series chart:style-name="ch8" chart:values-cell-range-address="Hoja1.D34:Hoja1.D57" chart:label-cell-address="Hoja1.D32:Hoja1.D33" chart:class="chart:line">
            <chart:data-point chart:repeated="24"/>
          </chart:series>
          <chart:series chart:style-name="ch9" chart:values-cell-range-address="Hoja1.E34:Hoja1.E57" chart:label-cell-address="Hoja1.E32:Hoja1.E33" chart:class="chart:line">
            <chart:data-point chart:repeated="24"/>
          </chart:series>
          <chart:series chart:style-name="ch10" chart:values-cell-range-address="Hoja1.F34:Hoja1.F57" chart:label-cell-address="Hoja1.F32:Hoja1.F33" chart:class="chart:line">
            <chart:data-point chart:repeated="24"/>
          </chart:series>
          <chart:series chart:style-name="ch11" chart:values-cell-range-address="Hoja1.G34:Hoja1.G57" chart:label-cell-address="Hoja1.G32:Hoja1.G32" chart:class="chart:line">
            <chart:data-point chart:repeated="24"/>
          </chart:series>
          <chart:series chart:style-name="ch12" chart:values-cell-range-address="Hoja1.H34:Hoja1.H57" chart:label-cell-address="Hoja1.H32:Hoja1.H32" chart:class="chart:line">
            <chart:data-point chart:repeated="24"/>
          </chart:series>
          <chart:series chart:style-name="ch13" chart:values-cell-range-address="Hoja1.I34:Hoja1.I57" chart:label-cell-address="Hoja1.I32:Hoja1.I32" chart:class="chart:line">
            <chart:data-point chart:repeated="24"/>
          </chart:series>
          <chart:series chart:style-name="ch14" chart:values-cell-range-address="Hoja1.J34:Hoja1.J57" chart:label-cell-address="Hoja1.J32:Hoja1.J32" chart:class="chart:line">
            <chart:data-point chart:repeated="24"/>
          </chart:series>
          <chart:series chart:style-name="ch15" chart:values-cell-range-address="Hoja1.G34:Hoja1.G57" chart:label-cell-address="Hoja1.K32:Hoja1.K33" chart:class="chart:line">
            <chart:data-point chart:repeated="24"/>
          </chart:series>
          <chart:series chart:style-name="ch16" chart:values-cell-range-address="Hoja1.H34:Hoja1.H57" chart:label-cell-address="Hoja1.L32:Hoja1.L33" chart:class="chart:line">
            <chart:data-point chart:repeated="24"/>
          </chart:series>
          <chart:series chart:style-name="ch17" chart:values-cell-range-address="Hoja1.I34:Hoja1.I57" chart:label-cell-address="Hoja1.M32:Hoja1.M33" chart:class="chart:line">
            <chart:data-point chart:repeated="24"/>
          </chart:series>
          <chart:series chart:style-name="ch18" chart:values-cell-range-address="Hoja1.J34:Hoja1.J57" chart:label-cell-address="Hoja1.N32:Hoja1.N33" chart:class="chart:line">
            <chart:data-point chart:repeated="24"/>
          </chart:series>
          <chart:series chart:style-name="ch19" chart:values-cell-range-address="Hoja1.K34:Hoja1.K57" chart:label-cell-address="Hoja1.O32:Hoja1.O33" chart:class="chart:line">
            <chart:data-point chart:repeated="24"/>
          </chart:series>
          <chart:series chart:style-name="ch20" chart:values-cell-range-address="Hoja1.L34:Hoja1.L57" chart:label-cell-address="Hoja1.P32:Hoja1.P33" chart:class="chart:line">
            <chart:data-point chart:repeated="2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32:Hoja1.C33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32:Hoja1.D33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32:Hoja1.E33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32:Hoja1.F33</svg:desc>
                </draw:g>
              </table:table-cell>
              <table:table-cell office:value-type="string">
                <text:p/>
                <draw:g>
                  <svg:desc>Hoja1.G32:Hoja1.G32</svg:desc>
                </draw:g>
              </table:table-cell>
              <table:table-cell office:value-type="string">
                <text:p/>
                <draw:g>
                  <svg:desc>Hoja1.H32:Hoja1.H32</svg:desc>
                </draw:g>
              </table:table-cell>
              <table:table-cell office:value-type="string">
                <text:p/>
                <draw:g>
                  <svg:desc>Hoja1.I32:Hoja1.I32</svg:desc>
                </draw:g>
              </table:table-cell>
              <table:table-cell office:value-type="string">
                <text:p/>
                <draw:g>
                  <svg:desc>Hoja1.J32:Hoja1.J3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K32:Hoja1.K3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L32:Hoja1.L3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M32:Hoja1.M3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N32:Hoja1.N3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O32:Hoja1.O33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P32:Hoja1.P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34:Hoja1.B57</svg:desc>
                </draw:g>
              </table:table-cell>
              <table:table-cell office:value-type="float" office:value="0.224099911186856">
                <text:p>0.224099911186856</text:p>
                <draw:g>
                  <svg:desc>Hoja1.C34:Hoja1.C57</svg:desc>
                </draw:g>
              </table:table-cell>
              <table:table-cell office:value-type="float" office:value="0.216734710447286">
                <text:p>0.216734710447286</text:p>
                <draw:g>
                  <svg:desc>Hoja1.D34:Hoja1.D57</svg:desc>
                </draw:g>
              </table:table-cell>
              <table:table-cell office:value-type="float" office:value="0.233266408973819">
                <text:p>0.233266408973819</text:p>
                <draw:g>
                  <svg:desc>Hoja1.E34:Hoja1.E57</svg:desc>
                </draw:g>
              </table:table-cell>
              <table:table-cell office:value-type="float" office:value="0.210909198926548">
                <text:p>0.210909198926548</text:p>
                <draw:g>
                  <svg:desc>Hoja1.F34:Hoja1.F57</svg:desc>
                </draw:g>
              </table:table-cell>
              <table:table-cell office:value-type="float" office:value="0.239281983305135">
                <text:p>0.239281983305135</text:p>
                <draw:g>
                  <svg:desc>Hoja1.G34:Hoja1.G57</svg:desc>
                </draw:g>
              </table:table-cell>
              <table:table-cell office:value-type="float" office:value="0.230500534555084">
                <text:p>0.230500534555084</text:p>
                <draw:g>
                  <svg:desc>Hoja1.H34:Hoja1.H57</svg:desc>
                </draw:g>
              </table:table-cell>
              <table:table-cell office:value-type="float" office:value="0.205493340073324">
                <text:p>0.205493340073324</text:p>
                <draw:g>
                  <svg:desc>Hoja1.I34:Hoja1.I57</svg:desc>
                </draw:g>
              </table:table-cell>
              <table:table-cell office:value-type="float" office:value="0.20839406832594">
                <text:p>0.20839406832594</text:p>
                <draw:g>
                  <svg:desc>Hoja1.J34:Hoja1.J57</svg:desc>
                </draw:g>
              </table:table-cell>
              <table:table-cell office:value-type="float" office:value="0.239281983305135">
                <text:p>0.239281983305135</text:p>
                <draw:g>
                  <svg:desc>Hoja1.G34:Hoja1.G57</svg:desc>
                </draw:g>
              </table:table-cell>
              <table:table-cell office:value-type="float" office:value="0.230500534555084">
                <text:p>0.230500534555084</text:p>
                <draw:g>
                  <svg:desc>Hoja1.H34:Hoja1.H57</svg:desc>
                </draw:g>
              </table:table-cell>
              <table:table-cell office:value-type="float" office:value="0.205493340073324">
                <text:p>0.205493340073324</text:p>
                <draw:g>
                  <svg:desc>Hoja1.I34:Hoja1.I57</svg:desc>
                </draw:g>
              </table:table-cell>
              <table:table-cell office:value-type="float" office:value="0.20839406832594">
                <text:p>0.20839406832594</text:p>
                <draw:g>
                  <svg:desc>Hoja1.J34:Hoja1.J57</svg:desc>
                </draw:g>
              </table:table-cell>
              <table:table-cell office:value-type="float" office:value="NaN">
                <text:p>NaN</text:p>
                <draw:g>
                  <svg:desc>Hoja1.K34:Hoja1.K57</svg:desc>
                </draw:g>
              </table:table-cell>
              <table:table-cell office:value-type="float" office:value="NaN">
                <text:p>NaN</text:p>
                <draw:g>
                  <svg:desc>Hoja1.L34:Hoja1.L57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282472257112758">
                <text:p>0.282472257112758</text:p>
              </table:table-cell>
              <table:table-cell office:value-type="float" office:value="0.264147298975957">
                <text:p>0.264147298975957</text:p>
              </table:table-cell>
              <table:table-cell office:value-type="float" office:value="0.268045005428222">
                <text:p>0.268045005428222</text:p>
              </table:table-cell>
              <table:table-cell office:value-type="float" office:value="0.268430162207718">
                <text:p>0.268430162207718</text:p>
              </table:table-cell>
              <table:table-cell office:value-type="float" office:value="0.280802307374175">
                <text:p>0.280802307374175</text:p>
              </table:table-cell>
              <table:table-cell office:value-type="float" office:value="0.27727062400168">
                <text:p>0.27727062400168</text:p>
              </table:table-cell>
              <table:table-cell office:value-type="float" office:value="0.268891352433875">
                <text:p>0.268891352433875</text:p>
              </table:table-cell>
              <table:table-cell office:value-type="float" office:value="0.264001688415787">
                <text:p>0.264001688415787</text:p>
              </table:table-cell>
              <table:table-cell office:value-type="float" office:value="0.280802307374175">
                <text:p>0.280802307374175</text:p>
              </table:table-cell>
              <table:table-cell office:value-type="float" office:value="0.27727062400168">
                <text:p>0.27727062400168</text:p>
              </table:table-cell>
              <table:table-cell office:value-type="float" office:value="0.268891352433875">
                <text:p>0.268891352433875</text:p>
              </table:table-cell>
              <table:table-cell office:value-type="float" office:value="0.264001688415787">
                <text:p>0.26400168841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239248493188672">
                <text:p>0.239248493188672</text:p>
              </table:table-cell>
              <table:table-cell office:value-type="float" office:value="0.246924504742298">
                <text:p>0.246924504742298</text:p>
              </table:table-cell>
              <table:table-cell office:value-type="float" office:value="0.231389070935114">
                <text:p>0.231389070935114</text:p>
              </table:table-cell>
              <table:table-cell office:value-type="float" office:value="0.260535366757776">
                <text:p>0.260535366757776</text:p>
              </table:table-cell>
              <table:table-cell office:value-type="float" office:value="0.234540782610584">
                <text:p>0.234540782610584</text:p>
              </table:table-cell>
              <table:table-cell office:value-type="float" office:value="0.233954305122316">
                <text:p>0.233954305122316</text:p>
              </table:table-cell>
              <table:table-cell office:value-type="float" office:value="0.247000233205951">
                <text:p>0.247000233205951</text:p>
              </table:table-cell>
              <table:table-cell office:value-type="float" office:value="0.24917085199037">
                <text:p>0.24917085199037</text:p>
              </table:table-cell>
              <table:table-cell office:value-type="float" office:value="0.234540782610584">
                <text:p>0.234540782610584</text:p>
              </table:table-cell>
              <table:table-cell office:value-type="float" office:value="0.233954305122316">
                <text:p>0.233954305122316</text:p>
              </table:table-cell>
              <table:table-cell office:value-type="float" office:value="0.247000233205951">
                <text:p>0.247000233205951</text:p>
              </table:table-cell>
              <table:table-cell office:value-type="float" office:value="0.24917085199037">
                <text:p>0.24917085199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.284328249558754">
                <text:p>0.284328249558754</text:p>
              </table:table-cell>
              <table:table-cell office:value-type="float" office:value="0.305790185347411">
                <text:p>0.305790185347411</text:p>
              </table:table-cell>
              <table:table-cell office:value-type="float" office:value="0.287393766455991">
                <text:p>0.287393766455991</text:p>
              </table:table-cell>
              <table:table-cell office:value-type="float" office:value="0.274882311872324">
                <text:p>0.274882311872324</text:p>
              </table:table-cell>
              <table:table-cell office:value-type="float" office:value="0.305412150537065">
                <text:p>0.305412150537065</text:p>
              </table:table-cell>
              <table:table-cell office:value-type="float" office:value="0.258419274472692">
                <text:p>0.258419274472692</text:p>
              </table:table-cell>
              <table:table-cell office:value-type="float" office:value="0.279636411094537">
                <text:p>0.279636411094537</text:p>
              </table:table-cell>
              <table:table-cell office:value-type="float" office:value="0.292417651851174">
                <text:p>0.292417651851174</text:p>
              </table:table-cell>
              <table:table-cell office:value-type="float" office:value="0.305412150537065">
                <text:p>0.305412150537065</text:p>
              </table:table-cell>
              <table:table-cell office:value-type="float" office:value="0.258419274472692">
                <text:p>0.258419274472692</text:p>
              </table:table-cell>
              <table:table-cell office:value-type="float" office:value="0.279636411094537">
                <text:p>0.279636411094537</text:p>
              </table:table-cell>
              <table:table-cell office:value-type="float" office:value="0.292417651851174">
                <text:p>0.29241765185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21953962885357">
                <text:p>0.21953962885357</text:p>
              </table:table-cell>
              <table:table-cell office:value-type="float" office:value="0.264412024806183">
                <text:p>0.264412024806183</text:p>
              </table:table-cell>
              <table:table-cell office:value-type="float" office:value="0.219766186531426">
                <text:p>0.219766186531426</text:p>
              </table:table-cell>
              <table:table-cell office:value-type="float" office:value="0.236483749696014">
                <text:p>0.236483749696014</text:p>
              </table:table-cell>
              <table:table-cell office:value-type="float" office:value="0.211616746101777">
                <text:p>0.211616746101777</text:p>
              </table:table-cell>
              <table:table-cell office:value-type="float" office:value="0.220618505244957">
                <text:p>0.220618505244957</text:p>
              </table:table-cell>
              <table:table-cell office:value-type="float" office:value="0.244652662385592">
                <text:p>0.244652662385592</text:p>
              </table:table-cell>
              <table:table-cell office:value-type="float" office:value="0.243689515461021">
                <text:p>0.243689515461021</text:p>
              </table:table-cell>
              <table:table-cell office:value-type="float" office:value="0.211616746101777">
                <text:p>0.211616746101777</text:p>
              </table:table-cell>
              <table:table-cell office:value-type="float" office:value="0.220618505244957">
                <text:p>0.220618505244957</text:p>
              </table:table-cell>
              <table:table-cell office:value-type="float" office:value="0.244652662385592">
                <text:p>0.244652662385592</text:p>
              </table:table-cell>
              <table:table-cell office:value-type="float" office:value="0.243689515461021">
                <text:p>0.24368951546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0618376471971662">
                <text:p>0.0618376471971662</text:p>
              </table:table-cell>
              <table:table-cell office:value-type="float" office:value="0.0612104705203215">
                <text:p>0.0612104705203215</text:p>
              </table:table-cell>
              <table:table-cell office:value-type="float" office:value="0.0441571305839127">
                <text:p>0.0441571305839127</text:p>
              </table:table-cell>
              <table:table-cell office:value-type="float" office:value="0.0692781929181587">
                <text:p>0.0692781929181587</text:p>
              </table:table-cell>
              <table:table-cell office:value-type="float" office:value="0.0620485393711982">
                <text:p>0.0620485393711982</text:p>
              </table:table-cell>
              <table:table-cell office:value-type="float" office:value="0.0547624545535283">
                <text:p>0.0547624545535283</text:p>
              </table:table-cell>
              <table:table-cell office:value-type="float" office:value="0.077275408750036">
                <text:p>0.077275408750036</text:p>
              </table:table-cell>
              <table:table-cell office:value-type="float" office:value="0.0976056148596077">
                <text:p>0.0976056148596077</text:p>
              </table:table-cell>
              <table:table-cell office:value-type="float" office:value="0.0620485393711982">
                <text:p>0.0620485393711982</text:p>
              </table:table-cell>
              <table:table-cell office:value-type="float" office:value="0.0547624545535283">
                <text:p>0.0547624545535283</text:p>
              </table:table-cell>
              <table:table-cell office:value-type="float" office:value="0.077275408750036">
                <text:p>0.077275408750036</text:p>
              </table:table-cell>
              <table:table-cell office:value-type="float" office:value="0.0976056148596077">
                <text:p>0.097605614859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225446222628703">
                <text:p>0.225446222628703</text:p>
              </table:table-cell>
              <table:table-cell office:value-type="float" office:value="0.268322462820694">
                <text:p>0.268322462820694</text:p>
              </table:table-cell>
              <table:table-cell office:value-type="float" office:value="0.224935639875868">
                <text:p>0.224935639875868</text:p>
              </table:table-cell>
              <table:table-cell office:value-type="float" office:value="0.265111175037301">
                <text:p>0.265111175037301</text:p>
              </table:table-cell>
              <table:table-cell office:value-type="float" office:value="0.225914431754941">
                <text:p>0.225914431754941</text:p>
              </table:table-cell>
              <table:table-cell office:value-type="float" office:value="0.220790994417868">
                <text:p>0.220790994417868</text:p>
              </table:table-cell>
              <table:table-cell office:value-type="float" office:value="0.271821185537342">
                <text:p>0.271821185537342</text:p>
              </table:table-cell>
              <table:table-cell office:value-type="float" office:value="0.2588050095854">
                <text:p>0.2588050095854</text:p>
              </table:table-cell>
              <table:table-cell office:value-type="float" office:value="0.225914431754941">
                <text:p>0.225914431754941</text:p>
              </table:table-cell>
              <table:table-cell office:value-type="float" office:value="0.220790994417868">
                <text:p>0.220790994417868</text:p>
              </table:table-cell>
              <table:table-cell office:value-type="float" office:value="0.271821185537342">
                <text:p>0.271821185537342</text:p>
              </table:table-cell>
              <table:table-cell office:value-type="float" office:value="0.2588050095854">
                <text:p>0.258805009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250928703093608">
                <text:p>0.250928703093608</text:p>
              </table:table-cell>
              <table:table-cell office:value-type="float" office:value="0.245983867173297">
                <text:p>0.245983867173297</text:p>
              </table:table-cell>
              <table:table-cell office:value-type="float" office:value="0.248863481609821">
                <text:p>0.248863481609821</text:p>
              </table:table-cell>
              <table:table-cell office:value-type="float" office:value="0.253736372557098">
                <text:p>0.253736372557098</text:p>
              </table:table-cell>
              <table:table-cell office:value-type="float" office:value="0.247311107764432">
                <text:p>0.247311107764432</text:p>
              </table:table-cell>
              <table:table-cell office:value-type="float" office:value="0.247851984066306">
                <text:p>0.247851984066306</text:p>
              </table:table-cell>
              <table:table-cell office:value-type="float" office:value="0.255859474233848">
                <text:p>0.255859474233848</text:p>
              </table:table-cell>
              <table:table-cell office:value-type="float" office:value="0.257892523964957">
                <text:p>0.257892523964957</text:p>
              </table:table-cell>
              <table:table-cell office:value-type="float" office:value="0.247311107764432">
                <text:p>0.247311107764432</text:p>
              </table:table-cell>
              <table:table-cell office:value-type="float" office:value="0.247851984066306">
                <text:p>0.247851984066306</text:p>
              </table:table-cell>
              <table:table-cell office:value-type="float" office:value="0.255859474233848">
                <text:p>0.255859474233848</text:p>
              </table:table-cell>
              <table:table-cell office:value-type="float" office:value="0.257892523964957">
                <text:p>0.25789252396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0698173952279321">
                <text:p>0.0698173952279321</text:p>
              </table:table-cell>
              <table:table-cell office:value-type="float" office:value="0.0539182743029459">
                <text:p>0.0539182743029459</text:p>
              </table:table-cell>
              <table:table-cell office:value-type="float" office:value="0.0525158301440427">
                <text:p>0.0525158301440427</text:p>
              </table:table-cell>
              <table:table-cell office:value-type="float" office:value="0.0743379033499836">
                <text:p>0.0743379033499836</text:p>
              </table:table-cell>
              <table:table-cell office:value-type="float" office:value="0.0564497748385593">
                <text:p>0.0564497748385593</text:p>
              </table:table-cell>
              <table:table-cell office:value-type="float" office:value="0.0568731669201805">
                <text:p>0.0568731669201805</text:p>
              </table:table-cell>
              <table:table-cell office:value-type="float" office:value="0.057788531794684">
                <text:p>0.057788531794684</text:p>
              </table:table-cell>
              <table:table-cell office:value-type="float" office:value="0.0555212496428377">
                <text:p>0.0555212496428377</text:p>
              </table:table-cell>
              <table:table-cell office:value-type="float" office:value="0.0564497748385593">
                <text:p>0.0564497748385593</text:p>
              </table:table-cell>
              <table:table-cell office:value-type="float" office:value="0.0568731669201805">
                <text:p>0.0568731669201805</text:p>
              </table:table-cell>
              <table:table-cell office:value-type="float" office:value="0.057788531794684">
                <text:p>0.057788531794684</text:p>
              </table:table-cell>
              <table:table-cell office:value-type="float" office:value="0.0555212496428377">
                <text:p>0.0555212496428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244001527892575">
                <text:p>0.244001527892575</text:p>
              </table:table-cell>
              <table:table-cell office:value-type="float" office:value="0.241040272802762">
                <text:p>0.241040272802762</text:p>
              </table:table-cell>
              <table:table-cell office:value-type="float" office:value="0.250411034886391">
                <text:p>0.250411034886391</text:p>
              </table:table-cell>
              <table:table-cell office:value-type="float" office:value="0.241199639804419">
                <text:p>0.241199639804419</text:p>
              </table:table-cell>
              <table:table-cell office:value-type="float" office:value="0.247120780821755">
                <text:p>0.247120780821755</text:p>
              </table:table-cell>
              <table:table-cell office:value-type="float" office:value="0.252690703799502">
                <text:p>0.252690703799502</text:p>
              </table:table-cell>
              <table:table-cell office:value-type="float" office:value="0.242882994684666">
                <text:p>0.242882994684666</text:p>
              </table:table-cell>
              <table:table-cell office:value-type="float" office:value="0.254241148459984">
                <text:p>0.254241148459984</text:p>
              </table:table-cell>
              <table:table-cell office:value-type="float" office:value="0.247120780821755">
                <text:p>0.247120780821755</text:p>
              </table:table-cell>
              <table:table-cell office:value-type="float" office:value="0.252690703799502">
                <text:p>0.252690703799502</text:p>
              </table:table-cell>
              <table:table-cell office:value-type="float" office:value="0.242882994684666">
                <text:p>0.242882994684666</text:p>
              </table:table-cell>
              <table:table-cell office:value-type="float" office:value="0.254241148459984">
                <text:p>0.254241148459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22696974423111">
                <text:p>0.22696974423111</text:p>
              </table:table-cell>
              <table:table-cell office:value-type="float" office:value="0.261306450036687">
                <text:p>0.261306450036687</text:p>
              </table:table-cell>
              <table:table-cell office:value-type="float" office:value="0.236871115997684">
                <text:p>0.236871115997684</text:p>
              </table:table-cell>
              <table:table-cell office:value-type="float" office:value="0.256157298086752">
                <text:p>0.256157298086752</text:p>
              </table:table-cell>
              <table:table-cell office:value-type="float" office:value="0.222551124302595">
                <text:p>0.222551124302595</text:p>
              </table:table-cell>
              <table:table-cell office:value-type="float" office:value="0.232166007890185">
                <text:p>0.232166007890185</text:p>
              </table:table-cell>
              <table:table-cell office:value-type="float" office:value="0.241677223407309">
                <text:p>0.241677223407309</text:p>
              </table:table-cell>
              <table:table-cell office:value-type="float" office:value="0.252579599192459">
                <text:p>0.252579599192459</text:p>
              </table:table-cell>
              <table:table-cell office:value-type="float" office:value="0.222551124302595">
                <text:p>0.222551124302595</text:p>
              </table:table-cell>
              <table:table-cell office:value-type="float" office:value="0.232166007890185">
                <text:p>0.232166007890185</text:p>
              </table:table-cell>
              <table:table-cell office:value-type="float" office:value="0.241677223407309">
                <text:p>0.241677223407309</text:p>
              </table:table-cell>
              <table:table-cell office:value-type="float" office:value="0.252579599192459">
                <text:p>0.252579599192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262870808816489">
                <text:p>0.262870808816489</text:p>
              </table:table-cell>
              <table:table-cell office:value-type="float" office:value="0.269066109015313">
                <text:p>0.269066109015313</text:p>
              </table:table-cell>
              <table:table-cell office:value-type="float" office:value="0.257237408309315">
                <text:p>0.257237408309315</text:p>
              </table:table-cell>
              <table:table-cell office:value-type="float" office:value="0.258534867700924">
                <text:p>0.258534867700924</text:p>
              </table:table-cell>
              <table:table-cell office:value-type="float" office:value="0.260337019812984">
                <text:p>0.260337019812984</text:p>
              </table:table-cell>
              <table:table-cell office:value-type="float" office:value="0.255234196040819">
                <text:p>0.255234196040819</text:p>
              </table:table-cell>
              <table:table-cell office:value-type="float" office:value="0.258597327291966">
                <text:p>0.258597327291966</text:p>
              </table:table-cell>
              <table:table-cell office:value-type="float" office:value="0.261942607924004">
                <text:p>0.261942607924004</text:p>
              </table:table-cell>
              <table:table-cell office:value-type="float" office:value="0.260337019812984">
                <text:p>0.260337019812984</text:p>
              </table:table-cell>
              <table:table-cell office:value-type="float" office:value="0.255234196040819">
                <text:p>0.255234196040819</text:p>
              </table:table-cell>
              <table:table-cell office:value-type="float" office:value="0.258597327291966">
                <text:p>0.258597327291966</text:p>
              </table:table-cell>
              <table:table-cell office:value-type="float" office:value="0.261942607924004">
                <text:p>0.261942607924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243608573537497">
                <text:p>0.243608573537497</text:p>
              </table:table-cell>
              <table:table-cell office:value-type="float" office:value="0.251396036389449">
                <text:p>0.251396036389449</text:p>
              </table:table-cell>
              <table:table-cell office:value-type="float" office:value="0.238167842646824">
                <text:p>0.238167842646824</text:p>
              </table:table-cell>
              <table:table-cell office:value-type="float" office:value="0.256728446377506">
                <text:p>0.256728446377506</text:p>
              </table:table-cell>
              <table:table-cell office:value-type="float" office:value="0.234207481168473">
                <text:p>0.234207481168473</text:p>
              </table:table-cell>
              <table:table-cell office:value-type="float" office:value="0.232164274311085">
                <text:p>0.232164274311085</text:p>
              </table:table-cell>
              <table:table-cell office:value-type="float" office:value="0.257830053241231">
                <text:p>0.257830053241231</text:p>
              </table:table-cell>
              <table:table-cell office:value-type="float" office:value="0.267612280210219">
                <text:p>0.267612280210219</text:p>
              </table:table-cell>
              <table:table-cell office:value-type="float" office:value="0.234207481168473">
                <text:p>0.234207481168473</text:p>
              </table:table-cell>
              <table:table-cell office:value-type="float" office:value="0.232164274311085">
                <text:p>0.232164274311085</text:p>
              </table:table-cell>
              <table:table-cell office:value-type="float" office:value="0.257830053241231">
                <text:p>0.257830053241231</text:p>
              </table:table-cell>
              <table:table-cell office:value-type="float" office:value="0.267612280210219">
                <text:p>0.26761228021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0590026258090775">
                <text:p>0.0590026258090775</text:p>
              </table:table-cell>
              <table:table-cell office:value-type="float" office:value="0.0842971430906318">
                <text:p>0.0842971430906318</text:p>
              </table:table-cell>
              <table:table-cell office:value-type="float" office:value="0.0571135771234791">
                <text:p>0.0571135771234791</text:p>
              </table:table-cell>
              <table:table-cell office:value-type="float" office:value="0.101427327353353">
                <text:p>0.101427327353353</text:p>
              </table:table-cell>
              <table:table-cell office:value-type="float" office:value="0.0606958563812536">
                <text:p>0.0606958563812536</text:p>
              </table:table-cell>
              <table:table-cell office:value-type="float" office:value="0.0771687963282008">
                <text:p>0.0771687963282008</text:p>
              </table:table-cell>
              <table:table-cell office:value-type="float" office:value="0.0710806337713593">
                <text:p>0.0710806337713593</text:p>
              </table:table-cell>
              <table:table-cell office:value-type="float" office:value="0.0505196746261254">
                <text:p>0.0505196746261254</text:p>
              </table:table-cell>
              <table:table-cell office:value-type="float" office:value="0.0606958563812536">
                <text:p>0.0606958563812536</text:p>
              </table:table-cell>
              <table:table-cell office:value-type="float" office:value="0.0771687963282008">
                <text:p>0.0771687963282008</text:p>
              </table:table-cell>
              <table:table-cell office:value-type="float" office:value="0.0710806337713593">
                <text:p>0.0710806337713593</text:p>
              </table:table-cell>
              <table:table-cell office:value-type="float" office:value="0.0505196746261254">
                <text:p>0.050519674626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233559750135651">
                <text:p>0.233559750135651</text:p>
              </table:table-cell>
              <table:table-cell office:value-type="float" office:value="0.242377523646999">
                <text:p>0.242377523646999</text:p>
              </table:table-cell>
              <table:table-cell office:value-type="float" office:value="0.232914853438071">
                <text:p>0.232914853438071</text:p>
              </table:table-cell>
              <table:table-cell office:value-type="float" office:value="0.242355295217748">
                <text:p>0.242355295217748</text:p>
              </table:table-cell>
              <table:table-cell office:value-type="float" office:value="0.23036174100459">
                <text:p>0.23036174100459</text:p>
              </table:table-cell>
              <table:table-cell office:value-type="float" office:value="0.228856342397807">
                <text:p>0.228856342397807</text:p>
              </table:table-cell>
              <table:table-cell office:value-type="float" office:value="0.222380743674244">
                <text:p>0.222380743674244</text:p>
              </table:table-cell>
              <table:table-cell office:value-type="float" office:value="0.22903925327335">
                <text:p>0.22903925327335</text:p>
              </table:table-cell>
              <table:table-cell office:value-type="float" office:value="0.23036174100459">
                <text:p>0.23036174100459</text:p>
              </table:table-cell>
              <table:table-cell office:value-type="float" office:value="0.228856342397807">
                <text:p>0.228856342397807</text:p>
              </table:table-cell>
              <table:table-cell office:value-type="float" office:value="0.222380743674244">
                <text:p>0.222380743674244</text:p>
              </table:table-cell>
              <table:table-cell office:value-type="float" office:value="0.22903925327335">
                <text:p>0.2290392532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0366781136361956">
                <text:p>0.0366781136361956</text:p>
              </table:table-cell>
              <table:table-cell office:value-type="float" office:value="0.0474528333672087">
                <text:p>0.0474528333672087</text:p>
              </table:table-cell>
              <table:table-cell office:value-type="float" office:value="0.0478196646975983">
                <text:p>0.0478196646975983</text:p>
              </table:table-cell>
              <table:table-cell office:value-type="float" office:value="0.0540366808875693">
                <text:p>0.0540366808875693</text:p>
              </table:table-cell>
              <table:table-cell office:value-type="float" office:value="0.0471456345857636">
                <text:p>0.0471456345857636</text:p>
              </table:table-cell>
              <table:table-cell office:value-type="float" office:value="0.0444757622871062">
                <text:p>0.0444757622871062</text:p>
              </table:table-cell>
              <table:table-cell office:value-type="float" office:value="0.0771597539643773">
                <text:p>0.0771597539643773</text:p>
              </table:table-cell>
              <table:table-cell office:value-type="float" office:value="0.0739082711920649">
                <text:p>0.0739082711920649</text:p>
              </table:table-cell>
              <table:table-cell office:value-type="float" office:value="0.0471456345857636">
                <text:p>0.0471456345857636</text:p>
              </table:table-cell>
              <table:table-cell office:value-type="float" office:value="0.0444757622871062">
                <text:p>0.0444757622871062</text:p>
              </table:table-cell>
              <table:table-cell office:value-type="float" office:value="0.0771597539643773">
                <text:p>0.0771597539643773</text:p>
              </table:table-cell>
              <table:table-cell office:value-type="float" office:value="0.0739082711920649">
                <text:p>0.073908271192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0542680061922731">
                <text:p>0.0542680061922731</text:p>
              </table:table-cell>
              <table:table-cell office:value-type="float" office:value="0.0834720060514202">
                <text:p>0.0834720060514202</text:p>
              </table:table-cell>
              <table:table-cell office:value-type="float" office:value="0.0577550114234682">
                <text:p>0.0577550114234682</text:p>
              </table:table-cell>
              <table:table-cell office:value-type="float" office:value="0.0728896894614714">
                <text:p>0.0728896894614714</text:p>
              </table:table-cell>
              <table:table-cell office:value-type="float" office:value="0.049496613294449">
                <text:p>0.049496613294449</text:p>
              </table:table-cell>
              <table:table-cell office:value-type="float" office:value="0.0495188455651514">
                <text:p>0.0495188455651514</text:p>
              </table:table-cell>
              <table:table-cell office:value-type="float" office:value="0.0699787064900226">
                <text:p>0.0699787064900226</text:p>
              </table:table-cell>
              <table:table-cell office:value-type="float" office:value="0.0796121630682396">
                <text:p>0.0796121630682396</text:p>
              </table:table-cell>
              <table:table-cell office:value-type="float" office:value="0.049496613294449">
                <text:p>0.049496613294449</text:p>
              </table:table-cell>
              <table:table-cell office:value-type="float" office:value="0.0495188455651514">
                <text:p>0.0495188455651514</text:p>
              </table:table-cell>
              <table:table-cell office:value-type="float" office:value="0.0699787064900226">
                <text:p>0.0699787064900226</text:p>
              </table:table-cell>
              <table:table-cell office:value-type="float" office:value="0.0796121630682396">
                <text:p>0.0796121630682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0518368754327704">
                <text:p>0.0518368754327704</text:p>
              </table:table-cell>
              <table:table-cell office:value-type="float" office:value="0.0577265294327107">
                <text:p>0.0577265294327107</text:p>
              </table:table-cell>
              <table:table-cell office:value-type="float" office:value="0.0472334234464273">
                <text:p>0.0472334234464273</text:p>
              </table:table-cell>
              <table:table-cell office:value-type="float" office:value="0.0412839962969639">
                <text:p>0.0412839962969639</text:p>
              </table:table-cell>
              <table:table-cell office:value-type="float" office:value="0.0412152184055673">
                <text:p>0.0412152184055673</text:p>
              </table:table-cell>
              <table:table-cell office:value-type="float" office:value="0.0523852969959834">
                <text:p>0.0523852969959834</text:p>
              </table:table-cell>
              <table:table-cell office:value-type="float" office:value="0.0426680785890659">
                <text:p>0.0426680785890659</text:p>
              </table:table-cell>
              <table:table-cell office:value-type="float" office:value="0.0405336857555705">
                <text:p>0.0405336857555705</text:p>
              </table:table-cell>
              <table:table-cell office:value-type="float" office:value="0.0412152184055673">
                <text:p>0.0412152184055673</text:p>
              </table:table-cell>
              <table:table-cell office:value-type="float" office:value="0.0523852969959834">
                <text:p>0.0523852969959834</text:p>
              </table:table-cell>
              <table:table-cell office:value-type="float" office:value="0.0426680785890659">
                <text:p>0.0426680785890659</text:p>
              </table:table-cell>
              <table:table-cell office:value-type="float" office:value="0.0405336857555705">
                <text:p>0.040533685755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0521189356802544">
                <text:p>0.0521189356802544</text:p>
              </table:table-cell>
              <table:table-cell office:value-type="float" office:value="0.0538323726548611">
                <text:p>0.0538323726548611</text:p>
              </table:table-cell>
              <table:table-cell office:value-type="float" office:value="0.0570848491483821">
                <text:p>0.0570848491483821</text:p>
              </table:table-cell>
              <table:table-cell office:value-type="float" office:value="0.043230457787963">
                <text:p>0.043230457787963</text:p>
              </table:table-cell>
              <table:table-cell office:value-type="float" office:value="0.0646743571424422">
                <text:p>0.0646743571424422</text:p>
              </table:table-cell>
              <table:table-cell office:value-type="float" office:value="0.0611556482149244">
                <text:p>0.0611556482149244</text:p>
              </table:table-cell>
              <table:table-cell office:value-type="float" office:value="0.0916546991144762">
                <text:p>0.0916546991144762</text:p>
              </table:table-cell>
              <table:table-cell office:value-type="float" office:value="0.0700865117672495">
                <text:p>0.0700865117672495</text:p>
              </table:table-cell>
              <table:table-cell office:value-type="float" office:value="0.0646743571424422">
                <text:p>0.0646743571424422</text:p>
              </table:table-cell>
              <table:table-cell office:value-type="float" office:value="0.0611556482149244">
                <text:p>0.0611556482149244</text:p>
              </table:table-cell>
              <table:table-cell office:value-type="float" office:value="0.0916546991144762">
                <text:p>0.0916546991144762</text:p>
              </table:table-cell>
              <table:table-cell office:value-type="float" office:value="0.0700865117672495">
                <text:p>0.0700865117672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0520584295082967">
                <text:p>0.0520584295082967</text:p>
              </table:table-cell>
              <table:table-cell office:value-type="float" office:value="0.0657517936560351">
                <text:p>0.0657517936560351</text:p>
              </table:table-cell>
              <table:table-cell office:value-type="float" office:value="0.056859104565935">
                <text:p>0.056859104565935</text:p>
              </table:table-cell>
              <table:table-cell office:value-type="float" office:value="0.0460891565537555">
                <text:p>0.0460891565537555</text:p>
              </table:table-cell>
              <table:table-cell office:value-type="float" office:value="0.0508022497919879">
                <text:p>0.0508022497919879</text:p>
              </table:table-cell>
              <table:table-cell office:value-type="float" office:value="0.0639488556290241">
                <text:p>0.0639488556290241</text:p>
              </table:table-cell>
              <table:table-cell office:value-type="float" office:value="0.0638250725462508">
                <text:p>0.0638250725462508</text:p>
              </table:table-cell>
              <table:table-cell office:value-type="float" office:value="0.0427139645260354">
                <text:p>0.0427139645260354</text:p>
              </table:table-cell>
              <table:table-cell office:value-type="float" office:value="0.0508022497919879">
                <text:p>0.0508022497919879</text:p>
              </table:table-cell>
              <table:table-cell office:value-type="float" office:value="0.0639488556290241">
                <text:p>0.0639488556290241</text:p>
              </table:table-cell>
              <table:table-cell office:value-type="float" office:value="0.0638250725462508">
                <text:p>0.0638250725462508</text:p>
              </table:table-cell>
              <table:table-cell office:value-type="float" office:value="0.0427139645260354">
                <text:p>0.0427139645260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212978303480564">
                <text:p>0.212978303480564</text:p>
              </table:table-cell>
              <table:table-cell office:value-type="float" office:value="0.233050710686325">
                <text:p>0.233050710686325</text:p>
              </table:table-cell>
              <table:table-cell office:value-type="float" office:value="0.209563731097236">
                <text:p>0.209563731097236</text:p>
              </table:table-cell>
              <table:table-cell office:value-type="float" office:value="0.232279097504228">
                <text:p>0.232279097504228</text:p>
              </table:table-cell>
              <table:table-cell office:value-type="float" office:value="0.207634161338778">
                <text:p>0.207634161338778</text:p>
              </table:table-cell>
              <table:table-cell office:value-type="float" office:value="0.216584770581816">
                <text:p>0.216584770581816</text:p>
              </table:table-cell>
              <table:table-cell office:value-type="float" office:value="0.235050972588615">
                <text:p>0.235050972588615</text:p>
              </table:table-cell>
              <table:table-cell office:value-type="float" office:value="0.232120475117962">
                <text:p>0.232120475117962</text:p>
              </table:table-cell>
              <table:table-cell office:value-type="float" office:value="0.207634161338778">
                <text:p>0.207634161338778</text:p>
              </table:table-cell>
              <table:table-cell office:value-type="float" office:value="0.216584770581816">
                <text:p>0.216584770581816</text:p>
              </table:table-cell>
              <table:table-cell office:value-type="float" office:value="0.235050972588615">
                <text:p>0.235050972588615</text:p>
              </table:table-cell>
              <table:table-cell office:value-type="float" office:value="0.232120475117962">
                <text:p>0.232120475117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0514980544323825">
                <text:p>0.0514980544323825</text:p>
              </table:table-cell>
              <table:table-cell office:value-type="float" office:value="0.0724895978552647">
                <text:p>0.0724895978552647</text:p>
              </table:table-cell>
              <table:table-cell office:value-type="float" office:value="0.0549362800934486">
                <text:p>0.0549362800934486</text:p>
              </table:table-cell>
              <table:table-cell office:value-type="float" office:value="0.0566120506718797">
                <text:p>0.0566120506718797</text:p>
              </table:table-cell>
              <table:table-cell office:value-type="float" office:value="0.0539128999877065">
                <text:p>0.0539128999877065</text:p>
              </table:table-cell>
              <table:table-cell office:value-type="float" office:value="0.0686438001736318">
                <text:p>0.0686438001736318</text:p>
              </table:table-cell>
              <table:table-cell office:value-type="float" office:value="0.054489058976318">
                <text:p>0.054489058976318</text:p>
              </table:table-cell>
              <table:table-cell office:value-type="float" office:value="0.0639246313230567">
                <text:p>0.0639246313230567</text:p>
              </table:table-cell>
              <table:table-cell office:value-type="float" office:value="0.0539128999877065">
                <text:p>0.0539128999877065</text:p>
              </table:table-cell>
              <table:table-cell office:value-type="float" office:value="0.0686438001736318">
                <text:p>0.0686438001736318</text:p>
              </table:table-cell>
              <table:table-cell office:value-type="float" office:value="0.054489058976318">
                <text:p>0.054489058976318</text:p>
              </table:table-cell>
              <table:table-cell office:value-type="float" office:value="0.0639246313230567">
                <text:p>0.0639246313230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ació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165416738946962">
                <text:p>0.165416738946962</text:p>
              </table:table-cell>
              <table:table-cell office:value-type="float" office:value="0.176850144446457">
                <text:p>0.176850144446457</text:p>
              </table:table-cell>
              <table:table-cell office:value-type="float" office:value="0.164286382609658">
                <text:p>0.164286382609658</text:p>
              </table:table-cell>
              <table:table-cell office:value-type="float" office:value="0.17347856531943">
                <text:p>0.17347856531943</text:p>
              </table:table-cell>
              <table:table-cell office:value-type="float" office:value="0.16516058916801">
                <text:p>0.16516058916801</text:p>
              </table:table-cell>
              <table:table-cell office:value-type="float" office:value="0.16527432470772">
                <text:p>0.16527432470772</text:p>
              </table:table-cell>
              <table:table-cell office:value-type="float" office:value="0.174440632629504">
                <text:p>0.174440632629504</text:p>
              </table:table-cell>
              <table:table-cell office:value-type="float" office:value="0.174833292751519">
                <text:p>0.174833292751519</text:p>
              </table:table-cell>
              <table:table-cell office:value-type="float" office:value="0.16516058916801">
                <text:p>0.16516058916801</text:p>
              </table:table-cell>
              <table:table-cell office:value-type="float" office:value="0.16527432470772">
                <text:p>0.16527432470772</text:p>
              </table:table-cell>
              <table:table-cell office:value-type="float" office:value="0.174440632629504">
                <text:p>0.174440632629504</text:p>
              </table:table-cell>
              <table:table-cell office:value-type="float" office:value="0.174833292751519">
                <text:p>0.17483329275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7cm" svg:height="11.065cm" xlink:href=".." xlink:type="simple" chart:class="chart:line" chart:style-name="ch1">
        <chart:title svg:x="7.688cm" svg:y="0.357cm" chart:style-name="ch2">
          <text:p>Indice de correlacion</text:p>
        </chart:title>
        <chart:legend chart:legend-position="end" svg:x="16.606cm" svg:y="2.738cm" style:legend-expansion="high" chart:style-name="ch3"/>
        <chart:plot-area chart:style-name="ch4" table:cell-range-address="Hoja1.B62:Hoja1.L85 Hoja1.C60:Hoja1.F61 Hoja1.G60:Hoja1.J60 Hoja1.K60:Hoja1.P61" chart:data-source-has-labels="both" svg:x="0.393cm" svg:y="1.251cm" svg:width="15.82cm" svg:height="9.593cm">
          <chartooo:coordinate-region svg:x="1.12cm" svg:y="1.251cm" svg:width="14.99cm" svg:height="7.961cm"/>
          <chart:axis chart:dimension="x" chart:name="primary-x" chart:style-name="ch5" chartooo:axis-type="auto">
            <chartooo:date-scale/>
            <chart:categories table:cell-range-address="Hoja1.B62:Hoja1.B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62:Hoja1.C85" chart:label-cell-address="Hoja1.C60:Hoja1.C61" chart:class="chart:line">
            <chart:data-point chart:repeated="24"/>
          </chart:series>
          <chart:series chart:style-name="ch8" chart:values-cell-range-address="Hoja1.D62:Hoja1.D85" chart:label-cell-address="Hoja1.D60:Hoja1.D61" chart:class="chart:line">
            <chart:data-point chart:repeated="24"/>
          </chart:series>
          <chart:series chart:style-name="ch9" chart:values-cell-range-address="Hoja1.E62:Hoja1.E85" chart:label-cell-address="Hoja1.E60:Hoja1.E61" chart:class="chart:line">
            <chart:data-point chart:repeated="24"/>
          </chart:series>
          <chart:series chart:style-name="ch10" chart:values-cell-range-address="Hoja1.F62:Hoja1.F85" chart:label-cell-address="Hoja1.F60:Hoja1.F61" chart:class="chart:line">
            <chart:data-point chart:repeated="24"/>
          </chart:series>
          <chart:series chart:style-name="ch11" chart:values-cell-range-address="Hoja1.G62:Hoja1.G85" chart:label-cell-address="Hoja1.G60:Hoja1.G60" chart:class="chart:line">
            <chart:data-point chart:repeated="24"/>
          </chart:series>
          <chart:series chart:style-name="ch12" chart:values-cell-range-address="Hoja1.H62:Hoja1.H85" chart:label-cell-address="Hoja1.H60:Hoja1.H60" chart:class="chart:line">
            <chart:data-point chart:repeated="24"/>
          </chart:series>
          <chart:series chart:style-name="ch13" chart:values-cell-range-address="Hoja1.I62:Hoja1.I85" chart:label-cell-address="Hoja1.I60:Hoja1.I60" chart:class="chart:line">
            <chart:data-point chart:repeated="24"/>
          </chart:series>
          <chart:series chart:style-name="ch14" chart:values-cell-range-address="Hoja1.J62:Hoja1.J85" chart:label-cell-address="Hoja1.J60:Hoja1.J60" chart:class="chart:line">
            <chart:data-point chart:repeated="24"/>
          </chart:series>
          <chart:series chart:style-name="ch15" chart:values-cell-range-address="Hoja1.G62:Hoja1.G85" chart:label-cell-address="Hoja1.K60:Hoja1.K61" chart:class="chart:line">
            <chart:data-point chart:repeated="24"/>
          </chart:series>
          <chart:series chart:style-name="ch16" chart:values-cell-range-address="Hoja1.H62:Hoja1.H85" chart:label-cell-address="Hoja1.L60:Hoja1.L61" chart:class="chart:line">
            <chart:data-point chart:repeated="24"/>
          </chart:series>
          <chart:series chart:style-name="ch17" chart:values-cell-range-address="Hoja1.I62:Hoja1.I85" chart:label-cell-address="Hoja1.M60:Hoja1.M61" chart:class="chart:line">
            <chart:data-point chart:repeated="24"/>
          </chart:series>
          <chart:series chart:style-name="ch18" chart:values-cell-range-address="Hoja1.J62:Hoja1.J85" chart:label-cell-address="Hoja1.N60:Hoja1.N61" chart:class="chart:line">
            <chart:data-point chart:repeated="24"/>
          </chart:series>
          <chart:series chart:style-name="ch19" chart:values-cell-range-address="Hoja1.K62:Hoja1.K85" chart:label-cell-address="Hoja1.O60:Hoja1.O61" chart:class="chart:line">
            <chart:data-point chart:repeated="24"/>
          </chart:series>
          <chart:series chart:style-name="ch20" chart:values-cell-range-address="Hoja1.L62:Hoja1.L85" chart:label-cell-address="Hoja1.P60:Hoja1.P61" chart:class="chart:line">
            <chart:data-point chart:repeated="2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60:Hoja1.C61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60:Hoja1.D61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60:Hoja1.E61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60:Hoja1.F61</svg:desc>
                </draw:g>
              </table:table-cell>
              <table:table-cell office:value-type="string">
                <text:p/>
                <draw:g>
                  <svg:desc>Hoja1.G60:Hoja1.G60</svg:desc>
                </draw:g>
              </table:table-cell>
              <table:table-cell office:value-type="string">
                <text:p/>
                <draw:g>
                  <svg:desc>Hoja1.H60:Hoja1.H60</svg:desc>
                </draw:g>
              </table:table-cell>
              <table:table-cell office:value-type="string">
                <text:p/>
                <draw:g>
                  <svg:desc>Hoja1.I60:Hoja1.I60</svg:desc>
                </draw:g>
              </table:table-cell>
              <table:table-cell office:value-type="string">
                <text:p/>
                <draw:g>
                  <svg:desc>Hoja1.J60:Hoja1.J60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K60:Hoja1.K61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L60:Hoja1.L61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M60:Hoja1.M61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N60:Hoja1.N61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O60:Hoja1.O61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P60:Hoja1.P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62:Hoja1.B85</svg:desc>
                </draw:g>
              </table:table-cell>
              <table:table-cell office:value-type="float" office:value="0.681586995704155">
                <text:p>0.681586995704155</text:p>
                <draw:g>
                  <svg:desc>Hoja1.C62:Hoja1.C85</svg:desc>
                </draw:g>
              </table:table-cell>
              <table:table-cell office:value-type="float" office:value="0.713670412558399">
                <text:p>0.713670412558399</text:p>
                <draw:g>
                  <svg:desc>Hoja1.D62:Hoja1.D85</svg:desc>
                </draw:g>
              </table:table-cell>
              <table:table-cell office:value-type="float" office:value="0.64844689914209">
                <text:p>0.64844689914209</text:p>
                <draw:g>
                  <svg:desc>Hoja1.E62:Hoja1.E85</svg:desc>
                </draw:g>
              </table:table-cell>
              <table:table-cell office:value-type="float" office:value="0.736064235205066">
                <text:p>0.736064235205066</text:p>
                <draw:g>
                  <svg:desc>Hoja1.F62:Hoja1.F85</svg:desc>
                </draw:g>
              </table:table-cell>
              <table:table-cell office:value-type="float" office:value="0.618317893855222">
                <text:p>0.618317893855222</text:p>
                <draw:g>
                  <svg:desc>Hoja1.G62:Hoja1.G85</svg:desc>
                </draw:g>
              </table:table-cell>
              <table:table-cell office:value-type="float" office:value="0.652155337641182">
                <text:p>0.652155337641182</text:p>
                <draw:g>
                  <svg:desc>Hoja1.H62:Hoja1.H85</svg:desc>
                </draw:g>
              </table:table-cell>
              <table:table-cell office:value-type="float" office:value="0.736132308903698">
                <text:p>0.736132308903698</text:p>
                <draw:g>
                  <svg:desc>Hoja1.I62:Hoja1.I85</svg:desc>
                </draw:g>
              </table:table-cell>
              <table:table-cell office:value-type="float" office:value="0.729867790112074">
                <text:p>0.729867790112074</text:p>
                <draw:g>
                  <svg:desc>Hoja1.J62:Hoja1.J85</svg:desc>
                </draw:g>
              </table:table-cell>
              <table:table-cell office:value-type="float" office:value="0.618317893855222">
                <text:p>0.618317893855222</text:p>
                <draw:g>
                  <svg:desc>Hoja1.G62:Hoja1.G85</svg:desc>
                </draw:g>
              </table:table-cell>
              <table:table-cell office:value-type="float" office:value="0.652155337641182">
                <text:p>0.652155337641182</text:p>
                <draw:g>
                  <svg:desc>Hoja1.H62:Hoja1.H85</svg:desc>
                </draw:g>
              </table:table-cell>
              <table:table-cell office:value-type="float" office:value="0.736132308903698">
                <text:p>0.736132308903698</text:p>
                <draw:g>
                  <svg:desc>Hoja1.I62:Hoja1.I85</svg:desc>
                </draw:g>
              </table:table-cell>
              <table:table-cell office:value-type="float" office:value="0.729867790112074">
                <text:p>0.729867790112074</text:p>
                <draw:g>
                  <svg:desc>Hoja1.J62:Hoja1.J85</svg:desc>
                </draw:g>
              </table:table-cell>
              <table:table-cell office:value-type="float" office:value="NaN">
                <text:p>NaN</text:p>
                <draw:g>
                  <svg:desc>Hoja1.K62:Hoja1.K85</svg:desc>
                </draw:g>
              </table:table-cell>
              <table:table-cell office:value-type="float" office:value="NaN">
                <text:p>NaN</text:p>
                <draw:g>
                  <svg:desc>Hoja1.L62:Hoja1.L85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686713087321669">
                <text:p>0.686713087321669</text:p>
              </table:table-cell>
              <table:table-cell office:value-type="float" office:value="0.713141273282985">
                <text:p>0.713141273282985</text:p>
              </table:table-cell>
              <table:table-cell office:value-type="float" office:value="0.692480072459982">
                <text:p>0.692480072459982</text:p>
              </table:table-cell>
              <table:table-cell office:value-type="float" office:value="0.704500329502974">
                <text:p>0.704500329502974</text:p>
              </table:table-cell>
              <table:table-cell office:value-type="float" office:value="0.666805296013003">
                <text:p>0.666805296013003</text:p>
              </table:table-cell>
              <table:table-cell office:value-type="float" office:value="0.685925169470742">
                <text:p>0.685925169470742</text:p>
              </table:table-cell>
              <table:table-cell office:value-type="float" office:value="0.712479452941805">
                <text:p>0.712479452941805</text:p>
              </table:table-cell>
              <table:table-cell office:value-type="float" office:value="0.71181691082239">
                <text:p>0.71181691082239</text:p>
              </table:table-cell>
              <table:table-cell office:value-type="float" office:value="0.666805296013003">
                <text:p>0.666805296013003</text:p>
              </table:table-cell>
              <table:table-cell office:value-type="float" office:value="0.685925169470742">
                <text:p>0.685925169470742</text:p>
              </table:table-cell>
              <table:table-cell office:value-type="float" office:value="0.712479452941805">
                <text:p>0.712479452941805</text:p>
              </table:table-cell>
              <table:table-cell office:value-type="float" office:value="0.71181691082239">
                <text:p>0.7118169108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730928136476358">
                <text:p>0.730928136476358</text:p>
              </table:table-cell>
              <table:table-cell office:value-type="float" office:value="0.717301270161686">
                <text:p>0.717301270161686</text:p>
              </table:table-cell>
              <table:table-cell office:value-type="float" office:value="0.743285839360219">
                <text:p>0.743285839360219</text:p>
              </table:table-cell>
              <table:table-cell office:value-type="float" office:value="0.696394169493833">
                <text:p>0.696394169493833</text:p>
              </table:table-cell>
              <table:table-cell office:value-type="float" office:value="0.742341120951863">
                <text:p>0.742341120951863</text:p>
              </table:table-cell>
              <table:table-cell office:value-type="float" office:value="0.741839695098189">
                <text:p>0.741839695098189</text:p>
              </table:table-cell>
              <table:table-cell office:value-type="float" office:value="0.719559756586582">
                <text:p>0.719559756586582</text:p>
              </table:table-cell>
              <table:table-cell office:value-type="float" office:value="0.713760894757522">
                <text:p>0.713760894757522</text:p>
              </table:table-cell>
              <table:table-cell office:value-type="float" office:value="0.742341120951863">
                <text:p>0.742341120951863</text:p>
              </table:table-cell>
              <table:table-cell office:value-type="float" office:value="0.741839695098189">
                <text:p>0.741839695098189</text:p>
              </table:table-cell>
              <table:table-cell office:value-type="float" office:value="0.719559756586582">
                <text:p>0.719559756586582</text:p>
              </table:table-cell>
              <table:table-cell office:value-type="float" office:value="0.713760894757522">
                <text:p>0.71376089475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0.709913633234229">
                <text:p>0.709913633234229</text:p>
              </table:table-cell>
              <table:table-cell office:value-type="float" office:value="0.650130566180312">
                <text:p>0.650130566180312</text:p>
              </table:table-cell>
              <table:table-cell office:value-type="float" office:value="0.676442717738925">
                <text:p>0.676442717738925</text:p>
              </table:table-cell>
              <table:table-cell office:value-type="float" office:value="0.6360784717367">
                <text:p>0.6360784717367</text:p>
              </table:table-cell>
              <table:table-cell office:value-type="float" office:value="0.697190362165112">
                <text:p>0.697190362165112</text:p>
              </table:table-cell>
              <table:table-cell office:value-type="float" office:value="0.704226279560326">
                <text:p>0.704226279560326</text:p>
              </table:table-cell>
              <table:table-cell office:value-type="float" office:value="0.646503763480299">
                <text:p>0.646503763480299</text:p>
              </table:table-cell>
              <table:table-cell office:value-type="float" office:value="0.587875733267615">
                <text:p>0.587875733267615</text:p>
              </table:table-cell>
              <table:table-cell office:value-type="float" office:value="0.697190362165112">
                <text:p>0.697190362165112</text:p>
              </table:table-cell>
              <table:table-cell office:value-type="float" office:value="0.704226279560326">
                <text:p>0.704226279560326</text:p>
              </table:table-cell>
              <table:table-cell office:value-type="float" office:value="0.646503763480299">
                <text:p>0.646503763480299</text:p>
              </table:table-cell>
              <table:table-cell office:value-type="float" office:value="0.587875733267615">
                <text:p>0.58787573326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767857771581821">
                <text:p>0.767857771581821</text:p>
              </table:table-cell>
              <table:table-cell office:value-type="float" office:value="0.703931723533974">
                <text:p>0.703931723533974</text:p>
              </table:table-cell>
              <table:table-cell office:value-type="float" office:value="0.762485420626841">
                <text:p>0.762485420626841</text:p>
              </table:table-cell>
              <table:table-cell office:value-type="float" office:value="0.754867569330597">
                <text:p>0.754867569330597</text:p>
              </table:table-cell>
              <table:table-cell office:value-type="float" office:value="0.786329078807189">
                <text:p>0.786329078807189</text:p>
              </table:table-cell>
              <table:table-cell office:value-type="float" office:value="0.767054308355438">
                <text:p>0.767054308355438</text:p>
              </table:table-cell>
              <table:table-cell office:value-type="float" office:value="0.74890114590475">
                <text:p>0.74890114590475</text:p>
              </table:table-cell>
              <table:table-cell office:value-type="float" office:value="0.748771658278167">
                <text:p>0.748771658278167</text:p>
              </table:table-cell>
              <table:table-cell office:value-type="float" office:value="0.786329078807189">
                <text:p>0.786329078807189</text:p>
              </table:table-cell>
              <table:table-cell office:value-type="float" office:value="0.767054308355438">
                <text:p>0.767054308355438</text:p>
              </table:table-cell>
              <table:table-cell office:value-type="float" office:value="0.74890114590475">
                <text:p>0.74890114590475</text:p>
              </table:table-cell>
              <table:table-cell office:value-type="float" office:value="0.748771658278167">
                <text:p>0.74877165827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980692157594628">
                <text:p>0.980692157594628</text:p>
              </table:table-cell>
              <table:table-cell office:value-type="float" office:value="0.987825085631303">
                <text:p>0.987825085631303</text:p>
              </table:table-cell>
              <table:table-cell office:value-type="float" office:value="0.989569744249862">
                <text:p>0.989569744249862</text:p>
              </table:table-cell>
              <table:table-cell office:value-type="float" office:value="0.982902544132667">
                <text:p>0.982902544132667</text:p>
              </table:table-cell>
              <table:table-cell office:value-type="float" office:value="0.980168633454673">
                <text:p>0.980168633454673</text:p>
              </table:table-cell>
              <table:table-cell office:value-type="float" office:value="0.983460209313408">
                <text:p>0.983460209313408</text:p>
              </table:table-cell>
              <table:table-cell office:value-type="float" office:value="0.975890998554609">
                <text:p>0.975890998554609</text:p>
              </table:table-cell>
              <table:table-cell office:value-type="float" office:value="0.951966233286681">
                <text:p>0.951966233286681</text:p>
              </table:table-cell>
              <table:table-cell office:value-type="float" office:value="0.980168633454673">
                <text:p>0.980168633454673</text:p>
              </table:table-cell>
              <table:table-cell office:value-type="float" office:value="0.983460209313408">
                <text:p>0.983460209313408</text:p>
              </table:table-cell>
              <table:table-cell office:value-type="float" office:value="0.975890998554609">
                <text:p>0.975890998554609</text:p>
              </table:table-cell>
              <table:table-cell office:value-type="float" office:value="0.951966233286681">
                <text:p>0.95196623328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751493679801696">
                <text:p>0.751493679801696</text:p>
              </table:table-cell>
              <table:table-cell office:value-type="float" office:value="0.656193017107127">
                <text:p>0.656193017107127</text:p>
              </table:table-cell>
              <table:table-cell office:value-type="float" office:value="0.752158851898403">
                <text:p>0.752158851898403</text:p>
              </table:table-cell>
              <table:table-cell office:value-type="float" office:value="0.661335709073183">
                <text:p>0.661335709073183</text:p>
              </table:table-cell>
              <table:table-cell office:value-type="float" office:value="0.749002496968312">
                <text:p>0.749002496968312</text:p>
              </table:table-cell>
              <table:table-cell office:value-type="float" office:value="0.762783015702456">
                <text:p>0.762783015702456</text:p>
              </table:table-cell>
              <table:table-cell office:value-type="float" office:value="0.638541768724877">
                <text:p>0.638541768724877</text:p>
              </table:table-cell>
              <table:table-cell office:value-type="float" office:value="0.689730155334217">
                <text:p>0.689730155334217</text:p>
              </table:table-cell>
              <table:table-cell office:value-type="float" office:value="0.749002496968312">
                <text:p>0.749002496968312</text:p>
              </table:table-cell>
              <table:table-cell office:value-type="float" office:value="0.762783015702456">
                <text:p>0.762783015702456</text:p>
              </table:table-cell>
              <table:table-cell office:value-type="float" office:value="0.638541768724877">
                <text:p>0.638541768724877</text:p>
              </table:table-cell>
              <table:table-cell office:value-type="float" office:value="0.689730155334217">
                <text:p>0.68973015533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748817692550065">
                <text:p>0.748817692550065</text:p>
              </table:table-cell>
              <table:table-cell office:value-type="float" office:value="0.753049547046752">
                <text:p>0.753049547046752</text:p>
              </table:table-cell>
              <table:table-cell office:value-type="float" office:value="0.753494388230777">
                <text:p>0.753494388230777</text:p>
              </table:table-cell>
              <table:table-cell office:value-type="float" office:value="0.7388295626982">
                <text:p>0.7388295626982</text:p>
              </table:table-cell>
              <table:table-cell office:value-type="float" office:value="0.753812442642644">
                <text:p>0.753812442642644</text:p>
              </table:table-cell>
              <table:table-cell office:value-type="float" office:value="0.752102062386491">
                <text:p>0.752102062386491</text:p>
              </table:table-cell>
              <table:table-cell office:value-type="float" office:value="0.738603748637962">
                <text:p>0.738603748637962</text:p>
              </table:table-cell>
              <table:table-cell office:value-type="float" office:value="0.735476500696321">
                <text:p>0.735476500696321</text:p>
              </table:table-cell>
              <table:table-cell office:value-type="float" office:value="0.753812442642644">
                <text:p>0.753812442642644</text:p>
              </table:table-cell>
              <table:table-cell office:value-type="float" office:value="0.752102062386491">
                <text:p>0.752102062386491</text:p>
              </table:table-cell>
              <table:table-cell office:value-type="float" office:value="0.738603748637962">
                <text:p>0.738603748637962</text:p>
              </table:table-cell>
              <table:table-cell office:value-type="float" office:value="0.735476500696321">
                <text:p>0.735476500696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978813749497818">
                <text:p>0.978813749497818</text:p>
              </table:table-cell>
              <table:table-cell office:value-type="float" office:value="0.98828749145743">
                <text:p>0.98828749145743</text:p>
              </table:table-cell>
              <table:table-cell office:value-type="float" office:value="0.987532070754585">
                <text:p>0.987532070754585</text:p>
              </table:table-cell>
              <table:table-cell office:value-type="float" office:value="0.978605984921612">
                <text:p>0.978605984921612</text:p>
              </table:table-cell>
              <table:table-cell office:value-type="float" office:value="0.986599188808023">
                <text:p>0.986599188808023</text:p>
              </table:table-cell>
              <table:table-cell office:value-type="float" office:value="0.987000699586171">
                <text:p>0.987000699586171</text:p>
              </table:table-cell>
              <table:table-cell office:value-type="float" office:value="0.990636295709798">
                <text:p>0.990636295709798</text:p>
              </table:table-cell>
              <table:table-cell office:value-type="float" office:value="0.990794388366832">
                <text:p>0.990794388366832</text:p>
              </table:table-cell>
              <table:table-cell office:value-type="float" office:value="0.986599188808023">
                <text:p>0.986599188808023</text:p>
              </table:table-cell>
              <table:table-cell office:value-type="float" office:value="0.987000699586171">
                <text:p>0.987000699586171</text:p>
              </table:table-cell>
              <table:table-cell office:value-type="float" office:value="0.990636295709798">
                <text:p>0.990636295709798</text:p>
              </table:table-cell>
              <table:table-cell office:value-type="float" office:value="0.990794388366832">
                <text:p>0.99079438836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749069989894197">
                <text:p>0.749069989894197</text:p>
              </table:table-cell>
              <table:table-cell office:value-type="float" office:value="0.756429343826004">
                <text:p>0.756429343826004</text:p>
              </table:table-cell>
              <table:table-cell office:value-type="float" office:value="0.733223276837377">
                <text:p>0.733223276837377</text:p>
              </table:table-cell>
              <table:table-cell office:value-type="float" office:value="0.754033295344806">
                <text:p>0.754033295344806</text:p>
              </table:table-cell>
              <table:table-cell office:value-type="float" office:value="0.743027517413989">
                <text:p>0.743027517413989</text:p>
              </table:table-cell>
              <table:table-cell office:value-type="float" office:value="0.738999967128132">
                <text:p>0.738999967128132</text:p>
              </table:table-cell>
              <table:table-cell office:value-type="float" office:value="0.749338226066361">
                <text:p>0.749338226066361</text:p>
              </table:table-cell>
              <table:table-cell office:value-type="float" office:value="0.726606686067438">
                <text:p>0.726606686067438</text:p>
              </table:table-cell>
              <table:table-cell office:value-type="float" office:value="0.743027517413989">
                <text:p>0.743027517413989</text:p>
              </table:table-cell>
              <table:table-cell office:value-type="float" office:value="0.738999967128132">
                <text:p>0.738999967128132</text:p>
              </table:table-cell>
              <table:table-cell office:value-type="float" office:value="0.749338226066361">
                <text:p>0.749338226066361</text:p>
              </table:table-cell>
              <table:table-cell office:value-type="float" office:value="0.726606686067438">
                <text:p>0.72660668606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781689791262241">
                <text:p>0.781689791262241</text:p>
              </table:table-cell>
              <table:table-cell office:value-type="float" office:value="0.755093516444281">
                <text:p>0.755093516444281</text:p>
              </table:table-cell>
              <table:table-cell office:value-type="float" office:value="0.756550603317659">
                <text:p>0.756550603317659</text:p>
              </table:table-cell>
              <table:table-cell office:value-type="float" office:value="0.751063447129844">
                <text:p>0.751063447129844</text:p>
              </table:table-cell>
              <table:table-cell office:value-type="float" office:value="0.785888400691119">
                <text:p>0.785888400691119</text:p>
              </table:table-cell>
              <table:table-cell office:value-type="float" office:value="0.768098506827246">
                <text:p>0.768098506827246</text:p>
              </table:table-cell>
              <table:table-cell office:value-type="float" office:value="0.764118211179281">
                <text:p>0.764118211179281</text:p>
              </table:table-cell>
              <table:table-cell office:value-type="float" office:value="0.758695046576366">
                <text:p>0.758695046576366</text:p>
              </table:table-cell>
              <table:table-cell office:value-type="float" office:value="0.785888400691119">
                <text:p>0.785888400691119</text:p>
              </table:table-cell>
              <table:table-cell office:value-type="float" office:value="0.768098506827246">
                <text:p>0.768098506827246</text:p>
              </table:table-cell>
              <table:table-cell office:value-type="float" office:value="0.764118211179281">
                <text:p>0.764118211179281</text:p>
              </table:table-cell>
              <table:table-cell office:value-type="float" office:value="0.758695046576366">
                <text:p>0.75869504657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685776046960132">
                <text:p>0.685776046960132</text:p>
              </table:table-cell>
              <table:table-cell office:value-type="float" office:value="0.671807654702476">
                <text:p>0.671807654702476</text:p>
              </table:table-cell>
              <table:table-cell office:value-type="float" office:value="0.692049333840867">
                <text:p>0.692049333840867</text:p>
              </table:table-cell>
              <table:table-cell office:value-type="float" office:value="0.672006368453808">
                <text:p>0.672006368453808</text:p>
              </table:table-cell>
              <table:table-cell office:value-type="float" office:value="0.69427787361661">
                <text:p>0.69427787361661</text:p>
              </table:table-cell>
              <table:table-cell office:value-type="float" office:value="0.704439733125083">
                <text:p>0.704439733125083</text:p>
              </table:table-cell>
              <table:table-cell office:value-type="float" office:value="0.674056956150298">
                <text:p>0.674056956150298</text:p>
              </table:table-cell>
              <table:table-cell office:value-type="float" office:value="0.660936662591497">
                <text:p>0.660936662591497</text:p>
              </table:table-cell>
              <table:table-cell office:value-type="float" office:value="0.69427787361661">
                <text:p>0.69427787361661</text:p>
              </table:table-cell>
              <table:table-cell office:value-type="float" office:value="0.704439733125083">
                <text:p>0.704439733125083</text:p>
              </table:table-cell>
              <table:table-cell office:value-type="float" office:value="0.674056956150298">
                <text:p>0.674056956150298</text:p>
              </table:table-cell>
              <table:table-cell office:value-type="float" office:value="0.660936662591497">
                <text:p>0.66093666259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66191128146344">
                <text:p>0.66191128146344</text:p>
              </table:table-cell>
              <table:table-cell office:value-type="float" office:value="0.634327766551932">
                <text:p>0.634327766551932</text:p>
              </table:table-cell>
              <table:table-cell office:value-type="float" office:value="0.670075931150731">
                <text:p>0.670075931150731</text:p>
              </table:table-cell>
              <table:table-cell office:value-type="float" office:value="0.639166730352719">
                <text:p>0.639166730352719</text:p>
              </table:table-cell>
              <table:table-cell office:value-type="float" office:value="0.675967870181038">
                <text:p>0.675967870181038</text:p>
              </table:table-cell>
              <table:table-cell office:value-type="float" office:value="0.682966500117871">
                <text:p>0.682966500117871</text:p>
              </table:table-cell>
              <table:table-cell office:value-type="float" office:value="0.651578620588568">
                <text:p>0.651578620588568</text:p>
              </table:table-cell>
              <table:table-cell office:value-type="float" office:value="0.627472993222674">
                <text:p>0.627472993222674</text:p>
              </table:table-cell>
              <table:table-cell office:value-type="float" office:value="0.675967870181038">
                <text:p>0.675967870181038</text:p>
              </table:table-cell>
              <table:table-cell office:value-type="float" office:value="0.682966500117871">
                <text:p>0.682966500117871</text:p>
              </table:table-cell>
              <table:table-cell office:value-type="float" office:value="0.651578620588568">
                <text:p>0.651578620588568</text:p>
              </table:table-cell>
              <table:table-cell office:value-type="float" office:value="0.627472993222674">
                <text:p>0.62747299322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985231619801284">
                <text:p>0.985231619801284</text:p>
              </table:table-cell>
              <table:table-cell office:value-type="float" office:value="0.970744858924916">
                <text:p>0.970744858924916</text:p>
              </table:table-cell>
              <table:table-cell office:value-type="float" office:value="0.985810014759699">
                <text:p>0.985810014759699</text:p>
              </table:table-cell>
              <table:table-cell office:value-type="float" office:value="0.961498544686263">
                <text:p>0.961498544686263</text:p>
              </table:table-cell>
              <table:table-cell office:value-type="float" office:value="0.985292715878648">
                <text:p>0.985292715878648</text:p>
              </table:table-cell>
              <table:table-cell office:value-type="float" office:value="0.97302011203724">
                <text:p>0.97302011203724</text:p>
              </table:table-cell>
              <table:table-cell office:value-type="float" office:value="0.982476797844384">
                <text:p>0.982476797844384</text:p>
              </table:table-cell>
              <table:table-cell office:value-type="float" office:value="0.989731012229515">
                <text:p>0.989731012229515</text:p>
              </table:table-cell>
              <table:table-cell office:value-type="float" office:value="0.985292715878648">
                <text:p>0.985292715878648</text:p>
              </table:table-cell>
              <table:table-cell office:value-type="float" office:value="0.97302011203724">
                <text:p>0.97302011203724</text:p>
              </table:table-cell>
              <table:table-cell office:value-type="float" office:value="0.982476797844384">
                <text:p>0.982476797844384</text:p>
              </table:table-cell>
              <table:table-cell office:value-type="float" office:value="0.989731012229515">
                <text:p>0.989731012229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735701013235073">
                <text:p>0.735701013235073</text:p>
              </table:table-cell>
              <table:table-cell office:value-type="float" office:value="0.733078060990178">
                <text:p>0.733078060990178</text:p>
              </table:table-cell>
              <table:table-cell office:value-type="float" office:value="0.729142121130747">
                <text:p>0.729142121130747</text:p>
              </table:table-cell>
              <table:table-cell office:value-type="float" office:value="0.744005414586784">
                <text:p>0.744005414586784</text:p>
              </table:table-cell>
              <table:table-cell office:value-type="float" office:value="0.732032364824075">
                <text:p>0.732032364824075</text:p>
              </table:table-cell>
              <table:table-cell office:value-type="float" office:value="0.74250968767866">
                <text:p>0.74250968767866</text:p>
              </table:table-cell>
              <table:table-cell office:value-type="float" office:value="0.764316307257773">
                <text:p>0.764316307257773</text:p>
              </table:table-cell>
              <table:table-cell office:value-type="float" office:value="0.746703769525402">
                <text:p>0.746703769525402</text:p>
              </table:table-cell>
              <table:table-cell office:value-type="float" office:value="0.732032364824075">
                <text:p>0.732032364824075</text:p>
              </table:table-cell>
              <table:table-cell office:value-type="float" office:value="0.74250968767866">
                <text:p>0.74250968767866</text:p>
              </table:table-cell>
              <table:table-cell office:value-type="float" office:value="0.764316307257773">
                <text:p>0.764316307257773</text:p>
              </table:table-cell>
              <table:table-cell office:value-type="float" office:value="0.746703769525402">
                <text:p>0.74670376952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994279791892056">
                <text:p>0.994279791892056</text:p>
              </table:table-cell>
              <table:table-cell office:value-type="float" office:value="0.991027850601063">
                <text:p>0.991027850601063</text:p>
              </table:table-cell>
              <table:table-cell office:value-type="float" office:value="0.990215633818842">
                <text:p>0.990215633818842</text:p>
              </table:table-cell>
              <table:table-cell office:value-type="float" office:value="0.989115175088156">
                <text:p>0.989115175088156</text:p>
              </table:table-cell>
              <table:table-cell office:value-type="float" office:value="0.99063340552389">
                <text:p>0.99063340552389</text:p>
              </table:table-cell>
              <table:table-cell office:value-type="float" office:value="0.991660422406059">
                <text:p>0.991660422406059</text:p>
              </table:table-cell>
              <table:table-cell office:value-type="float" office:value="0.976147006273105">
                <text:p>0.976147006273105</text:p>
              </table:table-cell>
              <table:table-cell office:value-type="float" office:value="0.979155727606953">
                <text:p>0.979155727606953</text:p>
              </table:table-cell>
              <table:table-cell office:value-type="float" office:value="0.99063340552389">
                <text:p>0.99063340552389</text:p>
              </table:table-cell>
              <table:table-cell office:value-type="float" office:value="0.991660422406059">
                <text:p>0.991660422406059</text:p>
              </table:table-cell>
              <table:table-cell office:value-type="float" office:value="0.976147006273105">
                <text:p>0.976147006273105</text:p>
              </table:table-cell>
              <table:table-cell office:value-type="float" office:value="0.979155727606953">
                <text:p>0.97915572760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988356105503778">
                <text:p>0.988356105503778</text:p>
              </table:table-cell>
              <table:table-cell office:value-type="float" office:value="0.973740061580064">
                <text:p>0.973740061580064</text:p>
              </table:table-cell>
              <table:table-cell office:value-type="float" office:value="0.987163946436098">
                <text:p>0.987163946436098</text:p>
              </table:table-cell>
              <table:table-cell office:value-type="float" office:value="0.980445738128262">
                <text:p>0.980445738128262</text:p>
              </table:table-cell>
              <table:table-cell office:value-type="float" office:value="0.991871609623555">
                <text:p>0.991871609623555</text:p>
              </table:table-cell>
              <table:table-cell office:value-type="float" office:value="0.990518525385404">
                <text:p>0.990518525385404</text:p>
              </table:table-cell>
              <table:table-cell office:value-type="float" office:value="0.982728441862534">
                <text:p>0.982728441862534</text:p>
              </table:table-cell>
              <table:table-cell office:value-type="float" office:value="0.976461187694279">
                <text:p>0.976461187694279</text:p>
              </table:table-cell>
              <table:table-cell office:value-type="float" office:value="0.991871609623555">
                <text:p>0.991871609623555</text:p>
              </table:table-cell>
              <table:table-cell office:value-type="float" office:value="0.990518525385404">
                <text:p>0.990518525385404</text:p>
              </table:table-cell>
              <table:table-cell office:value-type="float" office:value="0.982728441862534">
                <text:p>0.982728441862534</text:p>
              </table:table-cell>
              <table:table-cell office:value-type="float" office:value="0.976461187694279">
                <text:p>0.976461187694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988287325555343">
                <text:p>0.988287325555343</text:p>
              </table:table-cell>
              <table:table-cell office:value-type="float" office:value="0.985194035179472">
                <text:p>0.985194035179472</text:p>
              </table:table-cell>
              <table:table-cell office:value-type="float" office:value="0.989994536999067">
                <text:p>0.989994536999067</text:p>
              </table:table-cell>
              <table:table-cell office:value-type="float" office:value="0.993587685965309">
                <text:p>0.993587685965309</text:p>
              </table:table-cell>
              <table:table-cell office:value-type="float" office:value="0.992296425759767">
                <text:p>0.992296425759767</text:p>
              </table:table-cell>
              <table:table-cell office:value-type="float" office:value="0.98731719237572">
                <text:p>0.98731719237572</text:p>
              </table:table-cell>
              <table:table-cell office:value-type="float" office:value="0.993180339589057">
                <text:p>0.993180339589057</text:p>
              </table:table-cell>
              <table:table-cell office:value-type="float" office:value="0.993132751097896">
                <text:p>0.993132751097896</text:p>
              </table:table-cell>
              <table:table-cell office:value-type="float" office:value="0.992296425759767">
                <text:p>0.992296425759767</text:p>
              </table:table-cell>
              <table:table-cell office:value-type="float" office:value="0.98731719237572">
                <text:p>0.98731719237572</text:p>
              </table:table-cell>
              <table:table-cell office:value-type="float" office:value="0.993180339589057">
                <text:p>0.993180339589057</text:p>
              </table:table-cell>
              <table:table-cell office:value-type="float" office:value="0.993132751097896">
                <text:p>0.99313275109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987664521254928">
                <text:p>0.987664521254928</text:p>
              </table:table-cell>
              <table:table-cell office:value-type="float" office:value="0.988518341788866">
                <text:p>0.988518341788866</text:p>
              </table:table-cell>
              <table:table-cell office:value-type="float" office:value="0.985331270777052">
                <text:p>0.985331270777052</text:p>
              </table:table-cell>
              <table:table-cell office:value-type="float" office:value="0.992143102156987">
                <text:p>0.992143102156987</text:p>
              </table:table-cell>
              <table:table-cell office:value-type="float" office:value="0.980677090878495">
                <text:p>0.980677090878495</text:p>
              </table:table-cell>
              <table:table-cell office:value-type="float" office:value="0.982709191134827">
                <text:p>0.982709191134827</text:p>
              </table:table-cell>
              <table:table-cell office:value-type="float" office:value="0.963010783488631">
                <text:p>0.963010783488631</text:p>
              </table:table-cell>
              <table:table-cell office:value-type="float" office:value="0.984298710951342">
                <text:p>0.984298710951342</text:p>
              </table:table-cell>
              <table:table-cell office:value-type="float" office:value="0.980677090878495">
                <text:p>0.980677090878495</text:p>
              </table:table-cell>
              <table:table-cell office:value-type="float" office:value="0.982709191134827">
                <text:p>0.982709191134827</text:p>
              </table:table-cell>
              <table:table-cell office:value-type="float" office:value="0.963010783488631">
                <text:p>0.963010783488631</text:p>
              </table:table-cell>
              <table:table-cell office:value-type="float" office:value="0.984298710951342">
                <text:p>0.98429871095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987356520458719">
                <text:p>0.987356520458719</text:p>
              </table:table-cell>
              <table:table-cell office:value-type="float" office:value="0.980990295619677">
                <text:p>0.980990295619677</text:p>
              </table:table-cell>
              <table:table-cell office:value-type="float" office:value="0.986702853454317">
                <text:p>0.986702853454317</text:p>
              </table:table-cell>
              <table:table-cell office:value-type="float" office:value="0.992710408366805">
                <text:p>0.992710408366805</text:p>
              </table:table-cell>
              <table:table-cell office:value-type="float" office:value="0.988134763319197">
                <text:p>0.988134763319197</text:p>
              </table:table-cell>
              <table:table-cell office:value-type="float" office:value="0.982068704256891">
                <text:p>0.982068704256891</text:p>
              </table:table-cell>
              <table:table-cell office:value-type="float" office:value="0.983916385932112">
                <text:p>0.983916385932112</text:p>
              </table:table-cell>
              <table:table-cell office:value-type="float" office:value="0.994239107376223">
                <text:p>0.994239107376223</text:p>
              </table:table-cell>
              <table:table-cell office:value-type="float" office:value="0.988134763319197">
                <text:p>0.988134763319197</text:p>
              </table:table-cell>
              <table:table-cell office:value-type="float" office:value="0.982068704256891">
                <text:p>0.982068704256891</text:p>
              </table:table-cell>
              <table:table-cell office:value-type="float" office:value="0.983916385932112">
                <text:p>0.983916385932112</text:p>
              </table:table-cell>
              <table:table-cell office:value-type="float" office:value="0.994239107376223">
                <text:p>0.994239107376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747979307155906">
                <text:p>0.747979307155906</text:p>
              </table:table-cell>
              <table:table-cell office:value-type="float" office:value="0.723224671840849">
                <text:p>0.723224671840849</text:p>
              </table:table-cell>
              <table:table-cell office:value-type="float" office:value="0.769657395006597">
                <text:p>0.769657395006597</text:p>
              </table:table-cell>
              <table:table-cell office:value-type="float" office:value="0.732851242335019">
                <text:p>0.732851242335019</text:p>
              </table:table-cell>
              <table:table-cell office:value-type="float" office:value="0.769139148138823">
                <text:p>0.769139148138823</text:p>
              </table:table-cell>
              <table:table-cell office:value-type="float" office:value="0.744653849926699">
                <text:p>0.744653849926699</text:p>
              </table:table-cell>
              <table:table-cell office:value-type="float" office:value="0.726231154213635">
                <text:p>0.726231154213635</text:p>
              </table:table-cell>
              <table:table-cell office:value-type="float" office:value="0.729068051671714">
                <text:p>0.729068051671714</text:p>
              </table:table-cell>
              <table:table-cell office:value-type="float" office:value="0.769139148138823">
                <text:p>0.769139148138823</text:p>
              </table:table-cell>
              <table:table-cell office:value-type="float" office:value="0.744653849926699">
                <text:p>0.744653849926699</text:p>
              </table:table-cell>
              <table:table-cell office:value-type="float" office:value="0.726231154213635">
                <text:p>0.726231154213635</text:p>
              </table:table-cell>
              <table:table-cell office:value-type="float" office:value="0.729068051671714">
                <text:p>0.72906805167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988929173609234">
                <text:p>0.988929173609234</text:p>
              </table:table-cell>
              <table:table-cell office:value-type="float" office:value="0.977713038884499">
                <text:p>0.977713038884499</text:p>
              </table:table-cell>
              <table:table-cell office:value-type="float" office:value="0.986783294882269">
                <text:p>0.986783294882269</text:p>
              </table:table-cell>
              <table:table-cell office:value-type="float" office:value="0.987722790451441">
                <text:p>0.987722790451441</text:p>
              </table:table-cell>
              <table:table-cell office:value-type="float" office:value="0.987923832450122">
                <text:p>0.987923832450122</text:p>
              </table:table-cell>
              <table:table-cell office:value-type="float" office:value="0.979671398264205">
                <text:p>0.979671398264205</text:p>
              </table:table-cell>
              <table:table-cell office:value-type="float" office:value="0.990593080823791">
                <text:p>0.990593080823791</text:p>
              </table:table-cell>
              <table:table-cell office:value-type="float" office:value="0.986790526516754">
                <text:p>0.986790526516754</text:p>
              </table:table-cell>
              <table:table-cell office:value-type="float" office:value="0.987923832450122">
                <text:p>0.987923832450122</text:p>
              </table:table-cell>
              <table:table-cell office:value-type="float" office:value="0.979671398264205">
                <text:p>0.979671398264205</text:p>
              </table:table-cell>
              <table:table-cell office:value-type="float" office:value="0.990593080823791">
                <text:p>0.990593080823791</text:p>
              </table:table-cell>
              <table:table-cell office:value-type="float" office:value="0.986790526516754">
                <text:p>0.98679052651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ació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832684063264035">
                <text:p>0.832684063264035</text:p>
              </table:table-cell>
              <table:table-cell office:value-type="float" office:value="0.819337267449738">
                <text:p>0.819337267449738</text:p>
              </table:table-cell>
              <table:table-cell office:value-type="float" office:value="0.830390737130591">
                <text:p>0.830390737130591</text:p>
              </table:table-cell>
              <table:table-cell office:value-type="float" office:value="0.821814932688229">
                <text:p>0.821814932688229</text:p>
              </table:table-cell>
              <table:table-cell office:value-type="float" office:value="0.831714978725698">
                <text:p>0.831714978725698</text:p>
              </table:table-cell>
              <table:table-cell office:value-type="float" office:value="0.832053662171747">
                <text:p>0.832053662171747</text:p>
              </table:table-cell>
              <table:table-cell office:value-type="float" office:value="0.823133706850632">
                <text:p>0.823133706850632</text:p>
              </table:table-cell>
              <table:table-cell office:value-type="float" office:value="0.818788749911358">
                <text:p>0.818788749911358</text:p>
              </table:table-cell>
              <table:table-cell office:value-type="float" office:value="0.831714978725698">
                <text:p>0.831714978725698</text:p>
              </table:table-cell>
              <table:table-cell office:value-type="float" office:value="0.832053662171747">
                <text:p>0.832053662171747</text:p>
              </table:table-cell>
              <table:table-cell office:value-type="float" office:value="0.823133706850632">
                <text:p>0.823133706850632</text:p>
              </table:table-cell>
              <table:table-cell office:value-type="float" office:value="0.818788749911358">
                <text:p>0.81878874991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885cm" svg:height="11.185cm" xlink:href=".." xlink:type="simple" chart:class="chart:line" chart:style-name="ch1">
        <chart:title svg:x="7.954cm" svg:y="0.359cm" chart:style-name="ch2">
          <text:p>Index of agreement</text:p>
        </chart:title>
        <chart:legend chart:legend-position="end" svg:x="16.821cm" svg:y="2.798cm" style:legend-expansion="high" chart:style-name="ch3"/>
        <chart:plot-area chart:style-name="ch4" table:cell-range-address="Hoja1.B93:Hoja1.L116 Hoja1.C91:Hoja1.F92 Hoja1.G91:Hoja1.J91 Hoja1.K91:Hoja1.P92" chart:data-source-has-labels="both" svg:x="0.397cm" svg:y="1.255cm" svg:width="16.027cm" svg:height="9.707cm">
          <chartooo:coordinate-region svg:x="1.23cm" svg:y="1.401cm" svg:width="15.091cm" svg:height="9.415cm"/>
          <chart:axis chart:dimension="x" chart:name="primary-x" chart:style-name="ch5" chartooo:axis-type="auto">
            <chartooo:date-scale/>
            <chart:categories table:cell-range-address="Hoja1.B93:Hoja1.B1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93:Hoja1.C116" chart:label-cell-address="Hoja1.C91:Hoja1.C92" chart:class="chart:line">
            <chart:data-point chart:repeated="24"/>
          </chart:series>
          <chart:series chart:style-name="ch8" chart:values-cell-range-address="Hoja1.D93:Hoja1.D116" chart:label-cell-address="Hoja1.D91:Hoja1.D92" chart:class="chart:line">
            <chart:data-point chart:repeated="24"/>
          </chart:series>
          <chart:series chart:style-name="ch9" chart:values-cell-range-address="Hoja1.E93:Hoja1.E116" chart:label-cell-address="Hoja1.E91:Hoja1.E92" chart:class="chart:line">
            <chart:data-point chart:repeated="24"/>
          </chart:series>
          <chart:series chart:style-name="ch10" chart:values-cell-range-address="Hoja1.F93:Hoja1.F116" chart:label-cell-address="Hoja1.F91:Hoja1.F92" chart:class="chart:line">
            <chart:data-point chart:repeated="24"/>
          </chart:series>
          <chart:series chart:style-name="ch11" chart:values-cell-range-address="Hoja1.G93:Hoja1.G116" chart:label-cell-address="Hoja1.G91:Hoja1.G91" chart:class="chart:line">
            <chart:data-point chart:repeated="24"/>
          </chart:series>
          <chart:series chart:style-name="ch12" chart:values-cell-range-address="Hoja1.H93:Hoja1.H116" chart:label-cell-address="Hoja1.H91:Hoja1.H91" chart:class="chart:line">
            <chart:data-point chart:repeated="24"/>
          </chart:series>
          <chart:series chart:style-name="ch13" chart:values-cell-range-address="Hoja1.I93:Hoja1.I116" chart:label-cell-address="Hoja1.I91:Hoja1.I91" chart:class="chart:line">
            <chart:data-point chart:repeated="24"/>
          </chart:series>
          <chart:series chart:style-name="ch14" chart:values-cell-range-address="Hoja1.J93:Hoja1.J116" chart:label-cell-address="Hoja1.J91:Hoja1.J91" chart:class="chart:line">
            <chart:data-point chart:repeated="24"/>
          </chart:series>
          <chart:series chart:style-name="ch15" chart:values-cell-range-address="Hoja1.G93:Hoja1.G116" chart:label-cell-address="Hoja1.K91:Hoja1.K92" chart:class="chart:line">
            <chart:data-point chart:repeated="24"/>
          </chart:series>
          <chart:series chart:style-name="ch16" chart:values-cell-range-address="Hoja1.H93:Hoja1.H116" chart:label-cell-address="Hoja1.L91:Hoja1.L92" chart:class="chart:line">
            <chart:data-point chart:repeated="24"/>
          </chart:series>
          <chart:series chart:style-name="ch17" chart:values-cell-range-address="Hoja1.I93:Hoja1.I116" chart:label-cell-address="Hoja1.M91:Hoja1.M92" chart:class="chart:line">
            <chart:data-point chart:repeated="24"/>
          </chart:series>
          <chart:series chart:style-name="ch18" chart:values-cell-range-address="Hoja1.J93:Hoja1.J116" chart:label-cell-address="Hoja1.N91:Hoja1.N92" chart:class="chart:line">
            <chart:data-point chart:repeated="24"/>
          </chart:series>
          <chart:series chart:style-name="ch19" chart:values-cell-range-address="Hoja1.K93:Hoja1.K116" chart:label-cell-address="Hoja1.O91:Hoja1.O92" chart:class="chart:line">
            <chart:data-point chart:repeated="24"/>
          </chart:series>
          <chart:series chart:style-name="ch20" chart:values-cell-range-address="Hoja1.L93:Hoja1.L116" chart:label-cell-address="Hoja1.P91:Hoja1.P92" chart:class="chart:line">
            <chart:data-point chart:repeated="2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text:list>
                  <text:list-item>
                    <text:p/>
                  </text:list-item>
                  <text:list-item>
                    <text:p>CC</text:p>
                  </text:list-item>
                </text:list>
                <draw:g>
                  <svg:desc>Hoja1.C91:Hoja1.C92</svg:desc>
                </draw:g>
              </table:table-cell>
              <table:table-cell office:value-type="string">
                <text:p>CP</text:p>
                <text:list>
                  <text:list-item>
                    <text:p/>
                  </text:list-item>
                  <text:list-item>
                    <text:p>CP</text:p>
                  </text:list-item>
                </text:list>
                <draw:g>
                  <svg:desc>Hoja1.D91:Hoja1.D92</svg:desc>
                </draw:g>
              </table:table-cell>
              <table:table-cell office:value-type="string">
                <text:p>LC</text:p>
                <text:list>
                  <text:list-item>
                    <text:p/>
                  </text:list-item>
                  <text:list-item>
                    <text:p>LC</text:p>
                  </text:list-item>
                </text:list>
                <draw:g>
                  <svg:desc>Hoja1.E91:Hoja1.E92</svg:desc>
                </draw:g>
              </table:table-cell>
              <table:table-cell office:value-type="string">
                <text:p>LP</text:p>
                <text:list>
                  <text:list-item>
                    <text:p/>
                  </text:list-item>
                  <text:list-item>
                    <text:p>LP</text:p>
                  </text:list-item>
                </text:list>
                <draw:g>
                  <svg:desc>Hoja1.F91:Hoja1.F92</svg:desc>
                </draw:g>
              </table:table-cell>
              <table:table-cell office:value-type="string">
                <text:p/>
                <draw:g>
                  <svg:desc>Hoja1.G91:Hoja1.G91</svg:desc>
                </draw:g>
              </table:table-cell>
              <table:table-cell office:value-type="string">
                <text:p/>
                <draw:g>
                  <svg:desc>Hoja1.H91:Hoja1.H91</svg:desc>
                </draw:g>
              </table:table-cell>
              <table:table-cell office:value-type="string">
                <text:p/>
                <draw:g>
                  <svg:desc>Hoja1.I91:Hoja1.I91</svg:desc>
                </draw:g>
              </table:table-cell>
              <table:table-cell office:value-type="string">
                <text:p/>
                <draw:g>
                  <svg:desc>Hoja1.J91:Hoja1.J91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K91:Hoja1.K9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L91:Hoja1.L9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M91:Hoja1.M9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N91:Hoja1.N9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O91:Hoja1.O9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Hoja1.P91:Hoja1.P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M</text:p>
                <draw:g>
                  <svg:desc>Hoja1.B93:Hoja1.B116</svg:desc>
                </draw:g>
              </table:table-cell>
              <table:table-cell office:value-type="float" office:value="0.461096108473724">
                <text:p>0.461096108473724</text:p>
                <draw:g>
                  <svg:desc>Hoja1.C93:Hoja1.C116</svg:desc>
                </draw:g>
              </table:table-cell>
              <table:table-cell office:value-type="float" office:value="0.517047996513775">
                <text:p>0.517047996513775</text:p>
                <draw:g>
                  <svg:desc>Hoja1.D93:Hoja1.D116</svg:desc>
                </draw:g>
              </table:table-cell>
              <table:table-cell office:value-type="float" office:value="0.399086529555529">
                <text:p>0.399086529555529</text:p>
                <draw:g>
                  <svg:desc>Hoja1.E93:Hoja1.E116</svg:desc>
                </draw:g>
              </table:table-cell>
              <table:table-cell office:value-type="float" office:value="0.549602383576567">
                <text:p>0.549602383576567</text:p>
                <draw:g>
                  <svg:desc>Hoja1.F93:Hoja1.F116</svg:desc>
                </draw:g>
              </table:table-cell>
              <table:table-cell office:value-type="float" office:value="0.37225751546924">
                <text:p>0.37225751546924</text:p>
                <draw:g>
                  <svg:desc>Hoja1.G93:Hoja1.G116</svg:desc>
                </draw:g>
              </table:table-cell>
              <table:table-cell office:value-type="float" office:value="0.415774433161109">
                <text:p>0.415774433161109</text:p>
                <draw:g>
                  <svg:desc>Hoja1.H93:Hoja1.H116</svg:desc>
                </draw:g>
              </table:table-cell>
              <table:table-cell office:value-type="float" office:value="0.544322400818108">
                <text:p>0.544322400818108</text:p>
                <draw:g>
                  <svg:desc>Hoja1.I93:Hoja1.I116</svg:desc>
                </draw:g>
              </table:table-cell>
              <table:table-cell office:value-type="float" office:value="0.537948760477699">
                <text:p>0.537948760477699</text:p>
                <draw:g>
                  <svg:desc>Hoja1.J93:Hoja1.J116</svg:desc>
                </draw:g>
              </table:table-cell>
              <table:table-cell office:value-type="float" office:value="0.37225751546924">
                <text:p>0.37225751546924</text:p>
                <draw:g>
                  <svg:desc>Hoja1.G93:Hoja1.G116</svg:desc>
                </draw:g>
              </table:table-cell>
              <table:table-cell office:value-type="float" office:value="0.415774433161109">
                <text:p>0.415774433161109</text:p>
                <draw:g>
                  <svg:desc>Hoja1.H93:Hoja1.H116</svg:desc>
                </draw:g>
              </table:table-cell>
              <table:table-cell office:value-type="float" office:value="0.544322400818108">
                <text:p>0.544322400818108</text:p>
                <draw:g>
                  <svg:desc>Hoja1.I93:Hoja1.I116</svg:desc>
                </draw:g>
              </table:table-cell>
              <table:table-cell office:value-type="float" office:value="0.537948760477699">
                <text:p>0.537948760477699</text:p>
                <draw:g>
                  <svg:desc>Hoja1.J93:Hoja1.J116</svg:desc>
                </draw:g>
              </table:table-cell>
              <table:table-cell office:value-type="float" office:value="NaN">
                <text:p>NaN</text:p>
                <draw:g>
                  <svg:desc>Hoja1.K93:Hoja1.K116</svg:desc>
                </draw:g>
              </table:table-cell>
              <table:table-cell office:value-type="float" office:value="NaN">
                <text:p>NaN</text:p>
                <draw:g>
                  <svg:desc>Hoja1.L93:Hoja1.L116</svg:desc>
                </draw:g>
              </table:table-cell>
            </table:table-row>
            <table:table-row>
              <table:table-cell office:value-type="string">
                <text:p>MGH</text:p>
              </table:table-cell>
              <table:table-cell office:value-type="float" office:value="0.441735559718914">
                <text:p>0.441735559718914</text:p>
              </table:table-cell>
              <table:table-cell office:value-type="float" office:value="0.49458837844382">
                <text:p>0.49458837844382</text:p>
              </table:table-cell>
              <table:table-cell office:value-type="float" office:value="0.449510571838949">
                <text:p>0.449510571838949</text:p>
              </table:table-cell>
              <table:table-cell office:value-type="float" office:value="0.484800708149153">
                <text:p>0.484800708149153</text:p>
              </table:table-cell>
              <table:table-cell office:value-type="float" office:value="0.409136405661781">
                <text:p>0.409136405661781</text:p>
              </table:table-cell>
              <table:table-cell office:value-type="float" office:value="0.442339834985844">
                <text:p>0.442339834985844</text:p>
              </table:table-cell>
              <table:table-cell office:value-type="float" office:value="0.503794680988675">
                <text:p>0.503794680988675</text:p>
              </table:table-cell>
              <table:table-cell office:value-type="float" office:value="0.507767926846039">
                <text:p>0.507767926846039</text:p>
              </table:table-cell>
              <table:table-cell office:value-type="float" office:value="0.409136405661781">
                <text:p>0.409136405661781</text:p>
              </table:table-cell>
              <table:table-cell office:value-type="float" office:value="0.442339834985844">
                <text:p>0.442339834985844</text:p>
              </table:table-cell>
              <table:table-cell office:value-type="float" office:value="0.503794680988675">
                <text:p>0.503794680988675</text:p>
              </table:table-cell>
              <table:table-cell office:value-type="float" office:value="0.507767926846039">
                <text:p>0.50776792684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CA</text:p>
              </table:table-cell>
              <table:table-cell office:value-type="float" office:value="0.523821476719195">
                <text:p>0.523821476719195</text:p>
              </table:table-cell>
              <table:table-cell office:value-type="float" office:value="0.498039295503882">
                <text:p>0.498039295503882</text:p>
              </table:table-cell>
              <table:table-cell office:value-type="float" office:value="0.541432598622966">
                <text:p>0.541432598622966</text:p>
              </table:table-cell>
              <table:table-cell office:value-type="float" office:value="0.457161224239008">
                <text:p>0.457161224239008</text:p>
              </table:table-cell>
              <table:table-cell office:value-type="float" office:value="0.532903886509349">
                <text:p>0.532903886509349</text:p>
              </table:table-cell>
              <table:table-cell office:value-type="float" office:value="0.53441921622784">
                <text:p>0.53441921622784</text:p>
              </table:table-cell>
              <table:table-cell office:value-type="float" office:value="0.493553960246309">
                <text:p>0.493553960246309</text:p>
              </table:table-cell>
              <table:table-cell office:value-type="float" office:value="0.475335207497465">
                <text:p>0.475335207497465</text:p>
              </table:table-cell>
              <table:table-cell office:value-type="float" office:value="0.532903886509349">
                <text:p>0.532903886509349</text:p>
              </table:table-cell>
              <table:table-cell office:value-type="float" office:value="0.53441921622784">
                <text:p>0.53441921622784</text:p>
              </table:table-cell>
              <table:table-cell office:value-type="float" office:value="0.493553960246309">
                <text:p>0.493553960246309</text:p>
              </table:table-cell>
              <table:table-cell office:value-type="float" office:value="0.475335207497465">
                <text:p>0.475335207497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FE</text:p>
              </table:table-cell>
              <table:table-cell office:value-type="float" office:value="-0.0773819039716515">
                <text:p>-0.0773819039716515</text:p>
              </table:table-cell>
              <table:table-cell office:value-type="float" office:value="-0.203809095421045">
                <text:p>-0.203809095421045</text:p>
              </table:table-cell>
              <table:table-cell office:value-type="float" office:value="-0.0484417669684736">
                <text:p>-0.0484417669684736</text:p>
              </table:table-cell>
              <table:table-cell office:value-type="float" office:value="0.178405611509643">
                <text:p>0.178405611509643</text:p>
              </table:table-cell>
              <table:table-cell office:value-type="float" office:value="-0.320725891804054">
                <text:p>-0.320725891804054</text:p>
              </table:table-cell>
              <table:table-cell office:value-type="float" office:value="0.214528785713043">
                <text:p>0.214528785713043</text:p>
              </table:table-cell>
              <table:table-cell office:value-type="float" office:value="0.112284536131197">
                <text:p>0.112284536131197</text:p>
              </table:table-cell>
              <table:table-cell office:value-type="float" office:value="0.043326474257917">
                <text:p>0.043326474257917</text:p>
              </table:table-cell>
              <table:table-cell office:value-type="float" office:value="-0.320725891804054">
                <text:p>-0.320725891804054</text:p>
              </table:table-cell>
              <table:table-cell office:value-type="float" office:value="0.214528785713043">
                <text:p>0.214528785713043</text:p>
              </table:table-cell>
              <table:table-cell office:value-type="float" office:value="0.112284536131197">
                <text:p>0.112284536131197</text:p>
              </table:table-cell>
              <table:table-cell office:value-type="float" office:value="0.043326474257917">
                <text:p>0.043326474257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AX</text:p>
              </table:table-cell>
              <table:table-cell office:value-type="float" office:value="0.575132199659979">
                <text:p>0.575132199659979</text:p>
              </table:table-cell>
              <table:table-cell office:value-type="float" office:value="0.485592603285934">
                <text:p>0.485592603285934</text:p>
              </table:table-cell>
              <table:table-cell office:value-type="float" office:value="0.583495867542452">
                <text:p>0.583495867542452</text:p>
              </table:table-cell>
              <table:table-cell office:value-type="float" office:value="0.565440201744004">
                <text:p>0.565440201744004</text:p>
              </table:table-cell>
              <table:table-cell office:value-type="float" office:value="0.619062531538509">
                <text:p>0.619062531538509</text:p>
              </table:table-cell>
              <table:table-cell office:value-type="float" office:value="0.584065124010905">
                <text:p>0.584065124010905</text:p>
              </table:table-cell>
              <table:table-cell office:value-type="float" office:value="0.549393611514213">
                <text:p>0.549393611514213</text:p>
              </table:table-cell>
              <table:table-cell office:value-type="float" office:value="0.550763592165856">
                <text:p>0.550763592165856</text:p>
              </table:table-cell>
              <table:table-cell office:value-type="float" office:value="0.619062531538509">
                <text:p>0.619062531538509</text:p>
              </table:table-cell>
              <table:table-cell office:value-type="float" office:value="0.584065124010905">
                <text:p>0.584065124010905</text:p>
              </table:table-cell>
              <table:table-cell office:value-type="float" office:value="0.549393611514213">
                <text:p>0.549393611514213</text:p>
              </table:table-cell>
              <table:table-cell office:value-type="float" office:value="0.550763592165856">
                <text:p>0.55076359216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UA</text:p>
              </table:table-cell>
              <table:table-cell office:value-type="float" office:value="0.960022191398664">
                <text:p>0.960022191398664</text:p>
              </table:table-cell>
              <table:table-cell office:value-type="float" office:value="0.961338892243409">
                <text:p>0.961338892243409</text:p>
              </table:table-cell>
              <table:table-cell office:value-type="float" office:value="0.979032986091956">
                <text:p>0.979032986091956</text:p>
              </table:table-cell>
              <table:table-cell office:value-type="float" office:value="0.94947743576271">
                <text:p>0.94947743576271</text:p>
              </table:table-cell>
              <table:table-cell office:value-type="float" office:value="0.958101920563712">
                <text:p>0.958101920563712</text:p>
              </table:table-cell>
              <table:table-cell office:value-type="float" office:value="0.967887497084273">
                <text:p>0.967887497084273</text:p>
              </table:table-cell>
              <table:table-cell office:value-type="float" office:value="0.938280823448308">
                <text:p>0.938280823448308</text:p>
              </table:table-cell>
              <table:table-cell office:value-type="float" office:value="0.903195218527885">
                <text:p>0.903195218527885</text:p>
              </table:table-cell>
              <table:table-cell office:value-type="float" office:value="0.958101920563712">
                <text:p>0.958101920563712</text:p>
              </table:table-cell>
              <table:table-cell office:value-type="float" office:value="0.967887497084273">
                <text:p>0.967887497084273</text:p>
              </table:table-cell>
              <table:table-cell office:value-type="float" office:value="0.938280823448308">
                <text:p>0.938280823448308</text:p>
              </table:table-cell>
              <table:table-cell office:value-type="float" office:value="0.903195218527885">
                <text:p>0.903195218527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Z</text:p>
              </table:table-cell>
              <table:table-cell office:value-type="float" office:value="0.531426405468525">
                <text:p>0.531426405468525</text:p>
              </table:table-cell>
              <table:table-cell office:value-type="float" office:value="0.321255227031286">
                <text:p>0.321255227031286</text:p>
              </table:table-cell>
              <table:table-cell office:value-type="float" office:value="0.529565609027634">
                <text:p>0.529565609027634</text:p>
              </table:table-cell>
              <table:table-cell office:value-type="float" office:value="0.390534120793361">
                <text:p>0.390534120793361</text:p>
              </table:table-cell>
              <table:table-cell office:value-type="float" office:value="0.524649301891266">
                <text:p>0.524649301891266</text:p>
              </table:table-cell>
              <table:table-cell office:value-type="float" office:value="0.532593244999963">
                <text:p>0.532593244999963</text:p>
              </table:table-cell>
              <table:table-cell office:value-type="float" office:value="0.342004797321739">
                <text:p>0.342004797321739</text:p>
              </table:table-cell>
              <table:table-cell office:value-type="float" office:value="0.363375724243573">
                <text:p>0.363375724243573</text:p>
              </table:table-cell>
              <table:table-cell office:value-type="float" office:value="0.524649301891266">
                <text:p>0.524649301891266</text:p>
              </table:table-cell>
              <table:table-cell office:value-type="float" office:value="0.532593244999963">
                <text:p>0.532593244999963</text:p>
              </table:table-cell>
              <table:table-cell office:value-type="float" office:value="0.342004797321739">
                <text:p>0.342004797321739</text:p>
              </table:table-cell>
              <table:table-cell office:value-type="float" office:value="0.363375724243573">
                <text:p>0.36337572424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</text:p>
              </table:table-cell>
              <table:table-cell office:value-type="float" office:value="0.535373033673881">
                <text:p>0.535373033673881</text:p>
              </table:table-cell>
              <table:table-cell office:value-type="float" office:value="0.565189048689992">
                <text:p>0.565189048689992</text:p>
              </table:table-cell>
              <table:table-cell office:value-type="float" office:value="0.542531611723662">
                <text:p>0.542531611723662</text:p>
              </table:table-cell>
              <table:table-cell office:value-type="float" office:value="0.531841390596383">
                <text:p>0.531841390596383</text:p>
              </table:table-cell>
              <table:table-cell office:value-type="float" office:value="0.550532042043011">
                <text:p>0.550532042043011</text:p>
              </table:table-cell>
              <table:table-cell office:value-type="float" office:value="0.549016080492757">
                <text:p>0.549016080492757</text:p>
              </table:table-cell>
              <table:table-cell office:value-type="float" office:value="0.539687508917459">
                <text:p>0.539687508917459</text:p>
              </table:table-cell>
              <table:table-cell office:value-type="float" office:value="0.546922426104657">
                <text:p>0.546922426104657</text:p>
              </table:table-cell>
              <table:table-cell office:value-type="float" office:value="0.550532042043011">
                <text:p>0.550532042043011</text:p>
              </table:table-cell>
              <table:table-cell office:value-type="float" office:value="0.549016080492757">
                <text:p>0.549016080492757</text:p>
              </table:table-cell>
              <table:table-cell office:value-type="float" office:value="0.539687508917459">
                <text:p>0.539687508917459</text:p>
              </table:table-cell>
              <table:table-cell office:value-type="float" office:value="0.546922426104657">
                <text:p>0.546922426104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R</text:p>
              </table:table-cell>
              <table:table-cell office:value-type="float" office:value="0.953491477792245">
                <text:p>0.953491477792245</text:p>
              </table:table-cell>
              <table:table-cell office:value-type="float" office:value="0.972612396467858">
                <text:p>0.972612396467858</text:p>
              </table:table-cell>
              <table:table-cell office:value-type="float" office:value="0.974464322443584">
                <text:p>0.974464322443584</text:p>
              </table:table-cell>
              <table:table-cell office:value-type="float" office:value="0.94711410730994">
                <text:p>0.94711410730994</text:p>
              </table:table-cell>
              <table:table-cell office:value-type="float" office:value="0.970650493391059">
                <text:p>0.970650493391059</text:p>
              </table:table-cell>
              <table:table-cell office:value-type="float" office:value="0.970085738809192">
                <text:p>0.970085738809192</text:p>
              </table:table-cell>
              <table:table-cell office:value-type="float" office:value="0.968258375434303">
                <text:p>0.968258375434303</text:p>
              </table:table-cell>
              <table:table-cell office:value-type="float" office:value="0.970765335154826">
                <text:p>0.970765335154826</text:p>
              </table:table-cell>
              <table:table-cell office:value-type="float" office:value="0.970650493391059">
                <text:p>0.970650493391059</text:p>
              </table:table-cell>
              <table:table-cell office:value-type="float" office:value="0.970085738809192">
                <text:p>0.970085738809192</text:p>
              </table:table-cell>
              <table:table-cell office:value-type="float" office:value="0.968258375434303">
                <text:p>0.968258375434303</text:p>
              </table:table-cell>
              <table:table-cell office:value-type="float" office:value="0.970765335154826">
                <text:p>0.97076533515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JA</text:p>
              </table:table-cell>
              <table:table-cell office:value-type="float" office:value="0.547138798178422">
                <text:p>0.547138798178422</text:p>
              </table:table-cell>
              <table:table-cell office:value-type="float" office:value="0.569594131866264">
                <text:p>0.569594131866264</text:p>
              </table:table-cell>
              <table:table-cell office:value-type="float" office:value="0.517897871094497">
                <text:p>0.517897871094497</text:p>
              </table:table-cell>
              <table:table-cell office:value-type="float" office:value="0.548416858828834">
                <text:p>0.548416858828834</text:p>
              </table:table-cell>
              <table:table-cell office:value-type="float" office:value="0.525286927802894">
                <text:p>0.525286927802894</text:p>
              </table:table-cell>
              <table:table-cell office:value-type="float" office:value="0.528735162460935">
                <text:p>0.528735162460935</text:p>
              </table:table-cell>
              <table:table-cell office:value-type="float" office:value="0.565185345867631">
                <text:p>0.565185345867631</text:p>
              </table:table-cell>
              <table:table-cell office:value-type="float" office:value="0.493575873813101">
                <text:p>0.493575873813101</text:p>
              </table:table-cell>
              <table:table-cell office:value-type="float" office:value="0.525286927802894">
                <text:p>0.525286927802894</text:p>
              </table:table-cell>
              <table:table-cell office:value-type="float" office:value="0.528735162460935">
                <text:p>0.528735162460935</text:p>
              </table:table-cell>
              <table:table-cell office:value-type="float" office:value="0.565185345867631">
                <text:p>0.565185345867631</text:p>
              </table:table-cell>
              <table:table-cell office:value-type="float" office:value="0.493575873813101">
                <text:p>0.49357587381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ZT</text:p>
              </table:table-cell>
              <table:table-cell office:value-type="float" office:value="0.614861163805944">
                <text:p>0.614861163805944</text:p>
              </table:table-cell>
              <table:table-cell office:value-type="float" office:value="0.550995643385653">
                <text:p>0.550995643385653</text:p>
              </table:table-cell>
              <table:table-cell office:value-type="float" office:value="0.556788286710574">
                <text:p>0.556788286710574</text:p>
              </table:table-cell>
              <table:table-cell office:value-type="float" office:value="0.555397842335325">
                <text:p>0.555397842335325</text:p>
              </table:table-cell>
              <table:table-cell office:value-type="float" office:value="0.619274313401702">
                <text:p>0.619274313401702</text:p>
              </table:table-cell>
              <table:table-cell office:value-type="float" office:value="0.588542373576725">
                <text:p>0.588542373576725</text:p>
              </table:table-cell>
              <table:table-cell office:value-type="float" office:value="0.585144232542117">
                <text:p>0.585144232542117</text:p>
              </table:table-cell>
              <table:table-cell office:value-type="float" office:value="0.568940329252986">
                <text:p>0.568940329252986</text:p>
              </table:table-cell>
              <table:table-cell office:value-type="float" office:value="0.619274313401702">
                <text:p>0.619274313401702</text:p>
              </table:table-cell>
              <table:table-cell office:value-type="float" office:value="0.588542373576725">
                <text:p>0.588542373576725</text:p>
              </table:table-cell>
              <table:table-cell office:value-type="float" office:value="0.585144232542117">
                <text:p>0.585144232542117</text:p>
              </table:table-cell>
              <table:table-cell office:value-type="float" office:value="0.568940329252986">
                <text:p>0.568940329252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G</text:p>
              </table:table-cell>
              <table:table-cell office:value-type="float" office:value="0.456806188357758">
                <text:p>0.456806188357758</text:p>
              </table:table-cell>
              <table:table-cell office:value-type="float" office:value="0.433975647073715">
                <text:p>0.433975647073715</text:p>
              </table:table-cell>
              <table:table-cell office:value-type="float" office:value="0.470990596591987">
                <text:p>0.470990596591987</text:p>
              </table:table-cell>
              <table:table-cell office:value-type="float" office:value="0.442947765731048">
                <text:p>0.442947765731048</text:p>
              </table:table-cell>
              <table:table-cell office:value-type="float" office:value="0.465174492546741">
                <text:p>0.465174492546741</text:p>
              </table:table-cell>
              <table:table-cell office:value-type="float" office:value="0.479906072276827">
                <text:p>0.479906072276827</text:p>
              </table:table-cell>
              <table:table-cell office:value-type="float" office:value="0.462663506341843">
                <text:p>0.462663506341843</text:p>
              </table:table-cell>
              <table:table-cell office:value-type="float" office:value="0.435821088810391">
                <text:p>0.435821088810391</text:p>
              </table:table-cell>
              <table:table-cell office:value-type="float" office:value="0.465174492546741">
                <text:p>0.465174492546741</text:p>
              </table:table-cell>
              <table:table-cell office:value-type="float" office:value="0.479906072276827">
                <text:p>0.479906072276827</text:p>
              </table:table-cell>
              <table:table-cell office:value-type="float" office:value="0.462663506341843">
                <text:p>0.462663506341843</text:p>
              </table:table-cell>
              <table:table-cell office:value-type="float" office:value="0.435821088810391">
                <text:p>0.43582108881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H</text:p>
              </table:table-cell>
              <table:table-cell office:value-type="float" office:value="0.435364703175489">
                <text:p>0.435364703175489</text:p>
              </table:table-cell>
              <table:table-cell office:value-type="float" office:value="0.407538802173476">
                <text:p>0.407538802173476</text:p>
              </table:table-cell>
              <table:table-cell office:value-type="float" office:value="0.440570037486902">
                <text:p>0.440570037486902</text:p>
              </table:table-cell>
              <table:table-cell office:value-type="float" office:value="0.405365090278898">
                <text:p>0.405365090278898</text:p>
              </table:table-cell>
              <table:table-cell office:value-type="float" office:value="0.428725595266102">
                <text:p>0.428725595266102</text:p>
              </table:table-cell>
              <table:table-cell office:value-type="float" office:value="0.465604498877268">
                <text:p>0.465604498877268</text:p>
              </table:table-cell>
              <table:table-cell office:value-type="float" office:value="0.402482601617279">
                <text:p>0.402482601617279</text:p>
              </table:table-cell>
              <table:table-cell office:value-type="float" office:value="0.372631962238362">
                <text:p>0.372631962238362</text:p>
              </table:table-cell>
              <table:table-cell office:value-type="float" office:value="0.428725595266102">
                <text:p>0.428725595266102</text:p>
              </table:table-cell>
              <table:table-cell office:value-type="float" office:value="0.465604498877268">
                <text:p>0.465604498877268</text:p>
              </table:table-cell>
              <table:table-cell office:value-type="float" office:value="0.402482601617279">
                <text:p>0.402482601617279</text:p>
              </table:table-cell>
              <table:table-cell office:value-type="float" office:value="0.372631962238362">
                <text:p>0.37263196223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TI</text:p>
              </table:table-cell>
              <table:table-cell office:value-type="float" office:value="0.964722301563239">
                <text:p>0.964722301563239</text:p>
              </table:table-cell>
              <table:table-cell office:value-type="float" office:value="0.929523434104363">
                <text:p>0.929523434104363</text:p>
              </table:table-cell>
              <table:table-cell office:value-type="float" office:value="0.966895352015089">
                <text:p>0.966895352015089</text:p>
              </table:table-cell>
              <table:table-cell office:value-type="float" office:value="0.895595340783239">
                <text:p>0.895595340783239</text:p>
              </table:table-cell>
              <table:table-cell office:value-type="float" office:value="0.961944489167546">
                <text:p>0.961944489167546</text:p>
              </table:table-cell>
              <table:table-cell office:value-type="float" office:value="0.93926225508014">
                <text:p>0.93926225508014</text:p>
              </table:table-cell>
              <table:table-cell office:value-type="float" office:value="0.950737402183008">
                <text:p>0.950737402183008</text:p>
              </table:table-cell>
              <table:table-cell office:value-type="float" office:value="0.976189514809977">
                <text:p>0.976189514809977</text:p>
              </table:table-cell>
              <table:table-cell office:value-type="float" office:value="0.961944489167546">
                <text:p>0.961944489167546</text:p>
              </table:table-cell>
              <table:table-cell office:value-type="float" office:value="0.93926225508014">
                <text:p>0.93926225508014</text:p>
              </table:table-cell>
              <table:table-cell office:value-type="float" office:value="0.950737402183008">
                <text:p>0.950737402183008</text:p>
              </table:table-cell>
              <table:table-cell office:value-type="float" office:value="0.976189514809977">
                <text:p>0.976189514809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</text:p>
              </table:table-cell>
              <table:table-cell office:value-type="float" office:value="0.546119866092413">
                <text:p>0.546119866092413</text:p>
              </table:table-cell>
              <table:table-cell office:value-type="float" office:value="0.54290712585359">
                <text:p>0.54290712585359</text:p>
              </table:table-cell>
              <table:table-cell office:value-type="float" office:value="0.531977093636107">
                <text:p>0.531977093636107</text:p>
              </table:table-cell>
              <table:table-cell office:value-type="float" office:value="0.556400691552037">
                <text:p>0.556400691552037</text:p>
              </table:table-cell>
              <table:table-cell office:value-type="float" office:value="0.540743809591729">
                <text:p>0.540743809591729</text:p>
              </table:table-cell>
              <table:table-cell office:value-type="float" office:value="0.552519028322964">
                <text:p>0.552519028322964</text:p>
              </table:table-cell>
              <table:table-cell office:value-type="float" office:value="0.592355159463037">
                <text:p>0.592355159463037</text:p>
              </table:table-cell>
              <table:table-cell office:value-type="float" office:value="0.561599697718035">
                <text:p>0.561599697718035</text:p>
              </table:table-cell>
              <table:table-cell office:value-type="float" office:value="0.540743809591729">
                <text:p>0.540743809591729</text:p>
              </table:table-cell>
              <table:table-cell office:value-type="float" office:value="0.552519028322964">
                <text:p>0.552519028322964</text:p>
              </table:table-cell>
              <table:table-cell office:value-type="float" office:value="0.592355159463037">
                <text:p>0.592355159463037</text:p>
              </table:table-cell>
              <table:table-cell office:value-type="float" office:value="0.561599697718035">
                <text:p>0.56159969771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IZ</text:p>
              </table:table-cell>
              <table:table-cell office:value-type="float" office:value="0.988744501517043">
                <text:p>0.988744501517043</text:p>
              </table:table-cell>
              <table:table-cell office:value-type="float" office:value="0.98201500965309">
                <text:p>0.98201500965309</text:p>
              </table:table-cell>
              <table:table-cell office:value-type="float" office:value="0.980831759889969">
                <text:p>0.980831759889969</text:p>
              </table:table-cell>
              <table:table-cell office:value-type="float" office:value="0.977156064794249">
                <text:p>0.977156064794249</text:p>
              </table:table-cell>
              <table:table-cell office:value-type="float" office:value="0.981419941440483">
                <text:p>0.981419941440483</text:p>
              </table:table-cell>
              <table:table-cell office:value-type="float" office:value="0.98369031211309">
                <text:p>0.98369031211309</text:p>
              </table:table-cell>
              <table:table-cell office:value-type="float" office:value="0.952022793822496">
                <text:p>0.952022793822496</text:p>
              </table:table-cell>
              <table:table-cell office:value-type="float" office:value="0.956318047759558">
                <text:p>0.956318047759558</text:p>
              </table:table-cell>
              <table:table-cell office:value-type="float" office:value="0.981419941440483">
                <text:p>0.981419941440483</text:p>
              </table:table-cell>
              <table:table-cell office:value-type="float" office:value="0.98369031211309">
                <text:p>0.98369031211309</text:p>
              </table:table-cell>
              <table:table-cell office:value-type="float" office:value="0.952022793822496">
                <text:p>0.952022793822496</text:p>
              </table:table-cell>
              <table:table-cell office:value-type="float" office:value="0.956318047759558">
                <text:p>0.95631804775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</text:p>
              </table:table-cell>
              <table:table-cell office:value-type="float" office:value="0.976847664560521">
                <text:p>0.976847664560521</text:p>
              </table:table-cell>
              <table:table-cell office:value-type="float" office:value="0.94924610151321">
                <text:p>0.94924610151321</text:p>
              </table:table-cell>
              <table:table-cell office:value-type="float" office:value="0.973599886893706">
                <text:p>0.973599886893706</text:p>
              </table:table-cell>
              <table:table-cell office:value-type="float" office:value="0.961880797797223">
                <text:p>0.961880797797223</text:p>
              </table:table-cell>
              <table:table-cell office:value-type="float" office:value="0.980395798949179">
                <text:p>0.980395798949179</text:p>
              </table:table-cell>
              <table:table-cell office:value-type="float" office:value="0.980615741247271">
                <text:p>0.980615741247271</text:p>
              </table:table-cell>
              <table:table-cell office:value-type="float" office:value="0.962944227614774">
                <text:p>0.962944227614774</text:p>
              </table:table-cell>
              <table:table-cell office:value-type="float" office:value="0.952367520039353">
                <text:p>0.952367520039353</text:p>
              </table:table-cell>
              <table:table-cell office:value-type="float" office:value="0.980395798949179">
                <text:p>0.980395798949179</text:p>
              </table:table-cell>
              <table:table-cell office:value-type="float" office:value="0.980615741247271">
                <text:p>0.980615741247271</text:p>
              </table:table-cell>
              <table:table-cell office:value-type="float" office:value="0.962944227614774">
                <text:p>0.962944227614774</text:p>
              </table:table-cell>
              <table:table-cell office:value-type="float" office:value="0.952367520039353">
                <text:p>0.95236752003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D</text:p>
              </table:table-cell>
              <table:table-cell office:value-type="float" office:value="0.975045963973595">
                <text:p>0.975045963973595</text:p>
              </table:table-cell>
              <table:table-cell office:value-type="float" office:value="0.97131590206561">
                <text:p>0.97131590206561</text:p>
              </table:table-cell>
              <table:table-cell office:value-type="float" office:value="0.979444649231614">
                <text:p>0.979444649231614</text:p>
              </table:table-cell>
              <table:table-cell office:value-type="float" office:value="0.985459301262049">
                <text:p>0.985459301262049</text:p>
              </table:table-cell>
              <table:table-cell office:value-type="float" office:value="0.984780918597836">
                <text:p>0.984780918597836</text:p>
              </table:table-cell>
              <table:table-cell office:value-type="float" office:value="0.97508327225871">
                <text:p>0.97508327225871</text:p>
              </table:table-cell>
              <table:table-cell office:value-type="float" office:value="0.983963060707552">
                <text:p>0.983963060707552</text:p>
              </table:table-cell>
              <table:table-cell office:value-type="float" office:value="0.985824573195113">
                <text:p>0.985824573195113</text:p>
              </table:table-cell>
              <table:table-cell office:value-type="float" office:value="0.984780918597836">
                <text:p>0.984780918597836</text:p>
              </table:table-cell>
              <table:table-cell office:value-type="float" office:value="0.97508327225871">
                <text:p>0.97508327225871</text:p>
              </table:table-cell>
              <table:table-cell office:value-type="float" office:value="0.983963060707552">
                <text:p>0.983963060707552</text:p>
              </table:table-cell>
              <table:table-cell office:value-type="float" office:value="0.985824573195113">
                <text:p>0.98582457319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LA</text:p>
              </table:table-cell>
              <table:table-cell office:value-type="float" office:value="0.975468320063094">
                <text:p>0.975468320063094</text:p>
              </table:table-cell>
              <table:table-cell office:value-type="float" office:value="0.974707335380227">
                <text:p>0.974707335380227</text:p>
              </table:table-cell>
              <table:table-cell office:value-type="float" office:value="0.971369805404946">
                <text:p>0.971369805404946</text:p>
              </table:table-cell>
              <table:table-cell office:value-type="float" office:value="0.984188637959853">
                <text:p>0.984188637959853</text:p>
              </table:table-cell>
              <table:table-cell office:value-type="float" office:value="0.962749223848832">
                <text:p>0.962749223848832</text:p>
              </table:table-cell>
              <table:table-cell office:value-type="float" office:value="0.966458176282655">
                <text:p>0.966458176282655</text:p>
              </table:table-cell>
              <table:table-cell office:value-type="float" office:value="0.925945588893407">
                <text:p>0.925945588893407</text:p>
              </table:table-cell>
              <table:table-cell office:value-type="float" office:value="0.954808762389357">
                <text:p>0.954808762389357</text:p>
              </table:table-cell>
              <table:table-cell office:value-type="float" office:value="0.962749223848832">
                <text:p>0.962749223848832</text:p>
              </table:table-cell>
              <table:table-cell office:value-type="float" office:value="0.966458176282655">
                <text:p>0.966458176282655</text:p>
              </table:table-cell>
              <table:table-cell office:value-type="float" office:value="0.925945588893407">
                <text:p>0.925945588893407</text:p>
              </table:table-cell>
              <table:table-cell office:value-type="float" office:value="0.954808762389357">
                <text:p>0.954808762389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</text:p>
              </table:table-cell>
              <table:table-cell office:value-type="float" office:value="0.975402363558667">
                <text:p>0.975402363558667</text:p>
              </table:table-cell>
              <table:table-cell office:value-type="float" office:value="0.962414031694735">
                <text:p>0.962414031694735</text:p>
              </table:table-cell>
              <table:table-cell office:value-type="float" office:value="0.969673364256059">
                <text:p>0.969673364256059</text:p>
              </table:table-cell>
              <table:table-cell office:value-type="float" office:value="0.981711298479302">
                <text:p>0.981711298479302</text:p>
              </table:table-cell>
              <table:table-cell office:value-type="float" office:value="0.976715601634553">
                <text:p>0.976715601634553</text:p>
              </table:table-cell>
              <table:table-cell office:value-type="float" office:value="0.961459168672497">
                <text:p>0.961459168672497</text:p>
              </table:table-cell>
              <table:table-cell office:value-type="float" office:value="0.963132692751505">
                <text:p>0.963132692751505</text:p>
              </table:table-cell>
              <table:table-cell office:value-type="float" office:value="0.983967097787032">
                <text:p>0.983967097787032</text:p>
              </table:table-cell>
              <table:table-cell office:value-type="float" office:value="0.976715601634553">
                <text:p>0.976715601634553</text:p>
              </table:table-cell>
              <table:table-cell office:value-type="float" office:value="0.961459168672497">
                <text:p>0.961459168672497</text:p>
              </table:table-cell>
              <table:table-cell office:value-type="float" office:value="0.963132692751505">
                <text:p>0.963132692751505</text:p>
              </table:table-cell>
              <table:table-cell office:value-type="float" office:value="0.983967097787032">
                <text:p>0.983967097787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O</text:p>
              </table:table-cell>
              <table:table-cell office:value-type="float" office:value="0.558521237909552">
                <text:p>0.558521237909552</text:p>
              </table:table-cell>
              <table:table-cell office:value-type="float" office:value="0.532962986895789">
                <text:p>0.532962986895789</text:p>
              </table:table-cell>
              <table:table-cell office:value-type="float" office:value="0.593015911687488">
                <text:p>0.593015911687488</text:p>
              </table:table-cell>
              <table:table-cell office:value-type="float" office:value="0.540721589552205">
                <text:p>0.540721589552205</text:p>
              </table:table-cell>
              <table:table-cell office:value-type="float" office:value="0.596765177305746">
                <text:p>0.596765177305746</text:p>
              </table:table-cell>
              <table:table-cell office:value-type="float" office:value="0.554941380089596">
                <text:p>0.554941380089596</text:p>
              </table:table-cell>
              <table:table-cell office:value-type="float" office:value="0.526962275407518">
                <text:p>0.526962275407518</text:p>
              </table:table-cell>
              <table:table-cell office:value-type="float" office:value="0.521007833602249">
                <text:p>0.521007833602249</text:p>
              </table:table-cell>
              <table:table-cell office:value-type="float" office:value="0.596765177305746">
                <text:p>0.596765177305746</text:p>
              </table:table-cell>
              <table:table-cell office:value-type="float" office:value="0.554941380089596">
                <text:p>0.554941380089596</text:p>
              </table:table-cell>
              <table:table-cell office:value-type="float" office:value="0.526962275407518">
                <text:p>0.526962275407518</text:p>
              </table:table-cell>
              <table:table-cell office:value-type="float" office:value="0.521007833602249">
                <text:p>0.52100783360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JU</text:p>
              </table:table-cell>
              <table:table-cell office:value-type="float" office:value="0.977238002276847">
                <text:p>0.977238002276847</text:p>
              </table:table-cell>
              <table:table-cell office:value-type="float" office:value="0.956393809256959">
                <text:p>0.956393809256959</text:p>
              </table:table-cell>
              <table:table-cell office:value-type="float" office:value="0.974304618622026">
                <text:p>0.974304618622026</text:p>
              </table:table-cell>
              <table:table-cell office:value-type="float" office:value="0.973346408431238">
                <text:p>0.973346408431238</text:p>
              </table:table-cell>
              <table:table-cell office:value-type="float" office:value="0.97510049404387">
                <text:p>0.97510049404387</text:p>
              </table:table-cell>
              <table:table-cell office:value-type="float" office:value="0.959924715231025">
                <text:p>0.959924715231025</text:p>
              </table:table-cell>
              <table:table-cell office:value-type="float" office:value="0.975336257417697">
                <text:p>0.975336257417697</text:p>
              </table:table-cell>
              <table:table-cell office:value-type="float" office:value="0.965407481913571">
                <text:p>0.965407481913571</text:p>
              </table:table-cell>
              <table:table-cell office:value-type="float" office:value="0.97510049404387">
                <text:p>0.97510049404387</text:p>
              </table:table-cell>
              <table:table-cell office:value-type="float" office:value="0.959924715231025">
                <text:p>0.959924715231025</text:p>
              </table:table-cell>
              <table:table-cell office:value-type="float" office:value="0.975336257417697">
                <text:p>0.975336257417697</text:p>
              </table:table-cell>
              <table:table-cell office:value-type="float" office:value="0.965407481913571">
                <text:p>0.96540748191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ació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medio</text:p>
              </table:table-cell>
              <table:table-cell office:value-type="float" office:value="0.677136255634821">
                <text:p>0.677136255634821</text:p>
              </table:table-cell>
              <table:table-cell office:value-type="float" office:value="0.653429304712527">
                <text:p>0.653429304712527</text:p>
              </table:table-cell>
              <table:table-cell office:value-type="float" office:value="0.676274434699965">
                <text:p>0.676274434699965</text:p>
              </table:table-cell>
              <table:table-cell office:value-type="float" office:value="0.675589312339376">
                <text:p>0.675589312339376</text:p>
              </table:table-cell>
              <table:table-cell office:value-type="float" office:value="0.664347499493686">
                <text:p>0.664347499493686</text:p>
              </table:table-cell>
              <table:table-cell office:value-type="float" office:value="0.688520550544301">
                <text:p>0.688520550544301</text:p>
              </table:table-cell>
              <table:table-cell office:value-type="float" office:value="0.674566174520463">
                <text:p>0.674566174520463</text:p>
              </table:table-cell>
              <table:table-cell office:value-type="float" office:value="0.664902747663864">
                <text:p>0.664902747663864</text:p>
              </table:table-cell>
              <table:table-cell office:value-type="float" office:value="0.664347499493686">
                <text:p>0.664347499493686</text:p>
              </table:table-cell>
              <table:table-cell office:value-type="float" office:value="0.688520550544301">
                <text:p>0.688520550544301</text:p>
              </table:table-cell>
              <table:table-cell office:value-type="float" office:value="0.674566174520463">
                <text:p>0.674566174520463</text:p>
              </table:table-cell>
              <table:table-cell office:value-type="float" office:value="0.664902747663864">
                <text:p>0.66490274766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 draw:fill-gradient-name="Sunburst" draw:gradient-step-count="0"/>
      <style:text-properties fo:font-size="10pt" style:font-size-asian="10pt" style:font-size-complex="10pt"/>
    </style:style>
    <style:style style:name="ch5" style:family="chart">
      <style:chart-properties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72cm" svg:height="12.098cm" xlink:href=".." xlink:type="simple" chart:class="chart:bar" chart:style-name="ch1">
        <chart:title svg:x="9.05cm" svg:y="0.134cm" chart:style-name="ch2">
          <text:p>MAPE</text:p>
        </chart:title>
        <chart:subtitle svg:x="8.235cm" svg:y="0.685cm" chart:style-name="ch3">
          <text:p>Predicciones 2017</text:p>
        </chart:subtitle>
        <chart:legend svg:x="16.328cm" svg:y="2.331cm" style:legend-expansion="custom" chartooo:width="2.407cm" chartooo:height="0.521cm" style:legend-expansion-aspect-ratio="4.61996161228407" chart:style-name="ch4"/>
        <chart:plot-area chart:style-name="ch5" table:cell-range-address="Hoja1.C28:Hoja1.L29 Hoja1.B29:Hoja1.B29" chart:data-source-has-labels="both" svg:x="0.403cm" svg:y="1.218cm" svg:width="18.447cm" svg:height="10.295cm">
          <chartooo:coordinate-region svg:x="1.501cm" svg:y="1.365cm" svg:width="17.349cm" svg:height="9.607cm"/>
          <chart:axis chart:dimension="x" chart:name="primary-x" chart:style-name="ch6" chartooo:axis-type="auto">
            <chartooo:date-scale/>
            <chart:title svg:x="8.899cm" svg:y="11.467cm" chart:style-name="ch7">
              <text:p>Estaciones</text:p>
            </chart:title>
            <chart:categories table:cell-range-address="Hoja1.C28:Hoja1.L28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secondary-y" chart:style-name="ch12" chart:values-cell-range-address="Hoja1.C29:Hoja1.L29" chart:label-cell-address="Hoja1.B29:Hoja1.B29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28:Hoja1.L28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P</text:p>
              </table:table-cell>
              <table:table-cell office:value-type="string">
                <text:p>CCB</text:p>
              </table:table-cell>
              <table:table-cell office:value-type="string">
                <text:p>LCB</text:p>
              </table:table-cell>
              <table:table-cell office:value-type="string">
                <text:p>CPB</text:p>
              </table:table-cell>
              <table:table-cell office:value-type="string">
                <text:p>LP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29:Hoja1.B29</svg:desc>
                </draw:g>
              </table:table-cell>
              <table:table-cell office:value-type="float" office:value="0.0435686007209289">
                <text:p>0.0435686007209289</text:p>
                <draw:g>
                  <svg:desc>Hoja1.C29:Hoja1.L29</svg:desc>
                </draw:g>
              </table:table-cell>
              <table:table-cell office:value-type="float" office:value="0.0391052786947042">
                <text:p>0.0391052786947042</text:p>
              </table:table-cell>
              <table:table-cell office:value-type="float" office:value="0.0427151444934977">
                <text:p>0.0427151444934977</text:p>
              </table:table-cell>
              <table:table-cell office:value-type="float" office:value="0.040369568832461">
                <text:p>0.040369568832461</text:p>
              </table:table-cell>
              <table:table-cell office:value-type="float" office:value="0.0431215448337321">
                <text:p>0.0431215448337321</text:p>
              </table:table-cell>
              <table:table-cell office:value-type="float" office:value="0.044332458994749">
                <text:p>0.044332458994749</text:p>
              </table:table-cell>
              <table:table-cell office:value-type="float" office:value="0.038879812728333">
                <text:p>0.038879812728333</text:p>
              </table:table-cell>
              <table:table-cell office:value-type="float" office:value="0.0381277430370983">
                <text:p>0.0381277430370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98cm" svg:height="11.527cm" xlink:href=".." xlink:type="simple" chart:class="chart:bar" chart:style-name="ch1">
        <chart:title svg:x="8.978cm" svg:y="0.366cm" chart:style-name="ch2">
          <text:p>Utheils</text:p>
        </chart:title>
        <chart:subtitle svg:x="8.043cm" svg:y="1.082cm" chart:style-name="ch3">
          <text:p>predicciones 2017</text:p>
        </chart:subtitle>
        <chart:legend svg:x="16.53cm" svg:y="2.338cm" style:legend-expansion="custom" chartooo:width="2.437cm" chartooo:height="0.629cm" style:legend-expansion-aspect-ratio="3.87440381558029" chart:style-name="ch4"/>
        <chart:plot-area chart:style-name="ch5" table:cell-range-address="Hoja1.C56:Hoja1.L57 Hoja1.B57:Hoja1.B57" chart:data-source-has-labels="both" svg:x="0.097cm" svg:y="1.519cm" svg:width="19.011cm" svg:height="8.863cm">
          <chartooo:coordinate-region svg:x="1.195cm" svg:y="1.665cm" svg:width="17.913cm" svg:height="8.176cm"/>
          <chart:axis chart:dimension="x" chart:name="primary-x" chart:style-name="ch6" chartooo:axis-type="auto">
            <chartooo:date-scale/>
            <chart:title svg:x="8.751cm" svg:y="10.613cm" chart:style-name="ch7">
              <text:p>Estaciones</text:p>
            </chart:title>
            <chart:categories table:cell-range-address="Hoja1.C56:Hoja1.L56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series chart:style-name="ch11" chart:values-cell-range-address="Hoja1.C57:Hoja1.L57" chart:label-cell-address="Hoja1.B57:Hoja1.B5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56:Hoja1.L56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P</text:p>
              </table:table-cell>
              <table:table-cell office:value-type="string">
                <text:p>CCB</text:p>
              </table:table-cell>
              <table:table-cell office:value-type="string">
                <text:p>LCB</text:p>
              </table:table-cell>
              <table:table-cell office:value-type="string">
                <text:p>CPB</text:p>
              </table:table-cell>
              <table:table-cell office:value-type="string">
                <text:p>LP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57:Hoja1.B57</svg:desc>
                </draw:g>
              </table:table-cell>
              <table:table-cell office:value-type="float" office:value="0.165416738946962">
                <text:p>0.165416738946962</text:p>
                <draw:g>
                  <svg:desc>Hoja1.C57:Hoja1.L57</svg:desc>
                </draw:g>
              </table:table-cell>
              <table:table-cell office:value-type="float" office:value="0.176850144446457">
                <text:p>0.176850144446457</text:p>
              </table:table-cell>
              <table:table-cell office:value-type="float" office:value="0.164286382609658">
                <text:p>0.164286382609658</text:p>
              </table:table-cell>
              <table:table-cell office:value-type="float" office:value="0.17347856531943">
                <text:p>0.17347856531943</text:p>
              </table:table-cell>
              <table:table-cell office:value-type="float" office:value="0.16516058916801">
                <text:p>0.16516058916801</text:p>
              </table:table-cell>
              <table:table-cell office:value-type="float" office:value="0.16527432470772">
                <text:p>0.16527432470772</text:p>
              </table:table-cell>
              <table:table-cell office:value-type="float" office:value="0.174440632629504">
                <text:p>0.174440632629504</text:p>
              </table:table-cell>
              <table:table-cell office:value-type="float" office:value="0.174833292751519">
                <text:p>0.17483329275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84cm" svg:height="11.466cm" xlink:href=".." xlink:type="simple" chart:class="chart:bar" chart:style-name="ch1">
        <chart:title svg:x="8.068cm" svg:y="0.211cm" chart:style-name="ch2">
          <text:p>Indice de Correlación</text:p>
        </chart:title>
        <chart:subtitle svg:x="8.585cm" svg:y="0.995cm" chart:style-name="ch3">
          <text:p>Predicciones 2017</text:p>
        </chart:subtitle>
        <chart:legend svg:x="17.658cm" svg:y="2.542cm" style:legend-expansion="custom" chartooo:width="2.203cm" chartooo:height="0.542cm" style:legend-expansion-aspect-ratio="4.06457564575646" chart:style-name="ch4"/>
        <chart:plot-area chart:style-name="ch5" table:cell-range-address="Hoja1.C84:Hoja1.L85 Hoja1.B85:Hoja1.B85" chart:data-source-has-labels="both" svg:x="0.407cm" svg:y="2.073cm" svg:width="19.57cm" svg:height="8.288cm">
          <chartooo:coordinate-region svg:x="1.505cm" svg:y="2.219cm" svg:width="18.472cm" svg:height="7.601cm"/>
          <chart:axis chart:dimension="x" chart:name="primary-x" chart:style-name="ch6" chartooo:axis-type="auto">
            <chartooo:date-scale/>
            <chart:title svg:x="9.341cm" svg:y="10.591cm" chart:style-name="ch7">
              <text:p>Estaciones</text:p>
            </chart:title>
            <chart:categories table:cell-range-address="Hoja1.C84:Hoja1.L84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series chart:style-name="ch11" chart:values-cell-range-address="Hoja1.C85:Hoja1.L85" chart:label-cell-address="Hoja1.B85:Hoja1.B8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84:Hoja1.L84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P</text:p>
              </table:table-cell>
              <table:table-cell office:value-type="string">
                <text:p>CCB</text:p>
              </table:table-cell>
              <table:table-cell office:value-type="string">
                <text:p>LCB</text:p>
              </table:table-cell>
              <table:table-cell office:value-type="string">
                <text:p>CPB</text:p>
              </table:table-cell>
              <table:table-cell office:value-type="string">
                <text:p>LP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85:Hoja1.B85</svg:desc>
                </draw:g>
              </table:table-cell>
              <table:table-cell office:value-type="float" office:value="0.832684063264035">
                <text:p>0.832684063264035</text:p>
                <draw:g>
                  <svg:desc>Hoja1.C85:Hoja1.L85</svg:desc>
                </draw:g>
              </table:table-cell>
              <table:table-cell office:value-type="float" office:value="0.819337267449738">
                <text:p>0.819337267449738</text:p>
              </table:table-cell>
              <table:table-cell office:value-type="float" office:value="0.830390737130591">
                <text:p>0.830390737130591</text:p>
              </table:table-cell>
              <table:table-cell office:value-type="float" office:value="0.821814932688229">
                <text:p>0.821814932688229</text:p>
              </table:table-cell>
              <table:table-cell office:value-type="float" office:value="0.831714978725698">
                <text:p>0.831714978725698</text:p>
              </table:table-cell>
              <table:table-cell office:value-type="float" office:value="0.832053662171747">
                <text:p>0.832053662171747</text:p>
              </table:table-cell>
              <table:table-cell office:value-type="float" office:value="0.823133706850632">
                <text:p>0.823133706850632</text:p>
              </table:table-cell>
              <table:table-cell office:value-type="float" office:value="0.818788749911358">
                <text:p>0.81878874991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83cm" svg:height="11.522cm" xlink:href=".." xlink:type="simple" chart:class="chart:bar" chart:style-name="ch1">
        <chart:title svg:x="8.079cm" svg:y="0.194cm" chart:style-name="ch2">
          <text:p>Indice de Correlación</text:p>
        </chart:title>
        <chart:subtitle svg:x="8.62cm" svg:y="0.869cm" chart:style-name="ch3">
          <text:p>Predicciones 2017</text:p>
        </chart:subtitle>
        <chart:legend svg:x="18.026cm" svg:y="1.964cm" style:legend-expansion="custom" chartooo:width="2cm" chartooo:height="0.492cm" style:legend-expansion-aspect-ratio="4.0650406504065" chart:style-name="ch4"/>
        <chart:plot-area chart:style-name="ch5" table:cell-range-address="Hoja1.C115:Hoja1.L116 Hoja1.B116:Hoja1.B116" chart:data-source-has-labels="both" svg:x="0.329cm" svg:y="1.478cm" svg:width="19.742cm" svg:height="9.476cm">
          <chartooo:coordinate-region svg:x="1.241cm" svg:y="1.624cm" svg:width="18.83cm" svg:height="8.789cm"/>
          <chart:axis chart:dimension="x" chart:name="primary-x" chart:style-name="ch6" chartooo:axis-type="auto">
            <chartooo:date-scale/>
            <chart:title svg:x="9.349cm" svg:y="11.067cm" chart:style-name="ch7">
              <text:p>Estaciones</text:p>
            </chart:title>
            <chart:categories table:cell-range-address="Hoja1.C115:Hoja1.L115"/>
          </chart:axis>
          <chart:axis chart:dimension="y" chart:name="primary-y" chart:style-name="ch8">
            <chart:grid chart:style-name="ch9" chart:class="major"/>
            <chart:grid chart:style-name="ch10" chart:class="minor"/>
          </chart:axis>
          <chart:series chart:style-name="ch11" chart:values-cell-range-address="Hoja1.C116:Hoja1.L116" chart:label-cell-address="Hoja1.B116:Hoja1.B11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</text:p>
                <draw:g>
                  <svg:desc>Hoja1.C115:Hoja1.L115</svg:desc>
                </draw:g>
              </table:table-cell>
              <table:table-cell office:value-type="string">
                <text:p>CP</text:p>
              </table:table-cell>
              <table:table-cell office:value-type="string">
                <text:p>LC</text:p>
              </table:table-cell>
              <table:table-cell office:value-type="string">
                <text:p>LP</text:p>
              </table:table-cell>
              <table:table-cell office:value-type="string">
                <text:p>CCB</text:p>
              </table:table-cell>
              <table:table-cell office:value-type="string">
                <text:p>LCB</text:p>
              </table:table-cell>
              <table:table-cell office:value-type="string">
                <text:p>CPB</text:p>
              </table:table-cell>
              <table:table-cell office:value-type="string">
                <text:p>LP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B116:Hoja1.B116</svg:desc>
                </draw:g>
              </table:table-cell>
              <table:table-cell office:value-type="float" office:value="0.677136255634821">
                <text:p>0.677136255634821</text:p>
                <draw:g>
                  <svg:desc>Hoja1.C116:Hoja1.L116</svg:desc>
                </draw:g>
              </table:table-cell>
              <table:table-cell office:value-type="float" office:value="0.653429304712527">
                <text:p>0.653429304712527</text:p>
              </table:table-cell>
              <table:table-cell office:value-type="float" office:value="0.676274434699965">
                <text:p>0.676274434699965</text:p>
              </table:table-cell>
              <table:table-cell office:value-type="float" office:value="0.675589312339376">
                <text:p>0.675589312339376</text:p>
              </table:table-cell>
              <table:table-cell office:value-type="float" office:value="0.664347499493686">
                <text:p>0.664347499493686</text:p>
              </table:table-cell>
              <table:table-cell office:value-type="float" office:value="0.688520550544301">
                <text:p>0.688520550544301</text:p>
              </table:table-cell>
              <table:table-cell office:value-type="float" office:value="0.674566174520463">
                <text:p>0.674566174520463</text:p>
              </table:table-cell>
              <table:table-cell office:value-type="float" office:value="0.664902747663864">
                <text:p>0.66490274766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